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0260000001684FD00EFA076984C.png" manifest:media-type="image/png"/>
  <manifest:file-entry manifest:full-path="Pictures/100002000000000100000001333BD446D0E0E638.gif" manifest:media-type="image/gif"/>
  <manifest:file-entry manifest:full-path="Pictures/10000200000000320000001376D95E38B89A2281.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master-page-name="">
      <style:table-properties style:width="8.123cm" fo:margin-left="1.746cm" style:page-number="auto" table:align="left"/>
    </style:style>
    <style:style style:name="Tabla1.A" style:family="table-column">
      <style:table-column-properties style:column-width="2.143cm"/>
    </style:style>
    <style:style style:name="Tabla1.B" style:family="table-column">
      <style:table-column-properties style:column-width="1.905cm"/>
    </style:style>
    <style:style style:name="Tabla1.C" style:family="table-column">
      <style:table-column-properties style:column-width="1.693cm"/>
    </style:style>
    <style:style style:name="Tabla1.D" style:family="table-column">
      <style:table-column-properties style:column-width="2.09cm"/>
    </style:style>
    <style:style style:name="Tabla1.E" style:family="table-column">
      <style:table-column-properties style:column-width="0.291cm"/>
    </style:style>
    <style:style style:name="Tabla1.A1" style:family="table-cell">
      <style:table-cell-properties style:vertical-align="middle" fo:padding="0.049cm" fo:border="none"/>
    </style:style>
    <style:style style:name="Tabla1.E2" style:family="table-cell">
      <style:table-cell-properties fo:padding="0.049cm" fo:border="none"/>
    </style:style>
    <style:style style:name="Tabla1.E3" style:family="table-cell">
      <style:table-cell-properties fo:padding="0.049cm" fo:border="none"/>
    </style:style>
    <style:style style:name="Tabla1.E4" style:family="table-cell">
      <style:table-cell-properties fo:padding="0.049cm" fo:border="none"/>
    </style:style>
    <style:style style:name="Tabla2" style:family="table">
      <style:table-properties style:width="15.319cm" table:align="left"/>
    </style:style>
    <style:style style:name="Tabla2.A" style:family="table-column">
      <style:table-column-properties style:column-width="0.612cm"/>
    </style:style>
    <style:style style:name="Tabla2.B" style:family="table-column">
      <style:table-column-properties style:column-width="1.487cm"/>
    </style:style>
    <style:style style:name="Tabla2.C" style:family="table-column">
      <style:table-column-properties style:column-width="1.605cm"/>
    </style:style>
    <style:style style:name="Tabla2.D" style:family="table-column">
      <style:table-column-properties style:column-width="1.559cm"/>
    </style:style>
    <style:style style:name="Tabla2.E" style:family="table-column">
      <style:table-column-properties style:column-width="0.623cm"/>
    </style:style>
    <style:style style:name="Tabla2.F" style:family="table-column">
      <style:table-column-properties style:column-width="1.053cm"/>
    </style:style>
    <style:style style:name="Tabla2.G" style:family="table-column">
      <style:table-column-properties style:column-width="1.245cm"/>
    </style:style>
    <style:style style:name="Tabla2.H" style:family="table-column">
      <style:table-column-properties style:column-width="1.716cm"/>
    </style:style>
    <style:style style:name="Tabla2.I" style:family="table-column">
      <style:table-column-properties style:column-width="1.893cm"/>
    </style:style>
    <style:style style:name="Tabla2.J" style:family="table-column">
      <style:table-column-properties style:column-width="3.526cm"/>
    </style:style>
    <style:style style:name="Tabla2.A1" style:family="table-cell">
      <style:table-cell-properties style:vertical-align="middle" fo:padding="0.049cm" fo:border="none"/>
    </style:style>
    <style:style style:name="Tabla3" style:family="table">
      <style:table-properties style:width="2.725cm" fo:margin-left="1.667cm" table:align="left"/>
    </style:style>
    <style:style style:name="Tabla3.A" style:family="table-column">
      <style:table-column-properties style:column-width="2.328cm"/>
    </style:style>
    <style:style style:name="Tabla3.B" style:family="table-column">
      <style:table-column-properties style:column-width="0.397cm"/>
    </style:style>
    <style:style style:name="Tabla3.A1" style:family="table-cell">
      <style:table-cell-properties style:vertical-align="middle" fo:padding="0.049cm" fo:border="none"/>
    </style:style>
    <style:style style:name="Tabla3.B2" style:family="table-cell">
      <style:table-cell-properties fo:padding="0.049cm" fo:border="none"/>
    </style:style>
    <style:style style:name="Tabla3.B3" style:family="table-cell">
      <style:table-cell-properties fo:padding="0.049cm" fo:border="none"/>
    </style:style>
    <style:style style:name="Tabla3.B4" style:family="table-cell">
      <style:table-cell-properties fo:padding="0.049cm" fo:border="none"/>
    </style:style>
    <style:style style:name="Tabla3.B5" style:family="table-cell">
      <style:table-cell-properties fo:padding="0.049cm" fo:border="none"/>
    </style:style>
    <style:style style:name="Tabla4" style:family="table">
      <style:table-properties style:width="8.202cm" fo:margin-left="1.799cm" table:align="left"/>
    </style:style>
    <style:style style:name="Tabla4.A" style:family="table-column">
      <style:table-column-properties style:column-width="1.614cm"/>
    </style:style>
    <style:style style:name="Tabla4.B" style:family="table-column">
      <style:table-column-properties style:column-width="3.387cm"/>
    </style:style>
    <style:style style:name="Tabla4.C" style:family="table-column">
      <style:table-column-properties style:column-width="2.91cm"/>
    </style:style>
    <style:style style:name="Tabla4.D" style:family="table-column">
      <style:table-column-properties style:column-width="0.291cm"/>
    </style:style>
    <style:style style:name="Tabla4.A1" style:family="table-cell">
      <style:table-cell-properties style:vertical-align="middle" fo:padding="0.049cm" fo:border="none"/>
    </style:style>
    <style:style style:name="Tabla4.D2" style:family="table-cell">
      <style:table-cell-properties fo:padding="0.049cm" fo:border="none"/>
    </style:style>
    <style:style style:name="Tabla4.D3" style:family="table-cell">
      <style:table-cell-properties fo:padding="0.049cm" fo:border="none"/>
    </style:style>
    <style:style style:name="Tabla4.D4" style:family="table-cell">
      <style:table-cell-properties fo:padding="0.049cm" fo:border="none"/>
    </style:style>
    <style:style style:name="Tabla4.D5" style:family="table-cell">
      <style:table-cell-properties fo:padding="0.049cm" fo:border="none"/>
    </style:style>
    <style:style style:name="P1" style:family="paragraph" style:parent-style-name="Standard">
      <style:text-properties officeooo:rsid="000209e0" officeooo:paragraph-rsid="000209e0"/>
    </style:style>
    <style:style style:name="P2" style:family="paragraph" style:parent-style-name="Standard">
      <style:text-properties officeooo:rsid="000393c2" officeooo:paragraph-rsid="000393c2"/>
    </style:style>
    <style:style style:name="P3" style:family="paragraph" style:parent-style-name="Standard">
      <style:text-properties officeooo:rsid="0005b00e" officeooo:paragraph-rsid="0009f825"/>
    </style:style>
    <style:style style:name="P4" style:family="paragraph" style:parent-style-name="Standard">
      <style:text-properties officeooo:rsid="00063b50" officeooo:paragraph-rsid="0007231d"/>
    </style:style>
    <style:style style:name="P5" style:family="paragraph" style:parent-style-name="Standard">
      <style:text-properties officeooo:rsid="00063b50" officeooo:paragraph-rsid="00076a8c"/>
    </style:style>
    <style:style style:name="P6" style:family="paragraph" style:parent-style-name="Standard">
      <style:text-properties officeooo:rsid="00083b4b" officeooo:paragraph-rsid="00083b4b"/>
    </style:style>
    <style:style style:name="P7" style:family="paragraph" style:parent-style-name="Standard">
      <style:text-properties officeooo:rsid="00083b4b" officeooo:paragraph-rsid="00ca1f29"/>
    </style:style>
    <style:style style:name="P8" style:family="paragraph" style:parent-style-name="Standard">
      <style:text-properties officeooo:rsid="00076a8c" officeooo:paragraph-rsid="0009f825"/>
    </style:style>
    <style:style style:name="P9" style:family="paragraph" style:parent-style-name="Standard">
      <style:text-properties officeooo:rsid="000b7f47" officeooo:paragraph-rsid="000b7f47"/>
    </style:style>
    <style:style style:name="P10" style:family="paragraph" style:parent-style-name="Standard">
      <style:text-properties officeooo:rsid="000cd21d" officeooo:paragraph-rsid="000cd21d"/>
    </style:style>
    <style:style style:name="P11" style:family="paragraph" style:parent-style-name="Standard">
      <style:text-properties officeooo:rsid="000cdb4e" officeooo:paragraph-rsid="000cdb4e"/>
    </style:style>
    <style:style style:name="P12" style:family="paragraph" style:parent-style-name="Standard">
      <style:text-properties officeooo:rsid="000f982d" officeooo:paragraph-rsid="000f982d"/>
    </style:style>
    <style:style style:name="P13" style:family="paragraph" style:parent-style-name="Standard">
      <style:text-properties officeooo:rsid="000f982d" officeooo:paragraph-rsid="0039c9f6"/>
    </style:style>
    <style:style style:name="P14" style:family="paragraph" style:parent-style-name="Standard">
      <style:text-properties officeooo:rsid="00103068" officeooo:paragraph-rsid="00103068"/>
    </style:style>
    <style:style style:name="P15" style:family="paragraph" style:parent-style-name="Standard">
      <style:text-properties officeooo:rsid="00111e62" officeooo:paragraph-rsid="00111e62"/>
    </style:style>
    <style:style style:name="P16" style:family="paragraph" style:parent-style-name="Standard">
      <style:text-properties officeooo:rsid="00111e62" officeooo:paragraph-rsid="0017b7f4"/>
    </style:style>
    <style:style style:name="P17" style:family="paragraph" style:parent-style-name="Standard">
      <style:text-properties officeooo:rsid="00111e62" officeooo:paragraph-rsid="0039c9f6"/>
    </style:style>
    <style:style style:name="P18" style:family="paragraph" style:parent-style-name="Standard">
      <style:text-properties officeooo:rsid="0014ea66" officeooo:paragraph-rsid="0014ea66"/>
    </style:style>
    <style:style style:name="P19" style:family="paragraph" style:parent-style-name="Standard">
      <style:text-properties officeooo:rsid="0017b7f4" officeooo:paragraph-rsid="0017b7f4"/>
    </style:style>
    <style:style style:name="P20" style:family="paragraph" style:parent-style-name="Standard">
      <style:text-properties officeooo:rsid="0017b7f4" officeooo:paragraph-rsid="006460f4"/>
    </style:style>
    <style:style style:name="P21" style:family="paragraph" style:parent-style-name="Standard">
      <style:text-properties officeooo:rsid="001bee57" officeooo:paragraph-rsid="001bee57"/>
    </style:style>
    <style:style style:name="P22" style:family="paragraph" style:parent-style-name="Standard">
      <style:text-properties officeooo:rsid="001a524c" officeooo:paragraph-rsid="001e5e67"/>
    </style:style>
    <style:style style:name="P23" style:family="paragraph" style:parent-style-name="Standard">
      <style:text-properties officeooo:rsid="001a524c" officeooo:paragraph-rsid="001ece90"/>
    </style:style>
    <style:style style:name="P24" style:family="paragraph" style:parent-style-name="Standard">
      <style:text-properties officeooo:rsid="001f1c7c" officeooo:paragraph-rsid="001f1c7c"/>
    </style:style>
    <style:style style:name="P25" style:family="paragraph" style:parent-style-name="Standard">
      <style:text-properties officeooo:rsid="0020c456" officeooo:paragraph-rsid="0020c456"/>
    </style:style>
    <style:style style:name="P26" style:family="paragraph" style:parent-style-name="Standard">
      <style:text-properties officeooo:rsid="00222496" officeooo:paragraph-rsid="00222496"/>
    </style:style>
    <style:style style:name="P27" style:family="paragraph" style:parent-style-name="Standard">
      <style:text-properties officeooo:rsid="002237be" officeooo:paragraph-rsid="002237be"/>
    </style:style>
    <style:style style:name="P28" style:family="paragraph" style:parent-style-name="Standard">
      <style:text-properties officeooo:rsid="0025000f" officeooo:paragraph-rsid="0025000f"/>
    </style:style>
    <style:style style:name="P29" style:family="paragraph" style:parent-style-name="Standard">
      <style:text-properties officeooo:rsid="00255617" officeooo:paragraph-rsid="002672cd"/>
    </style:style>
    <style:style style:name="P30" style:family="paragraph" style:parent-style-name="Standard">
      <style:text-properties officeooo:rsid="002672cd" officeooo:paragraph-rsid="002672cd"/>
    </style:style>
    <style:style style:name="P31" style:family="paragraph" style:parent-style-name="Standard">
      <style:text-properties officeooo:rsid="00281b18" officeooo:paragraph-rsid="00281b18"/>
    </style:style>
    <style:style style:name="P32" style:family="paragraph" style:parent-style-name="Standard">
      <style:text-properties officeooo:rsid="00281b18" officeooo:paragraph-rsid="0029e58d"/>
    </style:style>
    <style:style style:name="P33" style:family="paragraph" style:parent-style-name="Standard">
      <style:text-properties officeooo:rsid="00281b18" officeooo:paragraph-rsid="002bcd66"/>
    </style:style>
    <style:style style:name="P34" style:family="paragraph" style:parent-style-name="Standard">
      <style:text-properties officeooo:rsid="001e5e67" officeooo:paragraph-rsid="001e5e67"/>
    </style:style>
    <style:style style:name="P35" style:family="paragraph" style:parent-style-name="Standard">
      <style:text-properties officeooo:rsid="001ece90" officeooo:paragraph-rsid="001ece90"/>
    </style:style>
    <style:style style:name="P36" style:family="paragraph" style:parent-style-name="Standard">
      <style:text-properties officeooo:rsid="0029e58d" officeooo:paragraph-rsid="0029e58d"/>
    </style:style>
    <style:style style:name="P37" style:family="paragraph" style:parent-style-name="Standard">
      <style:text-properties officeooo:rsid="002c3fc0" officeooo:paragraph-rsid="002c3fc0"/>
    </style:style>
    <style:style style:name="P38" style:family="paragraph" style:parent-style-name="Standard">
      <style:text-properties officeooo:rsid="002ebb90" officeooo:paragraph-rsid="002ebb90"/>
    </style:style>
    <style:style style:name="P39" style:family="paragraph" style:parent-style-name="Standard">
      <style:text-properties officeooo:rsid="002ebb90" officeooo:paragraph-rsid="00335b84"/>
    </style:style>
    <style:style style:name="P40" style:family="paragraph" style:parent-style-name="Standard">
      <style:text-properties officeooo:rsid="0031ebd2" officeooo:paragraph-rsid="0031ebd2"/>
    </style:style>
    <style:style style:name="P41" style:family="paragraph" style:parent-style-name="Standard">
      <style:text-properties fo:font-size="14pt" fo:font-weight="bold" officeooo:rsid="001f1c7c" officeooo:paragraph-rsid="001f1c7c" style:font-size-asian="14pt" style:font-weight-asian="bold" style:font-size-complex="14pt" style:font-weight-complex="bold"/>
    </style:style>
    <style:style style:name="P42" style:family="paragraph" style:parent-style-name="Standard">
      <style:text-properties fo:font-size="14pt" fo:font-weight="bold" officeooo:rsid="0037c208" officeooo:paragraph-rsid="0037c208" style:font-size-asian="14pt" style:font-weight-asian="bold" style:font-size-complex="14pt" style:font-weight-complex="bold"/>
    </style:style>
    <style:style style:name="P43" style:family="paragraph" style:parent-style-name="Standard">
      <style:text-properties fo:font-size="14pt" fo:font-weight="bold" officeooo:rsid="001bee57" officeooo:paragraph-rsid="001bee57" style:font-size-asian="14pt" style:font-weight-asian="bold" style:font-size-complex="14pt" style:font-weight-complex="bold"/>
    </style:style>
    <style:style style:name="P44" style:family="paragraph" style:parent-style-name="Standard">
      <style:text-properties fo:font-size="14pt" fo:font-weight="bold" officeooo:rsid="001a524c" officeooo:paragraph-rsid="001a524c" style:font-size-asian="14pt" style:font-weight-asian="bold" style:font-size-complex="14pt" style:font-weight-complex="bold"/>
    </style:style>
    <style:style style:name="P45" style:family="paragraph" style:parent-style-name="Standard">
      <style:text-properties fo:font-size="14pt" fo:font-weight="bold" officeooo:rsid="0005b00e" officeooo:paragraph-rsid="0009f825" style:font-size-asian="14pt" style:font-weight-asian="bold" style:font-size-complex="14pt" style:font-weight-complex="bold"/>
    </style:style>
    <style:style style:name="P46" style:family="paragraph" style:parent-style-name="Standard">
      <style:text-properties fo:font-size="14pt" fo:font-weight="bold" officeooo:rsid="000393c2" officeooo:paragraph-rsid="000393c2" style:font-size-asian="14pt" style:font-weight-asian="bold" style:font-size-complex="14pt" style:font-weight-complex="bold"/>
    </style:style>
    <style:style style:name="P47" style:family="paragraph" style:parent-style-name="Standard">
      <style:text-properties fo:font-size="14pt" fo:font-weight="bold" officeooo:rsid="0039c9f6" officeooo:paragraph-rsid="0039c9f6" style:font-size-asian="14pt" style:font-weight-asian="bold" style:font-size-complex="14pt" style:font-weight-complex="bold"/>
    </style:style>
    <style:style style:name="P48" style:family="paragraph" style:parent-style-name="Standard">
      <style:text-properties fo:font-size="14pt" fo:font-weight="bold" officeooo:rsid="0014ea66" officeooo:paragraph-rsid="0014ea66" style:font-size-asian="14pt" style:font-weight-asian="bold" style:font-size-complex="14pt" style:font-weight-complex="bold"/>
    </style:style>
    <style:style style:name="P49" style:family="paragraph" style:parent-style-name="Standard">
      <style:text-properties fo:font-size="14pt" fo:font-weight="bold" officeooo:rsid="0057af43" officeooo:paragraph-rsid="0057af43" style:font-size-asian="14pt" style:font-weight-asian="bold" style:font-size-complex="14pt" style:font-weight-complex="bold"/>
    </style:style>
    <style:style style:name="P50" style:family="paragraph" style:parent-style-name="Standard">
      <style:text-properties fo:font-size="14pt" fo:font-weight="bold" officeooo:rsid="0058500a" officeooo:paragraph-rsid="0058500a" style:font-size-asian="14pt" style:font-weight-asian="bold" style:font-size-complex="14pt" style:font-weight-complex="bold"/>
    </style:style>
    <style:style style:name="P51" style:family="paragraph" style:parent-style-name="Standard">
      <style:text-properties fo:font-size="14pt" fo:font-weight="bold" officeooo:rsid="0058500a" officeooo:paragraph-rsid="00ccc131" style:font-size-asian="14pt" style:font-weight-asian="bold" style:font-size-complex="14pt" style:font-weight-complex="bold"/>
    </style:style>
    <style:style style:name="P52" style:family="paragraph" style:parent-style-name="Standard">
      <style:text-properties fo:font-size="14pt" fo:font-weight="bold" officeooo:rsid="0043b9ca" officeooo:paragraph-rsid="0043b9ca" style:font-size-asian="14pt" style:font-weight-asian="bold" style:font-size-complex="14pt" style:font-weight-complex="bold"/>
    </style:style>
    <style:style style:name="P53" style:family="paragraph" style:parent-style-name="Standard">
      <style:text-properties fo:font-size="14pt" fo:font-weight="bold" officeooo:rsid="0072052a" officeooo:paragraph-rsid="00ccc131" style:font-size-asian="14pt" style:font-weight-asian="bold" style:font-size-complex="14pt" style:font-weight-complex="bold"/>
    </style:style>
    <style:style style:name="P54" style:family="paragraph" style:parent-style-name="Standard">
      <style:text-properties fo:font-size="14pt" fo:font-weight="bold" officeooo:rsid="007a804e" officeooo:paragraph-rsid="00ccc131" style:font-size-asian="14pt" style:font-weight-asian="bold" style:font-size-complex="14pt" style:font-weight-complex="bold"/>
    </style:style>
    <style:style style:name="P55" style:family="paragraph" style:parent-style-name="Standard">
      <style:text-properties fo:font-size="14pt" fo:font-weight="normal" officeooo:rsid="003c588c" officeooo:paragraph-rsid="003c588c" style:font-size-asian="14pt" style:font-weight-asian="normal" style:font-size-complex="14pt" style:font-weight-complex="normal"/>
    </style:style>
    <style:style style:name="P56" style:family="paragraph" style:parent-style-name="Standard">
      <style:text-properties fo:font-size="14pt" fo:font-weight="normal" officeooo:rsid="003e01f4" officeooo:paragraph-rsid="003e01f4" style:font-size-asian="14pt" style:font-weight-asian="normal" style:font-size-complex="14pt" style:font-weight-complex="normal"/>
    </style:style>
    <style:style style:name="P57" style:family="paragraph" style:parent-style-name="Standard">
      <style:text-properties fo:font-size="14pt" fo:font-weight="normal" officeooo:rsid="003c051d" officeooo:paragraph-rsid="0064f804" style:font-size-asian="14pt" style:font-weight-asian="normal" style:font-size-complex="14pt" style:font-weight-complex="normal"/>
    </style:style>
    <style:style style:name="P58" style:family="paragraph" style:parent-style-name="Standard">
      <style:text-properties fo:font-weight="bold" officeooo:rsid="00111e62" officeooo:paragraph-rsid="00111e62" style:font-weight-asian="bold" style:font-weight-complex="bold"/>
    </style:style>
    <style:style style:name="P59" style:family="paragraph" style:parent-style-name="Standard">
      <style:text-properties fo:font-weight="bold" officeooo:rsid="0014ea66" officeooo:paragraph-rsid="0014ea66" style:font-weight-asian="bold" style:font-weight-complex="bold"/>
    </style:style>
    <style:style style:name="P60" style:family="paragraph" style:parent-style-name="Standard">
      <style:paragraph-properties fo:text-align="center" style:justify-single-word="false"/>
      <style:text-properties fo:font-size="16pt" fo:font-weight="bold" officeooo:rsid="000209e0" officeooo:paragraph-rsid="000209e0" style:font-size-asian="16pt" style:font-weight-asian="bold" style:font-size-complex="16pt" style:font-weight-complex="bold"/>
    </style:style>
    <style:style style:name="P61" style:family="paragraph" style:parent-style-name="Standard">
      <style:text-properties fo:font-size="16pt" fo:font-weight="bold" officeooo:rsid="003e01f4" officeooo:paragraph-rsid="003e01f4" style:font-size-asian="16pt" style:font-weight-asian="bold" style:font-size-complex="16pt" style:font-weight-complex="bold"/>
    </style:style>
    <style:style style:name="P62" style:family="paragraph" style:parent-style-name="Standard">
      <style:text-properties officeooo:rsid="000b4b87" officeooo:paragraph-rsid="000b4b87"/>
    </style:style>
    <style:style style:name="P63" style:family="paragraph" style:parent-style-name="Standard">
      <style:text-properties fo:font-size="12pt" fo:font-weight="normal" officeooo:rsid="003b0d19" officeooo:paragraph-rsid="003b0d19" style:font-size-asian="12pt" style:font-weight-asian="normal" style:font-size-complex="12pt" style:font-weight-complex="normal"/>
    </style:style>
    <style:style style:name="P64" style:family="paragraph" style:parent-style-name="Standard">
      <style:text-properties fo:font-size="12pt" fo:font-weight="normal" officeooo:rsid="003c051d" officeooo:paragraph-rsid="003c051d" style:font-size-asian="12pt" style:font-weight-asian="normal" style:font-size-complex="12pt" style:font-weight-complex="normal"/>
    </style:style>
    <style:style style:name="P65" style:family="paragraph" style:parent-style-name="Standard">
      <style:text-properties fo:font-size="12pt" fo:font-weight="normal" officeooo:rsid="003c588c" officeooo:paragraph-rsid="003c588c" style:font-size-asian="12pt" style:font-weight-asian="normal" style:font-size-complex="12pt" style:font-weight-complex="normal"/>
    </style:style>
    <style:style style:name="P66" style:family="paragraph" style:parent-style-name="Standard">
      <style:text-properties fo:font-size="12pt" fo:font-weight="normal" officeooo:rsid="003c588c" officeooo:paragraph-rsid="0040ed5b" style:font-size-asian="12pt" style:font-weight-asian="normal" style:font-size-complex="12pt" style:font-weight-complex="normal"/>
    </style:style>
    <style:style style:name="P67" style:family="paragraph" style:parent-style-name="Standard">
      <style:text-properties fo:font-size="12pt" fo:font-weight="normal" officeooo:rsid="003c588c" officeooo:paragraph-rsid="0064f804" style:font-size-asian="12pt" style:font-weight-asian="normal" style:font-size-complex="12pt" style:font-weight-complex="normal"/>
    </style:style>
    <style:style style:name="P68" style:family="paragraph" style:parent-style-name="Standard">
      <style:text-properties fo:font-size="12pt" fo:font-weight="normal" officeooo:rsid="0040ed5b" officeooo:paragraph-rsid="0040ed5b" style:font-size-asian="12pt" style:font-weight-asian="normal" style:font-size-complex="12pt" style:font-weight-complex="normal"/>
    </style:style>
    <style:style style:name="P69" style:family="paragraph" style:parent-style-name="Standard">
      <style:text-properties fo:font-size="12pt" fo:font-weight="normal" officeooo:rsid="0044ba0f" officeooo:paragraph-rsid="0044ba0f" style:font-size-asian="12pt" style:font-weight-asian="normal" style:font-size-complex="12pt" style:font-weight-complex="normal"/>
    </style:style>
    <style:style style:name="P70" style:family="paragraph" style:parent-style-name="Standard">
      <style:text-properties fo:font-size="12pt" fo:font-weight="normal" officeooo:rsid="00475fbf" officeooo:paragraph-rsid="00475fbf" style:font-size-asian="12pt" style:font-weight-asian="normal" style:font-size-complex="12pt" style:font-weight-complex="normal"/>
    </style:style>
    <style:style style:name="P71" style:family="paragraph" style:parent-style-name="Standard">
      <style:text-properties fo:font-size="12pt" fo:font-weight="normal" officeooo:rsid="004e6100" officeooo:paragraph-rsid="004d248b" style:font-size-asian="12pt" style:font-weight-asian="normal" style:font-size-complex="12pt" style:font-weight-complex="normal"/>
    </style:style>
    <style:style style:name="P72" style:family="paragraph" style:parent-style-name="Standard">
      <style:text-properties fo:font-size="12pt" fo:font-weight="normal" officeooo:rsid="0050f2a4" officeooo:paragraph-rsid="00538aa0" style:font-size-asian="12pt" style:font-weight-asian="normal" style:font-size-complex="12pt" style:font-weight-complex="normal"/>
    </style:style>
    <style:style style:name="P73" style:family="paragraph" style:parent-style-name="Standard">
      <style:text-properties fo:font-size="12pt" fo:font-weight="normal" officeooo:rsid="004f78bd" officeooo:paragraph-rsid="004f78bd" style:font-size-asian="12pt" style:font-weight-asian="normal" style:font-size-complex="12pt" style:font-weight-complex="normal"/>
    </style:style>
    <style:style style:name="P74" style:family="paragraph" style:parent-style-name="Standard">
      <style:text-properties fo:font-size="12pt" fo:font-weight="normal" officeooo:rsid="00538aa0" officeooo:paragraph-rsid="00538aa0" style:font-size-asian="12pt" style:font-weight-asian="normal" style:font-size-complex="12pt" style:font-weight-complex="normal"/>
    </style:style>
    <style:style style:name="P75" style:family="paragraph" style:parent-style-name="Standard">
      <style:text-properties fo:font-size="12pt" fo:font-weight="normal" officeooo:rsid="004d248b" officeooo:paragraph-rsid="004d248b" style:font-size-asian="12pt" style:font-weight-asian="normal" style:font-size-complex="12pt" style:font-weight-complex="normal"/>
    </style:style>
    <style:style style:name="P76" style:family="paragraph" style:parent-style-name="Standard">
      <style:text-properties fo:font-size="12pt" fo:font-weight="normal" officeooo:rsid="003e01f4" officeooo:paragraph-rsid="003e01f4" style:font-size-asian="12pt" style:font-weight-asian="normal" style:font-size-complex="12pt" style:font-weight-complex="normal"/>
    </style:style>
    <style:style style:name="P77" style:family="paragraph" style:parent-style-name="Standard">
      <style:text-properties fo:font-size="12pt" fo:font-weight="normal" officeooo:rsid="00898cc7" officeooo:paragraph-rsid="00898cc7" style:font-size-asian="12pt" style:font-weight-asian="normal" style:font-size-complex="12pt" style:font-weight-complex="normal"/>
    </style:style>
    <style:style style:name="P78" style:family="paragraph" style:parent-style-name="Standard">
      <style:text-properties fo:font-size="12pt" fo:font-weight="normal" officeooo:rsid="007c84b8" officeooo:paragraph-rsid="00ccc131" style:font-size-asian="12pt" style:font-weight-asian="normal" style:font-size-complex="12pt" style:font-weight-complex="normal"/>
    </style:style>
    <style:style style:name="P79" style:family="paragraph" style:parent-style-name="Standard">
      <style:text-properties fo:font-size="12pt" fo:font-weight="bold" officeooo:rsid="004d248b" officeooo:paragraph-rsid="004d248b" style:font-size-asian="12pt" style:font-weight-asian="bold" style:font-size-complex="12pt" style:font-weight-complex="bold"/>
    </style:style>
    <style:style style:name="P80" style:family="paragraph" style:parent-style-name="Standard">
      <style:text-properties fo:font-size="12pt" fo:font-weight="bold" officeooo:rsid="003b0d19" officeooo:paragraph-rsid="0064f804" style:font-size-asian="12pt" style:font-weight-asian="bold" style:font-size-complex="12pt" style:font-weight-complex="bold"/>
    </style:style>
    <style:style style:name="P81" style:family="paragraph" style:parent-style-name="Standard">
      <style:text-properties fo:font-size="12pt" fo:font-weight="bold" officeooo:rsid="007028fa" officeooo:paragraph-rsid="007028fa" style:font-size-asian="12pt" style:font-weight-asian="bold" style:font-size-complex="12pt" style:font-weight-complex="bold"/>
    </style:style>
    <style:style style:name="P82" style:family="paragraph" style:parent-style-name="Standard">
      <style:text-properties fo:font-size="13pt" fo:font-weight="bold" officeooo:rsid="00476ea9" officeooo:paragraph-rsid="004a9178" style:font-size-asian="13pt" style:font-weight-asian="bold" style:font-size-complex="13pt" style:font-weight-complex="bold"/>
    </style:style>
    <style:style style:name="P83" style:family="paragraph" style:parent-style-name="Standard">
      <style:text-properties officeooo:rsid="00199f56" officeooo:paragraph-rsid="004225ae"/>
    </style:style>
    <style:style style:name="P84" style:family="paragraph" style:parent-style-name="Standard">
      <style:text-properties fo:font-size="11pt" fo:font-weight="normal" officeooo:rsid="006cd649" officeooo:paragraph-rsid="006cd649" style:font-size-asian="11pt" style:font-weight-asian="normal" style:font-size-complex="11pt" style:font-weight-complex="normal"/>
    </style:style>
    <style:style style:name="P85" style:family="paragraph" style:parent-style-name="Standard">
      <style:text-properties fo:font-size="11pt" fo:font-weight="normal" officeooo:rsid="006cd649" officeooo:paragraph-rsid="00744211" style:font-size-asian="11pt" style:font-weight-asian="normal" style:font-size-complex="11pt" style:font-weight-complex="normal"/>
    </style:style>
    <style:style style:name="P86" style:family="paragraph" style:parent-style-name="Standard">
      <style:text-properties fo:font-size="11pt" fo:font-weight="normal" officeooo:rsid="006da8de" officeooo:paragraph-rsid="006da8de" style:font-size-asian="11pt" style:font-weight-asian="normal" style:font-size-complex="11pt" style:font-weight-complex="normal"/>
    </style:style>
    <style:style style:name="P87" style:family="paragraph" style:parent-style-name="Standard">
      <style:text-properties fo:font-size="11pt" fo:font-weight="normal" officeooo:rsid="006da8de" officeooo:paragraph-rsid="00744211" style:font-size-asian="11pt" style:font-weight-asian="normal" style:font-size-complex="11pt" style:font-weight-complex="normal"/>
    </style:style>
    <style:style style:name="P88" style:family="paragraph" style:parent-style-name="Standard">
      <style:text-properties fo:font-size="11pt" fo:font-weight="normal" officeooo:rsid="007a804e" officeooo:paragraph-rsid="00ccc131" style:font-size-asian="11pt" style:font-weight-asian="normal" style:font-size-complex="11pt" style:font-weight-complex="normal"/>
    </style:style>
    <style:style style:name="P89" style:family="paragraph" style:parent-style-name="Standard">
      <style:text-properties fo:font-size="11pt" fo:font-weight="normal" officeooo:rsid="007c84b8" officeooo:paragraph-rsid="00ccc131" style:font-size-asian="11pt" style:font-weight-asian="normal" style:font-size-complex="11pt" style:font-weight-complex="normal"/>
    </style:style>
    <style:style style:name="P90" style:family="paragraph" style:parent-style-name="Standard">
      <style:text-properties officeooo:rsid="001d49a0" officeooo:paragraph-rsid="001e5e67"/>
    </style:style>
    <style:style style:name="P91" style:family="paragraph" style:parent-style-name="Standard">
      <style:text-properties officeooo:rsid="00ca1f29" officeooo:paragraph-rsid="00ca1f29"/>
    </style:style>
    <style:style style:name="P92" style:family="paragraph" style:parent-style-name="Standard">
      <style:paragraph-properties fo:break-before="page"/>
      <style:text-properties officeooo:rsid="00281b18" officeooo:paragraph-rsid="002bcd66"/>
    </style:style>
    <style:style style:name="P93" style:family="paragraph" style:parent-style-name="Standard">
      <style:paragraph-properties fo:break-before="page"/>
      <style:text-properties officeooo:rsid="000209e0" officeooo:paragraph-rsid="000209e0"/>
    </style:style>
    <style:style style:name="P94" style:family="paragraph" style:parent-style-name="Standard">
      <style:paragraph-properties fo:break-before="page"/>
      <style:text-properties officeooo:rsid="000b4b87" officeooo:paragraph-rsid="000b4b87"/>
    </style:style>
    <style:style style:name="P95" style:family="paragraph" style:parent-style-name="Standard">
      <style:paragraph-properties fo:break-before="page"/>
      <style:text-properties officeooo:rsid="00111e62" officeooo:paragraph-rsid="00111e62"/>
    </style:style>
    <style:style style:name="P96" style:family="paragraph" style:parent-style-name="Standard">
      <style:paragraph-properties fo:break-before="page"/>
      <style:text-properties officeooo:rsid="00103068" officeooo:paragraph-rsid="004225ae"/>
    </style:style>
    <style:style style:name="P97" style:family="paragraph" style:parent-style-name="Standard">
      <style:paragraph-properties fo:break-before="page"/>
      <style:text-properties fo:font-size="14pt" fo:font-weight="bold" officeooo:rsid="0037c208" officeooo:paragraph-rsid="0037c208" style:font-size-asian="14pt" style:font-weight-asian="bold" style:font-size-complex="14pt" style:font-weight-complex="bold"/>
    </style:style>
    <style:style style:name="P98" style:family="paragraph" style:parent-style-name="Standard">
      <style:paragraph-properties fo:break-before="page"/>
      <style:text-properties fo:font-size="14pt" fo:font-weight="bold" officeooo:rsid="0058500a" officeooo:paragraph-rsid="0058500a" style:font-size-asian="14pt" style:font-weight-asian="bold" style:font-size-complex="14pt" style:font-weight-complex="bold"/>
    </style:style>
    <style:style style:name="P99" style:family="paragraph" style:parent-style-name="Standard">
      <style:paragraph-properties fo:break-before="page"/>
      <style:text-properties fo:font-size="14pt" fo:font-weight="bold" officeooo:rsid="0058500a" officeooo:paragraph-rsid="00665226" style:font-size-asian="14pt" style:font-weight-asian="bold" style:font-size-complex="14pt" style:font-weight-complex="bold"/>
    </style:style>
    <style:style style:name="P100" style:family="paragraph" style:parent-style-name="Standard">
      <style:paragraph-properties fo:break-before="page"/>
      <style:text-properties officeooo:rsid="001f1c7c" officeooo:paragraph-rsid="001f1c7c"/>
    </style:style>
    <style:style style:name="P101" style:family="paragraph" style:parent-style-name="Standard">
      <loext:graphic-properties draw:fill="none"/>
      <style:paragraph-properties fo:margin-left="2.9cm" fo:margin-right="0cm" fo:text-align="justify" style:justify-single-word="false" fo:text-indent="0cm" style:auto-text-indent="false" fo:background-color="transparent">
        <style:tab-stops>
          <style:tab-stop style:position="2.302cm"/>
        </style:tab-stops>
      </style:paragraph-properties>
      <style:text-properties fo:font-size="12pt" fo:font-weight="bold" officeooo:rsid="006cd649" officeooo:paragraph-rsid="006cd649" style:font-size-asian="12pt" style:font-weight-asian="bold" style:font-size-complex="12pt" style:font-weight-complex="bold"/>
    </style:style>
    <style:style style:name="P102" style:family="paragraph" style:parent-style-name="Standard" style:master-page-name="">
      <loext:graphic-properties draw:fill="none"/>
      <style:paragraph-properties fo:margin-left="2.9cm" fo:margin-right="0cm" fo:text-align="justify" style:justify-single-word="false" fo:text-indent="0cm" style:auto-text-indent="false" style:page-number="auto" fo:background-color="transparent">
        <style:tab-stops>
          <style:tab-stop style:position="2.302cm"/>
        </style:tab-stops>
      </style:paragraph-properties>
      <style:text-properties fo:font-size="12pt" fo:font-weight="bold" officeooo:rsid="006cd649" officeooo:paragraph-rsid="006cd649" style:font-size-asian="12pt" style:font-weight-asian="bold" style:font-size-complex="12pt" style:font-weight-complex="bold"/>
    </style:style>
    <style:style style:name="P103" style:family="paragraph" style:parent-style-name="Standard" style:master-page-name="">
      <loext:graphic-properties draw:fill="none"/>
      <style:paragraph-properties fo:margin-left="2.9cm" fo:margin-right="0cm" fo:text-align="justify" style:justify-single-word="false" fo:text-indent="0cm" style:auto-text-indent="false" style:page-number="auto" fo:background-color="transparent">
        <style:tab-stops>
          <style:tab-stop style:position="2.302cm"/>
        </style:tab-stops>
      </style:paragraph-properties>
      <style:text-properties fo:font-size="12pt" fo:font-weight="bold" officeooo:rsid="006cd649" officeooo:paragraph-rsid="006da8de" style:font-size-asian="12pt" style:font-weight-asian="bold" style:font-size-complex="12pt" style:font-weight-complex="bold"/>
    </style:style>
    <style:style style:name="P104" style:family="paragraph" style:parent-style-name="Standard" style:master-page-name="">
      <loext:graphic-properties draw:fill="none"/>
      <style:paragraph-properties fo:margin-left="2.9cm" fo:margin-right="0cm" fo:text-align="justify" style:justify-single-word="false" fo:text-indent="0cm" style:auto-text-indent="false" style:page-number="auto" fo:background-color="transparent"/>
      <style:text-properties fo:font-size="12pt" fo:font-weight="normal" officeooo:rsid="006da8de" officeooo:paragraph-rsid="006da8de" style:font-size-asian="12pt" style:font-weight-asian="normal" style:font-size-complex="12pt" style:font-weight-complex="normal"/>
    </style:style>
    <style:style style:name="P10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fo:font-weight="normal" officeooo:rsid="006cd649" officeooo:paragraph-rsid="0074c762" style:font-size-asian="12pt" style:font-weight-asian="normal" style:font-size-complex="12pt" style:font-weight-complex="normal"/>
    </style:style>
    <style:style style:name="P10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2pt" style:text-underline-style="none" fo:font-weight="normal" officeooo:rsid="00839272" officeooo:paragraph-rsid="008a0ab5" style:font-size-asian="12pt" style:font-weight-asian="normal" style:font-size-complex="12pt" style:font-weight-complex="normal"/>
    </style:style>
    <style:style style:name="P10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2pt" style:text-underline-style="none" fo:font-weight="normal" officeooo:rsid="008c6b5b" officeooo:paragraph-rsid="008da92c" style:font-size-asian="12pt" style:font-weight-asian="normal" style:font-size-complex="12pt" style:font-weight-complex="normal"/>
    </style:style>
    <style:style style:name="P10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2pt" style:text-underline-style="none" fo:font-weight="normal" officeooo:rsid="009008c7" officeooo:paragraph-rsid="009008c7" style:font-size-asian="12pt" style:font-weight-asian="normal" style:font-size-complex="12pt" style:font-weight-complex="normal"/>
    </style:style>
    <style:style style:name="P10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2pt" style:text-underline-style="none" fo:font-weight="normal" officeooo:rsid="00a4a1cb" officeooo:paragraph-rsid="00a4a1cb" style:font-size-asian="12pt" style:font-weight-asian="normal" style:font-size-complex="12pt" style:font-weight-complex="normal"/>
    </style:style>
    <style:style style:name="P11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2pt" style:text-underline-style="none" fo:font-weight="normal" officeooo:rsid="00b42ef0" officeooo:paragraph-rsid="00b42ef0" style:font-size-asian="12pt" style:font-weight-asian="normal" style:font-size-complex="12pt" style:font-weight-complex="normal"/>
    </style:style>
    <style:style style:name="P11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bold" officeooo:rsid="00747c5f" officeooo:paragraph-rsid="0075bae7" style:font-size-asian="14pt" style:font-weight-asian="bold" style:font-size-complex="14pt" style:font-weight-complex="bold"/>
    </style:style>
    <style:style style:name="P11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bold" officeooo:rsid="0058500a" officeooo:paragraph-rsid="008a0ab5" style:font-size-asian="14pt" style:font-weight-asian="bold" style:font-size-complex="14pt" style:font-weight-complex="bold"/>
    </style:style>
    <style:style style:name="P11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4pt" style:text-underline-style="none" fo:font-weight="bold" officeooo:rsid="0084aff9" officeooo:paragraph-rsid="00873281" style:font-size-asian="14pt" style:font-weight-asian="bold" style:font-size-complex="14pt" style:font-weight-complex="bold"/>
    </style:style>
    <style:style style:name="P11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4pt" style:text-underline-style="none" fo:font-weight="bold" officeooo:rsid="0084aff9" officeooo:paragraph-rsid="008a0ab5" style:font-size-asian="14pt" style:font-weight-asian="bold" style:font-size-complex="14pt" style:font-weight-complex="bold"/>
    </style:style>
    <style:style style:name="P11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4pt" style:text-underline-style="none" fo:font-weight="bold" officeooo:rsid="0084aff9" officeooo:paragraph-rsid="00a2a41d" style:font-size-asian="14pt" style:font-weight-asian="bold" style:font-size-complex="14pt" style:font-weight-complex="bold"/>
    </style:style>
    <style:style style:name="P11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4pt" style:text-underline-style="none" fo:font-weight="bold" officeooo:rsid="009eb11e" officeooo:paragraph-rsid="009eb11e" style:font-size-asian="14pt" style:font-weight-asian="bold" style:font-size-complex="14pt" style:font-weight-complex="bold"/>
    </style:style>
    <style:style style:name="P11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4pt" style:text-underline-style="none" fo:font-weight="bold" officeooo:rsid="009eb11e" officeooo:paragraph-rsid="00a0f33a" style:font-size-asian="14pt" style:font-weight-asian="bold" style:font-size-complex="14pt" style:font-weight-complex="bold"/>
    </style:style>
    <style:style style:name="P11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4pt" style:text-underline-style="none" fo:font-weight="bold" officeooo:rsid="00a4a1cb" officeooo:paragraph-rsid="00a4a1cb" style:font-size-asian="14pt" style:font-weight-asian="bold" style:font-size-complex="14pt" style:font-weight-complex="bold"/>
    </style:style>
    <style:style style:name="P11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4pt" style:text-underline-style="none" fo:font-weight="bold" officeooo:rsid="00a5ad10" officeooo:paragraph-rsid="00a5ad10" style:font-size-asian="14pt" style:font-weight-asian="bold" style:font-size-complex="14pt" style:font-weight-complex="bold"/>
    </style:style>
    <style:style style:name="P12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4pt" style:text-underline-style="none" fo:font-weight="bold" officeooo:rsid="00a5ad10" officeooo:paragraph-rsid="00ab5958" style:font-size-asian="14pt" style:font-weight-asian="bold" style:font-size-complex="14pt" style:font-weight-complex="bold"/>
    </style:style>
    <style:style style:name="P12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4pt" style:text-underline-style="none" fo:font-weight="bold" officeooo:rsid="00b42ef0" officeooo:paragraph-rsid="00b42ef0" style:font-size-asian="14pt" style:font-weight-asian="bold" style:font-size-complex="14pt" style:font-weight-complex="bold"/>
    </style:style>
    <style:style style:name="P12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9pt" style:text-underline-style="none" fo:font-weight="normal" officeooo:rsid="008a0ab5" officeooo:paragraph-rsid="008a0ab5" style:font-size-asian="9pt" style:font-weight-asian="normal" style:font-size-complex="9pt" style:font-weight-complex="normal"/>
    </style:style>
    <style:style style:name="P12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9pt" style:text-underline-style="none" fo:font-weight="normal" officeooo:rsid="008a0ab5" officeooo:paragraph-rsid="008c6b5b" style:font-size-asian="9pt" style:font-weight-asian="normal" style:font-size-complex="9pt" style:font-weight-complex="normal"/>
    </style:style>
    <style:style style:name="P12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9pt" style:text-underline-style="none" fo:font-weight="normal" officeooo:rsid="008a0ab5" officeooo:paragraph-rsid="009008c7" style:font-size-asian="9pt" style:font-weight-asian="normal" style:font-size-complex="9pt" style:font-weight-complex="normal"/>
    </style:style>
    <style:style style:name="P12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9pt" style:text-underline-style="none" fo:font-weight="normal" officeooo:rsid="008a0ab5" officeooo:paragraph-rsid="0090b4ed" style:font-size-asian="9pt" style:font-weight-asian="normal" style:font-size-complex="9pt" style:font-weight-complex="normal"/>
    </style:style>
    <style:style style:name="P12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0.5pt" style:text-underline-style="none" fo:font-weight="normal" officeooo:rsid="009eb11e" officeooo:paragraph-rsid="009eb11e" style:font-size-asian="10.5pt" style:font-weight-asian="normal" style:font-size-complex="10.5pt" style:font-weight-complex="normal"/>
    </style:style>
    <style:style style:name="P12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0.5pt" style:text-underline-style="none" fo:font-weight="normal" officeooo:rsid="009fdc13" officeooo:paragraph-rsid="00a0f33a" style:font-size-asian="10.5pt" style:font-weight-asian="normal" style:font-size-complex="10.5pt" style:font-weight-complex="normal"/>
    </style:style>
    <style:style style:name="P12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0.5pt" style:text-underline-style="none" fo:font-weight="normal" officeooo:rsid="00a1dbb4" officeooo:paragraph-rsid="00a0f33a" style:font-size-asian="10.5pt" style:font-weight-asian="normal" style:font-size-complex="10.5pt" style:font-weight-complex="normal"/>
    </style:style>
    <style:style style:name="P12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1pt" style:text-underline-style="none" fo:font-weight="normal" officeooo:rsid="00bdf090" officeooo:paragraph-rsid="00bdf090" style:font-size-asian="11pt" style:font-weight-asian="normal" style:font-size-complex="11pt" style:font-weight-complex="normal"/>
    </style:style>
    <style:style style:name="P130" style:family="paragraph" style:parent-style-name="Standard">
      <loext:graphic-properties draw:fill="none"/>
      <style:paragraph-properties fo:margin-left="0cm" fo:margin-right="0cm" fo:text-align="justify" style:justify-single-word="false" fo:text-indent="0cm" style:auto-text-indent="false" fo:break-before="page" fo:background-color="transparent"/>
      <style:text-properties fo:font-size="14pt" fo:font-weight="bold" officeooo:rsid="0058500a" officeooo:paragraph-rsid="00747c5f" style:font-size-asian="14pt" style:font-weight-asian="bold" style:font-size-complex="14pt" style:font-weight-complex="bold"/>
    </style:style>
    <style:style style:name="P131"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fo:font-size="14pt" style:text-underline-style="none" fo:font-weight="bold" officeooo:rsid="0075d0a6" officeooo:paragraph-rsid="0084aff9" style:font-size-asian="14pt" style:font-weight-asian="bold" style:font-size-complex="14pt" style:font-weight-complex="bold"/>
    </style:style>
    <style:style style:name="P132"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fo:font-size="14pt" style:text-underline-style="none" fo:font-weight="bold" officeooo:rsid="0084aff9" officeooo:paragraph-rsid="008a0ab5" style:font-size-asian="14pt" style:font-weight-asian="bold" style:font-size-complex="14pt" style:font-weight-complex="bold"/>
    </style:style>
    <style:style style:name="P133"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fo:font-size="14pt" style:text-underline-style="none" fo:font-weight="bold" officeooo:rsid="0084aff9" officeooo:paragraph-rsid="009eb11e" style:font-size-asian="14pt" style:font-weight-asian="bold" style:font-size-complex="14pt" style:font-weight-complex="bold"/>
    </style:style>
    <style:style style:name="P134"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fo:font-size="14pt" style:text-underline-style="none" fo:font-weight="bold" officeooo:rsid="0084aff9" officeooo:paragraph-rsid="00a2a41d" style:font-size-asian="14pt" style:font-weight-asian="bold" style:font-size-complex="14pt" style:font-weight-complex="bold"/>
    </style:style>
    <style:style style:name="P135"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fo:font-size="14pt" style:text-underline-style="none" fo:font-weight="bold" officeooo:rsid="00a5ad10" officeooo:paragraph-rsid="00a5ad10" style:font-size-asian="14pt" style:font-weight-asian="bold" style:font-size-complex="14pt" style:font-weight-complex="bold"/>
    </style:style>
    <style:style style:name="P136"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fo:font-size="14pt" style:text-underline-style="none" fo:font-weight="bold" officeooo:rsid="00a5ad10" officeooo:paragraph-rsid="00ab5958" style:font-size-asian="14pt" style:font-weight-asian="bold" style:font-size-complex="14pt" style:font-weight-complex="bold"/>
    </style:style>
    <style:style style:name="P137"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fo:font-size="14pt" style:text-underline-style="none" fo:font-weight="bold" officeooo:rsid="00a5ad10" officeooo:paragraph-rsid="00bbaf23" style:font-size-asian="14pt" style:font-weight-asian="bold" style:font-size-complex="14pt" style:font-weight-complex="bold"/>
    </style:style>
    <style:style style:name="P138"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fo:font-weight="normal" officeooo:rsid="006cd649" officeooo:paragraph-rsid="00747c5f" style:font-size-asian="12pt" style:font-weight-asian="normal" style:font-size-complex="12pt" style:font-weight-complex="normal"/>
    </style:style>
    <style:style style:name="P139"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fo:font-weight="normal" officeooo:rsid="006cd649" officeooo:paragraph-rsid="0074c762" style:font-size-asian="12pt" style:font-weight-asian="normal" style:font-size-complex="12pt" style:font-weight-complex="normal"/>
    </style:style>
    <style:style style:name="P140"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fo:font-weight="normal" officeooo:rsid="0074c762" officeooo:paragraph-rsid="0074c762" style:font-size-asian="12pt" style:font-weight-asian="normal" style:font-size-complex="12pt" style:font-weight-complex="normal"/>
    </style:style>
    <style:style style:name="P141"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fo:font-weight="normal" officeooo:rsid="0075bae7" officeooo:paragraph-rsid="0075bae7" style:font-size-asian="12pt" style:font-weight-asian="normal" style:font-size-complex="12pt" style:font-weight-complex="normal"/>
    </style:style>
    <style:style style:name="P142"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fo:font-weight="normal" officeooo:rsid="00747c5f" officeooo:paragraph-rsid="0074c762" style:font-size-asian="12pt" style:font-weight-asian="normal" style:font-size-complex="12pt" style:font-weight-complex="normal"/>
    </style:style>
    <style:style style:name="P143"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fo:font-weight="normal" officeooo:rsid="00747c5f" officeooo:paragraph-rsid="00935d78" style:font-size-asian="12pt" style:font-weight-asian="normal" style:font-size-complex="12pt" style:font-weight-complex="normal"/>
    </style:style>
    <style:style style:name="P144"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2pt" fo:font-weight="normal" officeooo:rsid="009410a4" officeooo:paragraph-rsid="009410a4" style:font-size-asian="12pt" style:font-weight-asian="normal" style:font-size-complex="12pt" style:font-weight-complex="normal"/>
    </style:style>
    <style:style style:name="P145"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font-size="12pt" fo:font-weight="normal" officeooo:rsid="00982771" officeooo:paragraph-rsid="00982771" style:font-size-asian="12pt" style:font-weight-asian="normal" style:font-size-complex="12pt" style:font-weight-complex="normal"/>
    </style:style>
    <style:style style:name="P146"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font-size="12pt" fo:font-weight="normal" officeooo:rsid="009a0f50" officeooo:paragraph-rsid="009a0f50" style:font-size-asian="12pt" style:font-weight-asian="normal" style:font-size-complex="12pt" style:font-weight-complex="normal"/>
    </style:style>
    <style:style style:name="P147"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font-size="12pt" fo:font-weight="normal" officeooo:rsid="009bfc68" officeooo:paragraph-rsid="009bfc68" style:font-size-asian="12pt" style:font-weight-asian="normal" style:font-size-complex="12pt" style:font-weight-complex="normal"/>
    </style:style>
    <style:style style:name="P148"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font-size="12pt" fo:font-weight="normal" officeooo:rsid="009cc853" officeooo:paragraph-rsid="009cc853" style:font-size-asian="12pt" style:font-weight-asian="normal" style:font-size-complex="12pt" style:font-weight-complex="normal"/>
    </style:style>
    <style:style style:name="P149"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font-size="12pt" fo:font-weight="normal" officeooo:rsid="009dfaaa" officeooo:paragraph-rsid="009bfc68" style:font-size-asian="12pt" style:font-weight-asian="normal" style:font-size-complex="12pt" style:font-weight-complex="normal"/>
    </style:style>
    <style:style style:name="P150"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font-size="12pt" style:text-underline-style="none" fo:font-weight="normal" officeooo:rsid="007a1c51" officeooo:paragraph-rsid="007a1c51" style:font-size-asian="12pt" style:font-weight-asian="normal" style:font-size-complex="12pt" style:font-weight-complex="normal"/>
    </style:style>
    <style:style style:name="P151"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font-size="12pt" style:text-underline-style="none" fo:font-weight="normal" officeooo:rsid="00a89aa4" officeooo:paragraph-rsid="00a89aa4" style:font-size-asian="12pt" style:font-weight-asian="normal" style:font-size-complex="12pt" style:font-weight-complex="normal"/>
    </style:style>
    <style:style style:name="P152"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font-size="12pt" style:text-underline-style="none" fo:font-weight="normal" officeooo:rsid="00aa01ca" officeooo:paragraph-rsid="00aa01ca" style:font-size-asian="12pt" style:font-weight-asian="normal" style:font-size-complex="12pt" style:font-weight-complex="normal"/>
    </style:style>
    <style:style style:name="P153"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font-size="12pt" style:text-underline-style="none" fo:font-weight="normal" officeooo:rsid="00b3ebd0" officeooo:paragraph-rsid="00b3ebd0" style:font-size-asian="12pt" style:font-weight-asian="normal" style:font-size-complex="12pt" style:font-weight-complex="normal"/>
    </style:style>
    <style:style style:name="P154"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font-size="12pt" style:text-underline-style="none" fo:font-weight="normal" officeooo:rsid="00b7371c" officeooo:paragraph-rsid="00b7371c" style:font-size-asian="12pt" style:font-weight-asian="normal" style:font-size-complex="12pt" style:font-weight-complex="normal"/>
    </style:style>
    <style:style style:name="P155"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font-size="12pt" style:text-underline-style="none" fo:font-weight="normal" officeooo:rsid="00b42ef0" officeooo:paragraph-rsid="00b42ef0" style:font-size-asian="12pt" style:font-weight-asian="normal" style:font-size-complex="12pt" style:font-weight-complex="normal"/>
    </style:style>
    <style:style style:name="P156"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font-size="12pt" style:text-underline-style="none" fo:font-weight="normal" officeooo:rsid="00b87e2f" officeooo:paragraph-rsid="00bc7426" style:font-size-asian="12pt" style:font-weight-asian="normal" style:font-size-complex="12pt" style:font-weight-complex="normal"/>
    </style:style>
    <style:style style:name="P157"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font-size="12pt" style:text-underline-style="none" fo:font-weight="normal" officeooo:rsid="00bc7426" officeooo:paragraph-rsid="00bc7426" style:font-size-asian="12pt" style:font-weight-asian="normal" style:font-size-complex="12pt" style:font-weight-complex="normal"/>
    </style:style>
    <style:style style:name="P158"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font-size="12pt" style:text-underline-style="none" fo:font-weight="normal" officeooo:rsid="00bdf090" officeooo:paragraph-rsid="00bdf090" style:font-size-asian="12pt" style:font-weight-asian="normal" style:font-size-complex="12pt" style:font-weight-complex="normal"/>
    </style:style>
    <style:style style:name="P159"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font-size="12pt" style:text-underline-style="none" fo:font-weight="normal" officeooo:rsid="00bdf090" officeooo:paragraph-rsid="00be2f28" style:font-size-asian="12pt" style:font-weight-asian="normal" style:font-size-complex="12pt" style:font-weight-complex="normal"/>
    </style:style>
    <style:style style:name="P160"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font-size="12pt" style:text-underline-style="none" fo:font-weight="normal" officeooo:rsid="00bdbd1f" officeooo:paragraph-rsid="00bdbd1f" style:font-size-asian="12pt" style:font-weight-asian="normal" style:font-size-complex="12pt" style:font-weight-complex="normal"/>
    </style:style>
    <style:style style:name="P161"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font-size="12pt" style:text-underline-style="none" fo:font-weight="normal" officeooo:rsid="00be2f28" officeooo:paragraph-rsid="00be2f28" style:font-size-asian="12pt" style:font-weight-asian="normal" style:font-size-complex="12pt" style:font-weight-complex="normal"/>
    </style:style>
    <style:style style:name="P162"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font-size="12pt" style:text-underline-style="none" fo:font-weight="normal" officeooo:rsid="00bfee7a" officeooo:paragraph-rsid="00bfee7a" style:font-size-asian="12pt" style:font-weight-asian="normal" style:font-size-complex="12pt" style:font-weight-complex="normal"/>
    </style:style>
    <style:style style:name="P163"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font-size="12pt" style:text-underline-style="none" fo:font-weight="normal" officeooo:rsid="00c4e530" officeooo:paragraph-rsid="00c4e530" style:font-size-asian="12pt" style:font-weight-asian="normal" style:font-size-complex="12pt" style:font-weight-complex="normal"/>
    </style:style>
    <style:style style:name="P164"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font-size="12pt" style:text-underline-style="none" fo:font-weight="normal" officeooo:rsid="00c549a3" officeooo:paragraph-rsid="00c549a3" style:font-size-asian="12pt" style:font-weight-asian="normal" style:font-size-complex="12pt" style:font-weight-complex="normal"/>
    </style:style>
    <style:style style:name="P165"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font-size="12pt" style:text-underline-style="none" fo:font-weight="normal" officeooo:rsid="00c66507" officeooo:paragraph-rsid="00c66507" style:font-size-asian="12pt" style:font-weight-asian="normal" style:font-size-complex="12pt" style:font-weight-complex="normal"/>
    </style:style>
    <style:style style:name="P166"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font-size="12pt" style:text-underline-style="none" fo:font-weight="normal" officeooo:rsid="00c6ef02" officeooo:paragraph-rsid="00c6ef02" style:font-size-asian="12pt" style:font-weight-asian="normal" style:font-size-complex="12pt" style:font-weight-complex="normal"/>
    </style:style>
    <style:style style:name="P167"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font-size="12pt" style:text-underline-style="none" fo:font-weight="normal" officeooo:rsid="00c7bd2c" officeooo:paragraph-rsid="00c7bd2c" style:font-size-asian="12pt" style:font-weight-asian="normal" style:font-size-complex="12pt" style:font-weight-complex="normal"/>
    </style:style>
    <style:style style:name="P168"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font-size="12pt" style:text-underline-style="none" fo:font-weight="normal" officeooo:rsid="00c894aa" officeooo:paragraph-rsid="00c894aa" style:font-size-asian="12pt" style:font-weight-asian="normal" style:font-size-complex="12pt" style:font-weight-complex="normal"/>
    </style:style>
    <style:style style:name="P169"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font-size="12pt" style:text-underline-style="none" fo:font-weight="bold" officeooo:rsid="00bdf090" officeooo:paragraph-rsid="00bdf090" style:font-size-asian="12pt" style:font-weight-asian="bold" style:font-size-complex="12pt" style:font-weight-complex="bold"/>
    </style:style>
    <style:style style:name="P170"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font-size="14pt" style:text-underline-style="none" fo:font-weight="bold" officeooo:rsid="0075d0a6" officeooo:paragraph-rsid="0075d0a6" style:font-size-asian="14pt" style:font-weight-asian="bold" style:font-size-complex="14pt" style:font-weight-complex="bold"/>
    </style:style>
    <style:style style:name="P171"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font-size="14pt" style:text-underline-style="none" fo:font-weight="bold" officeooo:rsid="0075d0a6" officeooo:paragraph-rsid="007f2955" style:font-size-asian="14pt" style:font-weight-asian="bold" style:font-size-complex="14pt" style:font-weight-complex="bold"/>
    </style:style>
    <style:style style:name="P172"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font-size="14pt" style:text-underline-style="none" fo:font-weight="bold" officeooo:rsid="00a74650" officeooo:paragraph-rsid="00a74650" style:font-size-asian="14pt" style:font-weight-asian="bold" style:font-size-complex="14pt" style:font-weight-complex="bold"/>
    </style:style>
    <style:style style:name="P173"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font-size="14pt" style:text-underline-style="none" fo:font-weight="bold" officeooo:rsid="00a89aa4" officeooo:paragraph-rsid="00a89aa4" style:font-size-asian="14pt" style:font-weight-asian="bold" style:font-size-complex="14pt" style:font-weight-complex="bold"/>
    </style:style>
    <style:style style:name="P174"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font-size="14pt" style:text-underline-style="none" fo:font-weight="bold" officeooo:rsid="00ace989" officeooo:paragraph-rsid="00b3ebd0" style:font-size-asian="14pt" style:font-weight-asian="bold" style:font-size-complex="14pt" style:font-weight-complex="bold"/>
    </style:style>
    <style:style style:name="P175"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font-size="14pt" style:text-underline-style="none" fo:font-weight="bold" officeooo:rsid="00b3ebd0" officeooo:paragraph-rsid="00b3ebd0" style:font-size-asian="14pt" style:font-weight-asian="bold" style:font-size-complex="14pt" style:font-weight-complex="bold"/>
    </style:style>
    <style:style style:name="P176"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font-size="14pt" style:text-underline-style="none" fo:font-weight="bold" officeooo:rsid="00b42ef0" officeooo:paragraph-rsid="00b42ef0" style:font-size-asian="14pt" style:font-weight-asian="bold" style:font-size-complex="14pt" style:font-weight-complex="bold"/>
    </style:style>
    <style:style style:name="P177"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font-size="14pt" style:text-underline-style="none" fo:font-weight="bold" officeooo:rsid="00b87e2f" officeooo:paragraph-rsid="00b87e2f" style:font-size-asian="14pt" style:font-weight-asian="bold" style:font-size-complex="14pt" style:font-weight-complex="bold"/>
    </style:style>
    <style:style style:name="P178" style:family="paragraph" style:parent-style-name="Standard">
      <loext:graphic-properties draw:fill="none"/>
      <style:paragraph-properties fo:margin-left="1.3cm" fo:margin-right="0cm" fo:text-align="center" style:justify-single-word="false" fo:text-indent="0cm" style:auto-text-indent="false" fo:background-color="transparent"/>
      <style:text-properties fo:font-size="16pt" style:text-underline-style="solid" style:text-underline-width="auto" style:text-underline-color="font-color" fo:font-weight="bold" officeooo:rsid="0043b9ca" officeooo:paragraph-rsid="0075d0a6" style:font-size-asian="16pt" style:font-weight-asian="bold" style:font-size-complex="16pt" style:font-weight-complex="bold"/>
    </style:style>
    <style:style style:name="P179"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0pt" fo:font-weight="normal" officeooo:rsid="009410a4" officeooo:paragraph-rsid="009410a4" style:font-size-asian="10pt" style:font-weight-asian="normal" style:font-size-complex="10pt" style:font-weight-complex="normal"/>
    </style:style>
    <style:style style:name="P180"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font-size="10pt" style:text-underline-style="none" fo:font-weight="bold" officeooo:rsid="00a89aa4" officeooo:paragraph-rsid="00a89aa4" style:font-size-asian="10pt" style:font-weight-asian="bold" style:font-size-complex="10pt" style:font-weight-complex="bold"/>
    </style:style>
    <style:style style:name="P181"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font-size="10pt" style:text-underline-style="none" fo:font-weight="normal" officeooo:rsid="00aa01ca" officeooo:paragraph-rsid="00aa01ca" style:font-size-asian="10pt" style:font-weight-asian="normal" style:font-size-complex="10pt" style:font-weight-complex="normal"/>
    </style:style>
    <style:style style:name="P182"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8pt" fo:font-weight="normal" officeooo:rsid="009410a4" officeooo:paragraph-rsid="009410a4" style:font-size-asian="8pt" style:font-weight-asian="normal" style:font-size-complex="8pt" style:font-weight-complex="normal"/>
    </style:style>
    <style:style style:name="P183"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size="11pt" fo:font-weight="normal" officeooo:rsid="006da8de" officeooo:paragraph-rsid="0074c762" style:font-size-asian="11pt" style:font-weight-asian="normal" style:font-size-complex="11pt" style:font-weight-complex="normal"/>
    </style:style>
    <style:style style:name="P184"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font-size="11pt" style:text-underline-style="none" fo:font-weight="bold" officeooo:rsid="00a89aa4" officeooo:paragraph-rsid="00a89aa4" style:font-size-asian="11pt" style:font-weight-asian="bold" style:font-size-complex="11pt" style:font-weight-complex="bold"/>
    </style:style>
    <style:style style:name="P185"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font-size="11pt" style:text-underline-style="none" fo:font-weight="normal" officeooo:rsid="00aa01ca" officeooo:paragraph-rsid="00aa01ca" style:font-size-asian="11pt" style:font-weight-asian="normal" style:font-size-complex="11pt" style:font-weight-complex="normal"/>
    </style:style>
    <style:style style:name="P186" style:family="paragraph" style:parent-style-name="Standard">
      <loext:graphic-properties draw:fill="none"/>
      <style:paragraph-properties fo:margin-left="1.3cm" fo:margin-right="0cm" fo:text-indent="0cm" style:auto-text-indent="false" fo:background-color="transparent"/>
      <style:text-properties officeooo:rsid="000393c2" officeooo:paragraph-rsid="000393c2"/>
    </style:style>
    <style:style style:name="P187"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fo:font-size="12pt" fo:font-weight="normal" officeooo:rsid="006cd649" officeooo:paragraph-rsid="00747c5f" style:font-size-asian="12pt" style:font-weight-asian="normal" style:font-size-complex="12pt" style:font-weight-complex="normal"/>
    </style:style>
    <style:style style:name="P188"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fo:font-size="12pt" fo:font-weight="normal" officeooo:rsid="0074c762" officeooo:paragraph-rsid="0074c762" style:font-size-asian="12pt" style:font-weight-asian="normal" style:font-size-complex="12pt" style:font-weight-complex="normal"/>
    </style:style>
    <style:style style:name="P189"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fo:font-size="12pt" fo:font-weight="normal" officeooo:rsid="00747c5f" officeooo:paragraph-rsid="00935d78" style:font-size-asian="12pt" style:font-weight-asian="normal" style:font-size-complex="12pt" style:font-weight-complex="normal"/>
    </style:style>
    <style:style style:name="P190" style:family="paragraph" style:parent-style-name="Standard" style:master-page-name="">
      <loext:graphic-properties draw:fill="none"/>
      <style:paragraph-properties fo:margin-left="1.3cm" fo:margin-right="0cm" fo:text-align="start" style:justify-single-word="false" fo:text-indent="0cm" style:auto-text-indent="false" style:page-number="auto" fo:background-color="transparent"/>
      <style:text-properties fo:font-size="12pt" style:text-underline-style="none" fo:font-weight="normal" officeooo:rsid="00be2f28" officeooo:paragraph-rsid="00be2f28" style:font-size-asian="12pt" style:font-weight-asian="normal" style:font-size-complex="12pt" style:font-weight-complex="normal"/>
    </style:style>
    <style:style style:name="P191" style:family="paragraph" style:parent-style-name="Standard" style:master-page-name="">
      <loext:graphic-properties draw:fill="none"/>
      <style:paragraph-properties fo:margin-left="1.3cm" fo:margin-right="0cm" fo:text-align="start" style:justify-single-word="false" fo:text-indent="0cm" style:auto-text-indent="false" style:page-number="auto" fo:background-color="transparent"/>
      <style:text-properties fo:font-size="14pt" style:text-underline-style="none" fo:font-weight="bold" officeooo:rsid="00a5ad10" officeooo:paragraph-rsid="00a5ad10" style:font-size-asian="14pt" style:font-weight-asian="bold" style:font-size-complex="14pt" style:font-weight-complex="bold"/>
    </style:style>
    <style:style style:name="P192" style:family="paragraph" style:parent-style-name="Standard" style:master-page-name="">
      <loext:graphic-properties draw:fill="none"/>
      <style:paragraph-properties fo:margin-left="1.3cm" fo:margin-right="0cm" fo:text-align="start" style:justify-single-word="false" fo:text-indent="0cm" style:auto-text-indent="false" style:page-number="auto" fo:background-color="transparent"/>
      <style:text-properties fo:font-size="14pt" style:text-underline-style="none" fo:font-weight="bold" officeooo:rsid="00a5ad10" officeooo:paragraph-rsid="00bc7426" style:font-size-asian="14pt" style:font-weight-asian="bold" style:font-size-complex="14pt" style:font-weight-complex="bold"/>
    </style:style>
    <style:style style:name="P193" style:family="paragraph" style:parent-style-name="Standard" style:master-page-name="">
      <loext:graphic-properties draw:fill="none"/>
      <style:paragraph-properties fo:margin-left="1.3cm" fo:margin-right="0cm" fo:text-align="start" style:justify-single-word="false" fo:text-indent="0cm" style:auto-text-indent="false" style:page-number="auto" fo:background-color="transparent"/>
      <style:text-properties fo:font-size="14pt" style:text-underline-style="none" fo:font-weight="bold" officeooo:rsid="00ab5958" officeooo:paragraph-rsid="00ab5958" style:font-size-asian="14pt" style:font-weight-asian="bold" style:font-size-complex="14pt" style:font-weight-complex="bold"/>
    </style:style>
    <style:style style:name="P194" style:family="paragraph" style:parent-style-name="Standard" style:master-page-name="">
      <loext:graphic-properties draw:fill="none"/>
      <style:paragraph-properties fo:margin-left="1.3cm" fo:margin-right="0cm" fo:text-align="start" style:justify-single-word="false" fo:text-indent="0cm" style:auto-text-indent="false" style:page-number="auto" fo:background-color="transparent"/>
      <style:text-properties fo:font-size="14pt" style:text-underline-style="none" fo:font-weight="bold" officeooo:rsid="00b7371c" officeooo:paragraph-rsid="00b87e2f" style:font-size-asian="14pt" style:font-weight-asian="bold" style:font-size-complex="14pt" style:font-weight-complex="bold"/>
    </style:style>
    <style:style style:name="P195" style:family="paragraph" style:parent-style-name="Standard" style:master-page-name="">
      <loext:graphic-properties draw:fill="none"/>
      <style:paragraph-properties fo:margin-left="1.3cm" fo:margin-right="0cm" fo:text-indent="0cm" style:auto-text-indent="false" style:page-number="auto" fo:background-color="transparent"/>
      <style:text-properties officeooo:rsid="000393c2" officeooo:paragraph-rsid="000393c2"/>
    </style:style>
    <style:style style:name="P196" style:family="paragraph" style:parent-style-name="Standard" style:master-page-name="">
      <loext:graphic-properties draw:fill="none"/>
      <style:paragraph-properties fo:margin-left="1.3cm" fo:margin-right="0cm" fo:text-indent="0cm" style:auto-text-indent="false" style:page-number="auto" fo:background-color="transparent"/>
    </style:style>
    <style:style style:name="P197" style:family="paragraph" style:parent-style-name="Standard">
      <loext:graphic-properties draw:fill="none"/>
      <style:paragraph-properties fo:margin-left="1.3cm" fo:margin-right="0cm" fo:text-align="justify" style:justify-single-word="false" fo:text-indent="0cm" style:auto-text-indent="false" fo:break-before="page" fo:background-color="transparent"/>
      <style:text-properties fo:font-size="12pt" fo:font-weight="normal" officeooo:rsid="0074c762" officeooo:paragraph-rsid="0074c762" style:font-size-asian="12pt" style:font-weight-asian="normal" style:font-size-complex="12pt" style:font-weight-complex="normal"/>
    </style:style>
    <style:style style:name="P198" style:family="paragraph" style:parent-style-name="Standard" style:master-page-name="">
      <loext:graphic-properties draw:fill="none"/>
      <style:paragraph-properties fo:margin-left="2.6cm" fo:margin-right="0cm" fo:text-align="justify" style:justify-single-word="false" fo:text-indent="0cm" style:auto-text-indent="false" style:page-number="auto" fo:background-color="transparent"/>
      <style:text-properties fo:font-size="12pt" fo:font-weight="normal" officeooo:rsid="006cd649" officeooo:paragraph-rsid="0074c762" style:font-size-asian="12pt" style:font-weight-asian="normal" style:font-size-complex="12pt" style:font-weight-complex="normal"/>
    </style:style>
    <style:style style:name="P199" style:family="paragraph" style:parent-style-name="Standard" style:master-page-name="">
      <loext:graphic-properties draw:fill="none"/>
      <style:paragraph-properties fo:margin-left="2.6cm" fo:margin-right="0cm" fo:text-indent="0cm" style:auto-text-indent="false" style:page-number="auto" fo:background-color="transparent"/>
      <style:text-properties fo:font-size="12pt" fo:font-weight="normal" officeooo:rsid="006cd649" officeooo:paragraph-rsid="00716218" style:font-size-asian="12pt" style:font-weight-asian="normal" style:font-size-complex="12pt" style:font-weight-complex="normal"/>
    </style:style>
    <style:style style:name="P200" style:family="paragraph" style:parent-style-name="Standard">
      <loext:graphic-properties draw:fill="none"/>
      <style:paragraph-properties fo:margin-left="2.6cm" fo:margin-right="0cm" fo:text-indent="0cm" style:auto-text-indent="false" fo:background-color="transparent"/>
      <style:text-properties fo:font-size="12pt" fo:font-weight="normal" officeooo:rsid="006cd649" officeooo:paragraph-rsid="00716218" style:font-size-asian="12pt" style:font-weight-asian="normal" style:font-size-complex="12pt" style:font-weight-complex="normal"/>
    </style:style>
    <style:style style:name="P201" style:family="paragraph" style:parent-style-name="Standard">
      <loext:graphic-properties draw:fill="none"/>
      <style:paragraph-properties fo:margin-left="2.6cm" fo:margin-right="0cm" fo:text-align="justify" style:justify-single-word="false" fo:text-indent="0cm" style:auto-text-indent="false" fo:background-color="transparent"/>
      <style:text-properties fo:font-size="12pt" fo:font-weight="normal" officeooo:rsid="0074c762" officeooo:paragraph-rsid="0074c762" style:font-size-asian="12pt" style:font-weight-asian="normal" style:font-size-complex="12pt" style:font-weight-complex="normal"/>
    </style:style>
    <style:style style:name="P202" style:family="paragraph" style:parent-style-name="Standard" style:master-page-name="">
      <loext:graphic-properties draw:fill="none"/>
      <style:paragraph-properties fo:margin-left="2.499cm" fo:margin-right="0cm" fo:text-align="justify" style:justify-single-word="false" fo:text-indent="0cm" style:auto-text-indent="false" style:page-number="auto" fo:background-color="transparent"/>
      <style:text-properties fo:font-size="12pt" fo:font-weight="normal" officeooo:rsid="0075bae7" officeooo:paragraph-rsid="0075bae7" style:font-size-asian="12pt" style:font-weight-asian="normal" style:font-size-complex="12pt" style:font-weight-complex="normal"/>
    </style:style>
    <style:style style:name="P203" style:family="paragraph" style:parent-style-name="Standard" style:master-page-name="">
      <loext:graphic-properties draw:fill="none"/>
      <style:paragraph-properties fo:margin-left="2.499cm" fo:margin-right="0cm" fo:text-indent="0cm" style:auto-text-indent="false" style:page-number="auto" fo:background-color="transparent"/>
      <style:text-properties fo:font-size="12pt" fo:font-weight="normal" officeooo:rsid="00716218" officeooo:paragraph-rsid="00716218" style:font-size-asian="12pt" style:font-weight-asian="normal" style:font-size-complex="12pt" style:font-weight-complex="normal"/>
    </style:style>
    <style:style style:name="P204" style:family="paragraph" style:parent-style-name="Standard">
      <loext:graphic-properties draw:fill="none"/>
      <style:paragraph-properties fo:margin-left="2.499cm" fo:margin-right="0cm" fo:text-align="justify" style:justify-single-word="false" fo:text-indent="0cm" style:auto-text-indent="false" fo:background-color="transparent"/>
      <style:text-properties fo:font-size="12pt" fo:font-weight="normal" officeooo:rsid="0075bae7" officeooo:paragraph-rsid="0075bae7" style:font-size-asian="12pt" style:font-weight-asian="normal" style:font-size-complex="12pt" style:font-weight-complex="normal"/>
    </style:style>
    <style:style style:name="P205" style:family="paragraph" style:parent-style-name="Standard">
      <loext:graphic-properties draw:fill="none"/>
      <style:paragraph-properties fo:margin-left="2.499cm" fo:margin-right="0cm" fo:text-indent="0cm" style:auto-text-indent="false" fo:background-color="transparent"/>
      <style:text-properties fo:font-size="12pt" fo:font-weight="normal" officeooo:rsid="00716218" officeooo:paragraph-rsid="00716218" style:font-size-asian="12pt" style:font-weight-asian="normal" style:font-size-complex="12pt" style:font-weight-complex="normal"/>
    </style:style>
    <style:style style:name="P206" style:family="paragraph" style:parent-style-name="Standard" style:master-page-name="">
      <loext:graphic-properties draw:fill="none"/>
      <style:paragraph-properties fo:margin-left="1.799cm" fo:margin-right="0cm" fo:text-align="justify" style:justify-single-word="false" fo:text-indent="0cm" style:auto-text-indent="false" style:page-number="auto" fo:background-color="transparent">
        <style:tab-stops>
          <style:tab-stop style:position="2.302cm"/>
        </style:tab-stops>
      </style:paragraph-properties>
      <style:text-properties fo:font-size="12pt" fo:font-weight="bold" officeooo:rsid="006cd649" officeooo:paragraph-rsid="00716218" style:font-size-asian="12pt" style:font-weight-asian="bold" style:font-size-complex="12pt" style:font-weight-complex="bold"/>
    </style:style>
    <style:style style:name="P207" style:family="paragraph" style:parent-style-name="Standard" style:master-page-name="">
      <loext:graphic-properties draw:fill="none"/>
      <style:paragraph-properties fo:margin-left="1.799cm" fo:margin-right="0cm" fo:text-align="justify" style:justify-single-word="false" fo:text-indent="0cm" style:auto-text-indent="false" style:page-number="auto" fo:background-color="transparent"/>
      <style:text-properties fo:font-size="12pt" fo:font-weight="normal" officeooo:rsid="006cd649" officeooo:paragraph-rsid="00716218" style:font-size-asian="12pt" style:font-weight-asian="normal" style:font-size-complex="12pt" style:font-weight-complex="normal"/>
    </style:style>
    <style:style style:name="P208" style:family="paragraph" style:parent-style-name="Standard" style:master-page-name="">
      <loext:graphic-properties draw:fill="none"/>
      <style:paragraph-properties fo:margin-left="1.799cm" fo:margin-right="0cm" fo:text-align="start" style:justify-single-word="false" fo:text-indent="0cm" style:auto-text-indent="false" style:page-number="auto" fo:background-color="transparent"/>
      <style:text-properties fo:font-size="12pt" style:text-underline-style="none" fo:font-weight="normal" officeooo:rsid="009008c7" officeooo:paragraph-rsid="009008c7" style:font-size-asian="12pt" style:font-weight-asian="normal" style:font-size-complex="12pt" style:font-weight-complex="normal"/>
    </style:style>
    <style:style style:name="P209" style:family="paragraph" style:parent-style-name="Standard" style:master-page-name="">
      <loext:graphic-properties draw:fill="none"/>
      <style:paragraph-properties fo:margin-left="1.799cm" fo:margin-right="0cm" fo:text-align="start" style:justify-single-word="false" fo:text-indent="0cm" style:auto-text-indent="false" style:page-number="auto" fo:background-color="transparent"/>
      <style:text-properties fo:font-size="12pt" style:text-underline-style="none" fo:font-weight="normal" officeooo:rsid="0090b4ed" officeooo:paragraph-rsid="0090b4ed" style:font-size-asian="12pt" style:font-weight-asian="normal" style:font-size-complex="12pt" style:font-weight-complex="normal"/>
    </style:style>
    <style:style style:name="P210" style:family="paragraph" style:parent-style-name="Standard" style:master-page-name="">
      <loext:graphic-properties draw:fill="none"/>
      <style:paragraph-properties fo:margin-left="1.799cm" fo:margin-right="0cm" fo:text-align="start" style:justify-single-word="false" fo:text-indent="0cm" style:auto-text-indent="false" style:page-number="auto" fo:background-color="transparent"/>
      <style:text-properties fo:font-size="12pt" style:text-underline-style="none" fo:font-weight="normal" officeooo:rsid="0090b4ed" officeooo:paragraph-rsid="009186bb" style:font-size-asian="12pt" style:font-weight-asian="normal" style:font-size-complex="12pt" style:font-weight-complex="normal"/>
    </style:style>
    <style:style style:name="P211" style:family="paragraph" style:parent-style-name="Standard" style:master-page-name="">
      <loext:graphic-properties draw:fill="none"/>
      <style:paragraph-properties fo:margin-left="1.799cm" fo:margin-right="0cm" fo:text-align="start" style:justify-single-word="false" fo:text-indent="0cm" style:auto-text-indent="false" style:page-number="auto" fo:background-color="transparent"/>
      <style:text-properties fo:font-size="12pt" style:text-underline-style="none" fo:font-weight="normal" officeooo:rsid="00893e47" officeooo:paragraph-rsid="00893e47" style:font-size-asian="12pt" style:font-weight-asian="normal" style:font-size-complex="12pt" style:font-weight-complex="normal"/>
    </style:style>
    <style:style style:name="P212" style:family="paragraph" style:parent-style-name="Standard" style:master-page-name="">
      <loext:graphic-properties draw:fill="none"/>
      <style:paragraph-properties fo:margin-left="1.799cm" fo:margin-right="0cm" fo:text-indent="0cm" style:auto-text-indent="false" style:page-number="auto" fo:background-color="transparent"/>
      <style:text-properties fo:font-size="14pt" fo:font-weight="bold" officeooo:rsid="0058500a" officeooo:paragraph-rsid="00716218" style:font-size-asian="14pt" style:font-weight-asian="bold" style:font-size-complex="14pt" style:font-weight-complex="bold"/>
    </style:style>
    <style:style style:name="P213" style:family="paragraph" style:parent-style-name="Standard" style:master-page-name="">
      <loext:graphic-properties draw:fill="none"/>
      <style:paragraph-properties fo:margin-left="1.799cm" fo:margin-right="0cm" fo:text-align="start" style:justify-single-word="false" fo:text-indent="0cm" style:auto-text-indent="false" style:page-number="auto" fo:background-color="transparent"/>
      <style:text-properties fo:font-size="14pt" style:text-underline-style="none" fo:font-weight="bold" officeooo:rsid="0075d0a6" officeooo:paragraph-rsid="00873281" style:font-size-asian="14pt" style:font-weight-asian="bold" style:font-size-complex="14pt" style:font-weight-complex="bold"/>
    </style:style>
    <style:style style:name="P214" style:family="paragraph" style:parent-style-name="Standard" style:master-page-name="">
      <loext:graphic-properties draw:fill="none"/>
      <style:paragraph-properties fo:margin-left="1.799cm" fo:margin-right="0cm" fo:text-align="start" style:justify-single-word="false" fo:text-indent="0cm" style:auto-text-indent="false" style:page-number="auto" fo:background-color="transparent"/>
      <style:text-properties fo:font-size="10pt" style:text-underline-style="none" fo:font-weight="normal" officeooo:rsid="008863c3" officeooo:paragraph-rsid="00893e47" style:font-size-asian="10pt" style:font-weight-asian="normal" style:font-size-complex="10pt" style:font-weight-complex="normal"/>
    </style:style>
    <style:style style:name="P215" style:family="paragraph" style:parent-style-name="Standard" style:master-page-name="">
      <loext:graphic-properties draw:fill="none"/>
      <style:paragraph-properties fo:margin-left="1.799cm" fo:margin-right="0cm" fo:text-align="start" style:justify-single-word="false" fo:text-indent="0cm" style:auto-text-indent="false" style:page-number="auto" fo:background-color="transparent"/>
      <style:text-properties fo:font-size="10pt" style:text-underline-style="none" fo:font-weight="normal" officeooo:rsid="008863c3" officeooo:paragraph-rsid="008863c3" style:font-size-asian="10pt" style:font-weight-asian="normal" style:font-size-complex="10pt" style:font-weight-complex="normal"/>
    </style:style>
    <style:style style:name="P216" style:family="paragraph" style:parent-style-name="Standard">
      <loext:graphic-properties draw:fill="none"/>
      <style:paragraph-properties fo:margin-left="1.799cm" fo:margin-right="0cm" fo:text-align="justify" style:justify-single-word="false" fo:text-indent="0cm" style:auto-text-indent="false" fo:background-color="transparent">
        <style:tab-stops>
          <style:tab-stop style:position="2.302cm"/>
        </style:tab-stops>
      </style:paragraph-properties>
      <style:text-properties fo:font-size="12pt" fo:font-weight="bold" officeooo:rsid="006cd649" officeooo:paragraph-rsid="00716218" style:font-size-asian="12pt" style:font-weight-asian="bold" style:font-size-complex="12pt" style:font-weight-complex="bold"/>
    </style:style>
    <style:style style:name="P217" style:family="paragraph" style:parent-style-name="Standard">
      <loext:graphic-properties draw:fill="none"/>
      <style:paragraph-properties fo:margin-left="1.799cm" fo:margin-right="0cm" fo:text-align="justify" style:justify-single-word="false" fo:text-indent="0cm" style:auto-text-indent="false" fo:background-color="transparent"/>
      <style:text-properties fo:font-size="12pt" fo:font-weight="normal" officeooo:rsid="00744211" officeooo:paragraph-rsid="00744211" style:font-size-asian="12pt" style:font-weight-asian="normal" style:font-size-complex="12pt" style:font-weight-complex="normal"/>
    </style:style>
    <style:style style:name="P218" style:family="paragraph" style:parent-style-name="Standard">
      <loext:graphic-properties draw:fill="none"/>
      <style:paragraph-properties fo:margin-left="1.799cm" fo:margin-right="0cm" fo:text-align="start" style:justify-single-word="false" fo:text-indent="0cm" style:auto-text-indent="false" fo:background-color="transparent"/>
      <style:text-properties fo:font-size="12pt" style:text-underline-style="none" fo:font-weight="normal" officeooo:rsid="009008c7" officeooo:paragraph-rsid="009008c7" style:font-size-asian="12pt" style:font-weight-asian="normal" style:font-size-complex="12pt" style:font-weight-complex="normal"/>
    </style:style>
    <style:style style:name="P219" style:family="paragraph" style:parent-style-name="Standard">
      <loext:graphic-properties draw:fill="none"/>
      <style:paragraph-properties fo:margin-left="1.799cm" fo:margin-right="0cm" fo:text-align="start" style:justify-single-word="false" fo:text-indent="0cm" style:auto-text-indent="false" fo:background-color="transparent"/>
      <style:text-properties fo:font-size="12pt" style:text-underline-style="none" fo:font-weight="normal" officeooo:rsid="0090b4ed" officeooo:paragraph-rsid="0090b4ed" style:font-size-asian="12pt" style:font-weight-asian="normal" style:font-size-complex="12pt" style:font-weight-complex="normal"/>
    </style:style>
    <style:style style:name="P220" style:family="paragraph" style:parent-style-name="Standard">
      <loext:graphic-properties draw:fill="none"/>
      <style:paragraph-properties fo:margin-left="1.799cm" fo:margin-right="0cm" fo:text-align="start" style:justify-single-word="false" fo:text-indent="0cm" style:auto-text-indent="false" fo:background-color="transparent"/>
      <style:text-properties fo:font-size="12pt" style:text-underline-style="none" fo:font-weight="normal" officeooo:rsid="0090b4ed" officeooo:paragraph-rsid="009186bb" style:font-size-asian="12pt" style:font-weight-asian="normal" style:font-size-complex="12pt" style:font-weight-complex="normal"/>
    </style:style>
    <style:style style:name="P221" style:family="paragraph" style:parent-style-name="Standard" style:master-page-name="">
      <loext:graphic-properties draw:fill="none"/>
      <style:paragraph-properties fo:margin-left="7.301cm" fo:margin-right="0cm" fo:text-align="start" style:justify-single-word="false" fo:text-indent="-5.2cm" style:auto-text-indent="false" style:page-number="auto" fo:background-color="transparent">
        <style:tab-stops/>
      </style:paragraph-properties>
      <style:text-properties fo:font-size="14pt" style:text-underline-style="none" fo:font-weight="bold" officeooo:rsid="007a1c51" officeooo:paragraph-rsid="007a1c51" style:font-size-asian="14pt" style:font-weight-asian="bold" style:font-size-complex="14pt" style:font-weight-complex="bold"/>
    </style:style>
    <style:style style:name="P222" style:family="paragraph" style:parent-style-name="Standard" style:master-page-name="">
      <loext:graphic-properties draw:fill="none"/>
      <style:paragraph-properties fo:margin-left="1.3cm" fo:margin-right="0cm" fo:text-align="start" style:justify-single-word="false" fo:text-indent="0.7cm" style:auto-text-indent="false" style:page-number="auto" fo:background-color="transparent"/>
      <style:text-properties fo:font-size="14pt" style:text-underline-style="none" fo:font-weight="bold" officeooo:rsid="007a1c51" officeooo:paragraph-rsid="007a1c51" style:font-size-asian="14pt" style:font-weight-asian="bold" style:font-size-complex="14pt" style:font-weight-complex="bold"/>
    </style:style>
    <style:style style:name="P223" style:family="paragraph" style:parent-style-name="Standard">
      <loext:graphic-properties draw:fill="none"/>
      <style:paragraph-properties fo:margin-left="1.3cm" fo:margin-right="0cm" fo:text-align="start" style:justify-single-word="false" fo:text-indent="0.7cm" style:auto-text-indent="false" fo:background-color="transparent"/>
      <style:text-properties fo:font-size="12pt" style:text-underline-style="none" fo:font-weight="normal" officeooo:rsid="007a1c51" officeooo:paragraph-rsid="007a1c51" style:font-size-asian="12pt" style:font-weight-asian="normal" style:font-size-complex="12pt" style:font-weight-complex="normal"/>
    </style:style>
    <style:style style:name="P224" style:family="paragraph" style:parent-style-name="Standard" style:master-page-name="">
      <loext:graphic-properties draw:fill="none"/>
      <style:paragraph-properties fo:margin-left="6.9cm" fo:margin-right="0cm" fo:text-align="start" style:justify-single-word="false" fo:text-indent="-5.001cm" style:auto-text-indent="false" style:page-number="auto" fo:background-color="transparent"/>
      <style:text-properties fo:font-size="14pt" style:text-underline-style="none" fo:font-weight="bold" officeooo:rsid="007a1c51" officeooo:paragraph-rsid="007a1c51" style:font-size-asian="14pt" style:font-weight-asian="bold" style:font-size-complex="14pt" style:font-weight-complex="bold"/>
    </style:style>
    <style:style style:name="P225" style:family="paragraph" style:parent-style-name="Standard" style:master-page-name="">
      <loext:graphic-properties draw:fill="none"/>
      <style:paragraph-properties fo:margin-left="1.499cm" fo:margin-right="0cm" fo:text-align="start" style:justify-single-word="false" fo:text-indent="0cm" style:auto-text-indent="false" style:page-number="auto" fo:background-color="transparent"/>
      <style:text-properties fo:font-size="12pt" style:text-underline-style="none" fo:font-weight="normal" officeooo:rsid="007a1c51" officeooo:paragraph-rsid="007f2955" style:font-size-asian="12pt" style:font-weight-asian="normal" style:font-size-complex="12pt" style:font-weight-complex="normal"/>
    </style:style>
    <style:style style:name="P226" style:family="paragraph" style:parent-style-name="Standard" style:master-page-name="">
      <loext:graphic-properties draw:fill="none"/>
      <style:paragraph-properties fo:margin-left="1.499cm" fo:margin-right="0cm" fo:text-align="start" style:justify-single-word="false" fo:text-indent="0cm" style:auto-text-indent="false" style:page-number="auto" fo:background-color="transparent"/>
      <style:text-properties fo:font-size="12pt" style:text-underline-style="none" fo:font-weight="normal" officeooo:rsid="007a1c51" officeooo:paragraph-rsid="007a1c51" style:font-size-asian="12pt" style:font-weight-asian="normal" style:font-size-complex="12pt" style:font-weight-complex="normal"/>
    </style:style>
    <style:style style:name="P227" style:family="paragraph" style:parent-style-name="Standard">
      <loext:graphic-properties draw:fill="none"/>
      <style:paragraph-properties fo:margin-left="1.499cm" fo:margin-right="0cm" fo:text-align="start" style:justify-single-word="false" fo:text-indent="0cm" style:auto-text-indent="false" fo:background-color="transparent"/>
      <style:text-properties fo:font-size="12pt" style:text-underline-style="none" fo:font-weight="normal" officeooo:rsid="00809b60" officeooo:paragraph-rsid="00809b60" style:font-size-asian="12pt" style:font-weight-asian="normal" style:font-size-complex="12pt" style:font-weight-complex="normal"/>
    </style:style>
    <style:style style:name="P228" style:family="paragraph" style:parent-style-name="Standard">
      <loext:graphic-properties draw:fill="none"/>
      <style:paragraph-properties fo:margin-left="1.499cm" fo:margin-right="0cm" fo:text-align="start" style:justify-single-word="false" fo:text-indent="0cm" style:auto-text-indent="false" fo:background-color="transparent"/>
      <style:text-properties fo:font-size="12pt" style:text-underline-style="none" fo:font-weight="normal" officeooo:rsid="00839272" officeooo:paragraph-rsid="00839272" style:font-size-asian="12pt" style:font-weight-asian="normal" style:font-size-complex="12pt" style:font-weight-complex="normal"/>
    </style:style>
    <style:style style:name="P229" style:family="paragraph" style:parent-style-name="Standard">
      <loext:graphic-properties draw:fill="none"/>
      <style:paragraph-properties fo:margin-left="1.499cm" fo:margin-right="0cm" fo:text-align="start" style:justify-single-word="false" fo:text-indent="0cm" style:auto-text-indent="false" fo:background-color="transparent"/>
      <style:text-properties fo:font-size="9pt" style:text-underline-style="none" fo:font-weight="normal" officeooo:rsid="008185a9" officeooo:paragraph-rsid="008382c5" style:font-size-asian="9pt" style:font-weight-asian="normal" style:font-size-complex="9pt" style:font-weight-complex="normal"/>
    </style:style>
    <style:style style:name="P230" style:family="paragraph" style:parent-style-name="Standard">
      <loext:graphic-properties draw:fill="none"/>
      <style:paragraph-properties fo:margin-left="1.499cm" fo:margin-right="0cm" fo:text-align="start" style:justify-single-word="false" fo:text-indent="0cm" style:auto-text-indent="false" fo:background-color="transparent"/>
      <style:text-properties fo:font-size="9pt" style:text-underline-style="none" fo:font-weight="normal" officeooo:rsid="008382c5" officeooo:paragraph-rsid="008382c5" style:font-size-asian="9pt" style:font-weight-asian="normal" style:font-size-complex="9pt" style:font-weight-complex="normal"/>
    </style:style>
    <style:style style:name="P231" style:family="paragraph" style:parent-style-name="Standard" style:master-page-name="">
      <loext:graphic-properties draw:fill="none"/>
      <style:paragraph-properties fo:margin-left="1.6cm" fo:margin-right="0cm" fo:text-align="start" style:justify-single-word="false" fo:text-indent="0cm" style:auto-text-indent="false" style:page-number="auto" fo:background-color="transparent"/>
      <style:text-properties fo:font-size="14pt" style:text-underline-style="none" fo:font-weight="bold" officeooo:rsid="0075d0a6" officeooo:paragraph-rsid="0075d0a6" style:font-size-asian="14pt" style:font-weight-asian="bold" style:font-size-complex="14pt" style:font-weight-complex="bold"/>
    </style:style>
    <style:style style:name="P232" style:family="paragraph" style:parent-style-name="Standard" style:master-page-name="">
      <loext:graphic-properties draw:fill="none"/>
      <style:paragraph-properties fo:margin-left="1.6cm" fo:margin-right="0cm" fo:text-align="start" style:justify-single-word="false" fo:text-indent="0cm" style:auto-text-indent="false" style:page-number="auto" fo:background-color="transparent"/>
      <style:text-properties fo:font-size="14pt" style:text-underline-style="none" fo:font-weight="bold" officeooo:rsid="0075d0a6" officeooo:paragraph-rsid="0084aff9" style:font-size-asian="14pt" style:font-weight-asian="bold" style:font-size-complex="14pt" style:font-weight-complex="bold"/>
    </style:style>
    <style:style style:name="P233" style:family="paragraph" style:parent-style-name="Standard">
      <loext:graphic-properties draw:fill="none"/>
      <style:paragraph-properties fo:margin-left="1.6cm" fo:margin-right="0cm" fo:text-align="start" style:justify-single-word="false" fo:text-indent="0cm" style:auto-text-indent="false" fo:background-color="transparent"/>
      <style:text-properties fo:font-size="14pt" style:text-underline-style="none" fo:font-weight="bold" officeooo:rsid="00785816" officeooo:paragraph-rsid="007a1c51" style:font-size-asian="14pt" style:font-weight-asian="bold" style:font-size-complex="14pt" style:font-weight-complex="bold"/>
    </style:style>
    <style:style style:name="P234" style:family="paragraph" style:parent-style-name="Standard">
      <loext:graphic-properties draw:fill="none"/>
      <style:paragraph-properties fo:margin-left="1.6cm" fo:margin-right="0cm" fo:text-align="start" style:justify-single-word="false" fo:text-indent="0cm" style:auto-text-indent="false" fo:background-color="transparent"/>
      <style:text-properties fo:font-size="14pt" style:text-underline-style="none" fo:font-weight="bold" officeooo:rsid="0084aff9" officeooo:paragraph-rsid="00873281" style:font-size-asian="14pt" style:font-weight-asian="bold" style:font-size-complex="14pt" style:font-weight-complex="bold"/>
    </style:style>
    <style:style style:name="P235" style:family="paragraph" style:parent-style-name="Standard">
      <loext:graphic-properties draw:fill="none"/>
      <style:paragraph-properties fo:margin-left="1.6cm" fo:margin-right="0cm" fo:text-align="start" style:justify-single-word="false" fo:text-indent="0cm" style:auto-text-indent="false" fo:background-color="transparent"/>
      <style:text-properties fo:font-size="10pt" style:text-underline-style="none" fo:font-weight="normal" officeooo:rsid="00839272" officeooo:paragraph-rsid="0084aff9" style:font-size-asian="10pt" style:font-weight-asian="normal" style:font-size-complex="10pt" style:font-weight-complex="normal"/>
    </style:style>
    <style:style style:name="P236" style:family="paragraph" style:parent-style-name="Standard">
      <loext:graphic-properties draw:fill="none"/>
      <style:paragraph-properties fo:margin-left="1.6cm" fo:margin-right="0cm" fo:text-align="start" style:justify-single-word="false" fo:text-indent="0cm" style:auto-text-indent="false" fo:background-color="transparent"/>
      <style:text-properties fo:font-size="10pt" style:text-underline-style="none" fo:font-weight="normal" officeooo:rsid="00839272" officeooo:paragraph-rsid="00873281" style:font-size-asian="10pt" style:font-weight-asian="normal" style:font-size-complex="10pt" style:font-weight-complex="normal"/>
    </style:style>
    <style:style style:name="P237" style:family="paragraph" style:parent-style-name="Standard">
      <loext:graphic-properties draw:fill="none"/>
      <style:paragraph-properties fo:margin-left="1.6cm" fo:margin-right="0cm" fo:text-align="start" style:justify-single-word="false" fo:text-indent="0cm" style:auto-text-indent="false" fo:background-color="transparent"/>
      <style:text-properties fo:font-size="10pt" style:text-underline-style="none" fo:font-weight="normal" officeooo:rsid="00839272" officeooo:paragraph-rsid="00893e47" style:font-size-asian="10pt" style:font-weight-asian="normal" style:font-size-complex="10pt" style:font-weight-complex="normal"/>
    </style:style>
    <style:style style:name="P238" style:family="paragraph" style:parent-style-name="Standard">
      <loext:graphic-properties draw:fill="none"/>
      <style:paragraph-properties fo:margin-left="1.6cm" fo:margin-right="0cm" fo:text-align="start" style:justify-single-word="false" fo:text-indent="0cm" style:auto-text-indent="false" fo:background-color="transparent"/>
      <style:text-properties fo:font-size="10pt" style:text-underline-style="none" fo:font-weight="normal" officeooo:rsid="008863c3" officeooo:paragraph-rsid="008863c3" style:font-size-asian="10pt" style:font-weight-asian="normal" style:font-size-complex="10pt" style:font-weight-complex="normal"/>
    </style:style>
    <style:style style:name="P239" style:family="paragraph" style:parent-style-name="Standard">
      <loext:graphic-properties draw:fill="none"/>
      <style:paragraph-properties fo:margin-left="1.6cm" fo:margin-right="0cm" fo:text-align="start" style:justify-single-word="false" fo:text-indent="0cm" style:auto-text-indent="false" fo:background-color="transparent"/>
      <style:text-properties fo:font-size="10pt" style:text-underline-style="none" fo:font-weight="normal" officeooo:rsid="00893e47" officeooo:paragraph-rsid="00893e47" style:font-size-asian="10pt" style:font-weight-asian="normal" style:font-size-complex="10pt" style:font-weight-complex="normal"/>
    </style:style>
    <style:style style:name="P240" style:family="paragraph" style:parent-style-name="Standard">
      <loext:graphic-properties draw:fill="none"/>
      <style:paragraph-properties fo:margin-left="1.6cm" fo:margin-right="0cm" fo:text-align="start" style:justify-single-word="false" fo:text-indent="0cm" style:auto-text-indent="false" fo:background-color="transparent"/>
      <style:text-properties fo:font-size="12pt" style:text-underline-style="none" fo:font-weight="normal" officeooo:rsid="00839272" officeooo:paragraph-rsid="0084aff9" style:font-size-asian="12pt" style:font-weight-asian="normal" style:font-size-complex="12pt" style:font-weight-complex="normal"/>
    </style:style>
    <style:style style:name="P241" style:family="paragraph" style:parent-style-name="Standard">
      <loext:graphic-properties draw:fill="none"/>
      <style:paragraph-properties fo:margin-left="1.6cm" fo:margin-right="0cm" fo:text-align="start" style:justify-single-word="false" fo:text-indent="0cm" style:auto-text-indent="false" fo:background-color="transparent"/>
      <style:text-properties fo:font-size="12pt" style:text-underline-style="none" fo:font-weight="normal" officeooo:rsid="00839272" officeooo:paragraph-rsid="008863c3" style:font-size-asian="12pt" style:font-weight-asian="normal" style:font-size-complex="12pt" style:font-weight-complex="normal"/>
    </style:style>
    <style:style style:name="P242" style:family="paragraph" style:parent-style-name="Standard">
      <loext:graphic-properties draw:fill="none"/>
      <style:paragraph-properties fo:margin-left="1.6cm" fo:margin-right="0cm" fo:text-align="start" style:justify-single-word="false" fo:text-indent="0cm" style:auto-text-indent="false" fo:background-color="transparent"/>
      <style:text-properties fo:font-size="12pt" style:text-underline-style="none" fo:font-weight="normal" officeooo:rsid="00893e47" officeooo:paragraph-rsid="008863c3" style:font-size-asian="12pt" style:font-weight-asian="normal" style:font-size-complex="12pt" style:font-weight-complex="normal"/>
    </style:style>
    <style:style style:name="P243" style:family="paragraph" style:parent-style-name="Standard" style:master-page-name="">
      <loext:graphic-properties draw:fill="none"/>
      <style:paragraph-properties fo:margin-left="1.7cm" fo:margin-right="0cm" fo:text-align="start" style:justify-single-word="false" fo:text-indent="0cm" style:auto-text-indent="false" style:page-number="auto" fo:background-color="transparent"/>
      <style:text-properties fo:font-size="9pt" style:text-underline-style="none" fo:font-weight="normal" officeooo:rsid="008a0ab5" officeooo:paragraph-rsid="008a0ab5" style:font-size-asian="9pt" style:font-weight-asian="normal" style:font-size-complex="9pt" style:font-weight-complex="normal"/>
    </style:style>
    <style:style style:name="P244" style:family="paragraph" style:parent-style-name="Standard" style:master-page-name="">
      <loext:graphic-properties draw:fill="none"/>
      <style:paragraph-properties fo:margin-left="1.7cm" fo:margin-right="0cm" fo:text-align="start" style:justify-single-word="false" fo:text-indent="0cm" style:auto-text-indent="false" style:page-number="auto" fo:background-color="transparent"/>
      <style:text-properties fo:font-size="9pt" style:text-underline-style="none" fo:font-weight="normal" officeooo:rsid="008a0ab5" officeooo:paragraph-rsid="008c6b5b" style:font-size-asian="9pt" style:font-weight-asian="normal" style:font-size-complex="9pt" style:font-weight-complex="normal"/>
    </style:style>
    <style:style style:name="P245" style:family="paragraph" style:parent-style-name="Standard">
      <loext:graphic-properties draw:fill="none"/>
      <style:paragraph-properties fo:margin-left="1.7cm" fo:margin-right="0cm" fo:text-align="start" style:justify-single-word="false" fo:text-indent="0cm" style:auto-text-indent="false" fo:background-color="transparent"/>
      <style:text-properties fo:font-size="12pt" style:text-underline-style="none" fo:font-weight="normal" officeooo:rsid="008c6b5b" officeooo:paragraph-rsid="008da92c" style:font-size-asian="12pt" style:font-weight-asian="normal" style:font-size-complex="12pt" style:font-weight-complex="normal"/>
    </style:style>
    <style:style style:name="P246" style:family="paragraph" style:parent-style-name="Standard">
      <loext:graphic-properties draw:fill="none"/>
      <style:paragraph-properties fo:margin-left="1.7cm" fo:margin-right="0cm" fo:text-align="start" style:justify-single-word="false" fo:text-indent="0cm" style:auto-text-indent="false" fo:background-color="transparent"/>
      <style:text-properties fo:font-size="12pt" style:text-underline-style="none" fo:font-weight="normal" officeooo:rsid="008c6b5b" officeooo:paragraph-rsid="008e4aa9" style:font-size-asian="12pt" style:font-weight-asian="normal" style:font-size-complex="12pt" style:font-weight-complex="normal"/>
    </style:style>
    <style:style style:name="P247" style:family="paragraph" style:parent-style-name="Standard">
      <loext:graphic-properties draw:fill="none"/>
      <style:paragraph-properties fo:margin-left="1.7cm" fo:margin-right="0cm" fo:text-align="start" style:justify-single-word="false" fo:text-indent="0cm" style:auto-text-indent="false" fo:background-color="transparent"/>
      <style:text-properties fo:font-size="12pt" style:text-underline-style="none" fo:font-weight="normal" officeooo:rsid="008c6b5b" officeooo:paragraph-rsid="008c6b5b" style:font-size-asian="12pt" style:font-weight-asian="normal" style:font-size-complex="12pt" style:font-weight-complex="normal"/>
    </style:style>
    <style:style style:name="P248" style:family="paragraph" style:parent-style-name="Standard">
      <loext:graphic-properties draw:fill="none"/>
      <style:paragraph-properties fo:margin-left="1.7cm" fo:margin-right="0cm" fo:text-align="start" style:justify-single-word="false" fo:text-indent="0cm" style:auto-text-indent="false" fo:background-color="transparent"/>
      <style:text-properties fo:font-size="9pt" style:text-underline-style="none" fo:font-weight="normal" officeooo:rsid="008a0ab5" officeooo:paragraph-rsid="008da92c" style:font-size-asian="9pt" style:font-weight-asian="normal" style:font-size-complex="9pt" style:font-weight-complex="normal"/>
    </style:style>
    <style:style style:name="P249" style:family="paragraph" style:parent-style-name="Standard" style:master-page-name="">
      <loext:graphic-properties draw:fill="none"/>
      <style:paragraph-properties fo:margin-left="0.801cm" fo:margin-right="0cm" fo:text-align="justify" style:justify-single-word="false" fo:text-indent="-0.801cm" style:auto-text-indent="false" style:page-number="auto" fo:background-color="transparent">
        <style:tab-stops>
          <style:tab-stop style:position="-0.291cm"/>
        </style:tab-stops>
      </style:paragraph-properties>
      <style:text-properties fo:font-size="14pt" fo:font-weight="bold" officeooo:rsid="008a0ab5" officeooo:paragraph-rsid="00977f61" style:font-size-asian="14pt" style:font-weight-asian="bold" style:font-size-complex="14pt" style:font-weight-complex="bold"/>
    </style:style>
    <style:style style:name="P250" style:family="paragraph" style:parent-style-name="Standard" style:master-page-name="">
      <loext:graphic-properties draw:fill="none"/>
      <style:paragraph-properties fo:margin-left="2cm" fo:margin-right="0cm" fo:text-indent="0cm" style:auto-text-indent="false" style:page-number="auto" fo:background-color="transparent"/>
      <style:text-properties officeooo:rsid="000393c2" officeooo:paragraph-rsid="000393c2"/>
    </style:style>
    <style:style style:name="P251" style:family="paragraph" style:parent-style-name="Standard">
      <loext:graphic-properties draw:fill="none"/>
      <style:paragraph-properties fo:margin-left="2cm" fo:margin-right="0cm" fo:text-indent="0cm" style:auto-text-indent="false" fo:background-color="transparent"/>
      <style:text-properties officeooo:rsid="000393c2" officeooo:paragraph-rsid="000393c2"/>
    </style:style>
    <style:style style:name="P252" style:family="paragraph" style:parent-style-name="Standard" style:master-page-name="">
      <loext:graphic-properties draw:fill="none"/>
      <style:paragraph-properties fo:margin-left="1.199cm" fo:margin-right="0cm" fo:text-indent="0cm" style:auto-text-indent="false" style:page-number="auto" fo:background-color="transparent"/>
      <style:text-properties officeooo:rsid="0004cbb3" officeooo:paragraph-rsid="0039c9f6"/>
    </style:style>
    <style:style style:name="P253" style:family="paragraph" style:parent-style-name="Standard">
      <loext:graphic-properties draw:fill="none"/>
      <style:paragraph-properties fo:margin-left="1.199cm" fo:margin-right="0cm" fo:text-indent="0cm" style:auto-text-indent="false" fo:background-color="transparent"/>
      <style:text-properties officeooo:rsid="0004cbb3" officeooo:paragraph-rsid="0039c9f6"/>
    </style:style>
    <style:style style:name="P254" style:family="paragraph" style:parent-style-name="Standard">
      <loext:graphic-properties draw:fill="none"/>
      <style:paragraph-properties fo:margin-left="1.199cm" fo:margin-right="0cm" fo:text-indent="0cm" style:auto-text-indent="false" fo:background-color="transparent"/>
      <style:text-properties officeooo:rsid="0004cbb3" officeooo:paragraph-rsid="0004cbb3"/>
    </style:style>
    <style:style style:name="P255" style:family="paragraph" style:parent-style-name="Standard">
      <loext:graphic-properties draw:fill="none"/>
      <style:paragraph-properties fo:margin-left="1.199cm" fo:margin-right="0cm" fo:text-indent="0cm" style:auto-text-indent="false" fo:background-color="transparent"/>
      <style:text-properties officeooo:rsid="000b4b87" officeooo:paragraph-rsid="000b4b87"/>
    </style:style>
    <style:style style:name="P256" style:family="paragraph" style:parent-style-name="Preformatted_20_Text" style:master-page-name="">
      <loext:graphic-properties draw:fill="none"/>
      <style:paragraph-properties fo:margin-left="4.5cm" fo:margin-right="0cm" fo:margin-top="0cm" fo:margin-bottom="0cm" loext:contextual-spacing="false" fo:text-align="start" style:justify-single-word="false" fo:text-indent="-2.6cm" style:auto-text-indent="false" style:page-number="auto" fo:background-color="transparent">
        <style:tab-stops>
          <style:tab-stop style:position="-2.302cm"/>
          <style:tab-stop style:position="-0.106cm"/>
        </style:tab-stops>
      </style:paragraph-properties>
      <style:text-properties fo:font-size="12pt" style:text-underline-style="none" fo:font-weight="normal" officeooo:rsid="00d7bc6a" officeooo:paragraph-rsid="00d7bc6a" style:font-size-asian="12pt" style:font-weight-asian="normal" style:font-size-complex="12pt" style:font-weight-complex="normal"/>
    </style:style>
    <style:style style:name="P257" style:family="paragraph" style:parent-style-name="Preformatted_20_Text">
      <loext:graphic-properties draw:fill="none"/>
      <style:paragraph-properties fo:margin-left="4.5cm" fo:margin-right="0cm" fo:margin-top="0cm" fo:margin-bottom="0cm" loext:contextual-spacing="false" fo:text-align="start" style:justify-single-word="false" fo:text-indent="-2.6cm" style:auto-text-indent="false" fo:background-color="transparent">
        <style:tab-stops>
          <style:tab-stop style:position="-2.302cm"/>
          <style:tab-stop style:position="-0.106cm"/>
        </style:tab-stops>
      </style:paragraph-properties>
      <style:text-properties fo:font-size="12pt" style:text-underline-style="none" fo:font-weight="normal" officeooo:rsid="00d7bc6a" officeooo:paragraph-rsid="00d7bc6a" style:font-size-asian="12pt" style:font-weight-asian="normal" style:font-size-complex="12pt" style:font-weight-complex="normal"/>
    </style:style>
    <style:style style:name="P258" style:family="paragraph" style:parent-style-name="Standard" style:list-style-name="L1">
      <style:text-properties fo:font-weight="bold" officeooo:rsid="001f1c7c" officeooo:paragraph-rsid="001f1c7c" style:font-weight-asian="bold" style:font-weight-complex="bold"/>
    </style:style>
    <style:style style:name="P259" style:family="paragraph" style:parent-style-name="Standard" style:list-style-name="L2">
      <style:text-properties fo:font-weight="bold" officeooo:paragraph-rsid="00475fbf" style:font-weight-asian="bold" style:font-weight-complex="bold"/>
    </style:style>
    <style:style style:name="P260" style:family="paragraph" style:parent-style-name="Standard" style:list-style-name="L3">
      <style:text-properties fo:font-weight="bold" officeooo:rsid="004d248b" officeooo:paragraph-rsid="004d248b" style:font-weight-asian="bold" style:font-weight-complex="bold"/>
    </style:style>
    <style:style style:name="P261" style:family="paragraph" style:parent-style-name="Standard" style:list-style-name="L3">
      <style:text-properties fo:font-weight="bold" officeooo:rsid="004f78bd" officeooo:paragraph-rsid="00538aa0" style:font-weight-asian="bold" style:font-weight-complex="bold"/>
    </style:style>
    <style:style style:name="P262" style:family="paragraph" style:parent-style-name="Standard" style:list-style-name="L3">
      <style:text-properties fo:font-weight="bold" officeooo:rsid="00538aa0" officeooo:paragraph-rsid="00538aa0" style:font-weight-asian="bold" style:font-weight-complex="bold"/>
    </style:style>
    <style:style style:name="P263" style:family="paragraph" style:parent-style-name="Standard" style:list-style-name="L3">
      <style:text-properties fo:font-weight="bold" officeooo:rsid="005414cc" officeooo:paragraph-rsid="005414cc" style:font-weight-asian="bold" style:font-weight-complex="bold"/>
    </style:style>
    <style:style style:name="P264" style:family="paragraph" style:parent-style-name="Standard" style:list-style-name="L2">
      <style:text-properties fo:font-size="13pt" fo:font-weight="bold" officeooo:rsid="00476ea9" officeooo:paragraph-rsid="00475fbf" style:font-size-asian="13pt" style:font-weight-asian="bold" style:font-size-complex="13pt" style:font-weight-complex="bold"/>
    </style:style>
    <style:style style:name="P265" style:family="paragraph" style:parent-style-name="Standard" style:list-style-name="L2">
      <style:text-properties fo:font-size="13pt" fo:font-weight="bold" officeooo:rsid="00476ea9" officeooo:paragraph-rsid="004a9178" style:font-size-asian="13pt" style:font-weight-asian="bold" style:font-size-complex="13pt" style:font-weight-complex="bold"/>
    </style:style>
    <style:style style:name="P266" style:family="paragraph" style:parent-style-name="Standard" style:list-style-name="L3">
      <style:text-properties officeooo:paragraph-rsid="004d248b"/>
    </style:style>
    <style:style style:name="P267"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font-size="12pt" style:text-underline-style="none" fo:font-weight="normal" officeooo:rsid="007c84b8" officeooo:paragraph-rsid="00d36658" style:font-size-asian="12pt" style:font-weight-asian="normal" style:font-size-complex="12pt" style:font-weight-complex="normal"/>
    </style:style>
    <style:style style:name="P268"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font-size="12pt" style:text-underline-style="none" fo:font-weight="normal" officeooo:rsid="00d7bc6a" officeooo:paragraph-rsid="00d7bc6a" style:font-size-asian="12pt" style:font-weight-asian="normal" style:font-size-complex="12pt" style:font-weight-complex="normal"/>
    </style:style>
    <style:style style:name="P269" style:family="paragraph" style:parent-style-name="Standard">
      <loext:graphic-properties draw:fill="none"/>
      <style:paragraph-properties fo:margin-left="1.3cm" fo:margin-right="0cm" fo:text-indent="0cm" style:auto-text-indent="false" fo:background-color="transparent"/>
      <style:text-properties fo:font-size="12pt" fo:font-weight="normal" officeooo:rsid="00758c96" officeooo:paragraph-rsid="00ccc131" style:font-size-asian="12pt" style:font-weight-asian="normal" style:font-size-complex="12pt" style:font-weight-complex="normal"/>
    </style:style>
    <style:style style:name="P270" style:family="paragraph" style:parent-style-name="Standard">
      <loext:graphic-properties draw:fill="none"/>
      <style:paragraph-properties fo:margin-left="1.3cm" fo:margin-right="0cm" fo:text-indent="0cm" style:auto-text-indent="false" fo:background-color="transparent"/>
      <style:text-properties fo:font-size="11pt" fo:font-weight="normal" officeooo:rsid="007a804e" officeooo:paragraph-rsid="00ccc131" style:font-size-asian="11pt" style:font-weight-asian="normal" style:font-size-complex="11pt" style:font-weight-complex="normal"/>
    </style:style>
    <style:style style:name="P271" style:family="paragraph" style:parent-style-name="Standard">
      <loext:graphic-properties draw:fill="none"/>
      <style:paragraph-properties fo:margin-left="1.3cm" fo:margin-right="0cm" fo:text-indent="0cm" style:auto-text-indent="false" fo:background-color="transparent"/>
      <style:text-properties fo:font-size="11pt" fo:font-weight="normal" officeooo:rsid="00ceb6a5" officeooo:paragraph-rsid="00ceb6a5" style:font-size-asian="11pt" style:font-weight-asian="normal" style:font-size-complex="11pt" style:font-weight-complex="normal"/>
    </style:style>
    <style:style style:name="P272" style:family="paragraph" style:parent-style-name="Standard">
      <loext:graphic-properties draw:fill="none"/>
      <style:paragraph-properties fo:margin-left="1.3cm" fo:margin-right="0cm" fo:text-indent="0cm" style:auto-text-indent="false" fo:background-color="transparent"/>
      <style:text-properties fo:font-size="11pt" fo:font-weight="normal" officeooo:rsid="00ceb6a5" officeooo:paragraph-rsid="00cfaa7d" style:font-size-asian="11pt" style:font-weight-asian="normal" style:font-size-complex="11pt" style:font-weight-complex="normal"/>
    </style:style>
    <style:style style:name="P273" style:family="paragraph" style:parent-style-name="Standard">
      <loext:graphic-properties draw:fill="none"/>
      <style:paragraph-properties fo:margin-left="1.3cm" fo:margin-right="0cm" fo:text-indent="0cm" style:auto-text-indent="false" fo:background-color="transparent"/>
      <style:text-properties fo:font-size="11pt" fo:font-weight="normal" officeooo:rsid="00758c96" officeooo:paragraph-rsid="00ccc131" style:font-size-asian="11pt" style:font-weight-asian="normal" style:font-size-complex="11pt" style:font-weight-complex="normal"/>
    </style:style>
    <style:style style:name="P274" style:family="paragraph" style:parent-style-name="Standard">
      <loext:graphic-properties draw:fill="none"/>
      <style:paragraph-properties fo:margin-left="1.3cm" fo:margin-right="0cm" fo:text-indent="0cm" style:auto-text-indent="false" fo:background-color="transparent"/>
      <style:text-properties fo:font-size="11pt" fo:font-weight="normal" officeooo:rsid="0076405f" officeooo:paragraph-rsid="00ccc131" style:font-size-asian="11pt" style:font-weight-asian="normal" style:font-size-complex="11pt" style:font-weight-complex="normal"/>
    </style:style>
    <style:style style:name="P275" style:family="paragraph" style:parent-style-name="Standard">
      <loext:graphic-properties draw:fill="none"/>
      <style:paragraph-properties fo:margin-left="1.3cm" fo:margin-right="0cm" fo:text-indent="0cm" style:auto-text-indent="false" fo:background-color="transparent"/>
      <style:text-properties fo:font-size="11pt" fo:font-weight="normal" officeooo:rsid="007765cc" officeooo:paragraph-rsid="00ccc131" style:font-size-asian="11pt" style:font-weight-asian="normal" style:font-size-complex="11pt" style:font-weight-complex="normal"/>
    </style:style>
    <style:style style:name="P276" style:family="paragraph" style:parent-style-name="Standard">
      <loext:graphic-properties draw:fill="none"/>
      <style:paragraph-properties fo:margin-left="1.3cm" fo:margin-right="0cm" fo:text-indent="0cm" style:auto-text-indent="false" fo:background-color="transparent"/>
      <style:text-properties fo:font-size="11pt" fo:font-weight="normal" officeooo:rsid="0078f5e2" officeooo:paragraph-rsid="00ccc131" style:font-size-asian="11pt" style:font-weight-asian="normal" style:font-size-complex="11pt" style:font-weight-complex="normal"/>
    </style:style>
    <style:style style:name="P277"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font-size="11pt" style:text-underline-style="none" fo:font-weight="normal" officeooo:rsid="00e51eab" officeooo:paragraph-rsid="00e51eab" style:font-size-asian="11pt" style:font-weight-asian="normal" style:font-size-complex="11pt" style:font-weight-complex="normal"/>
    </style:style>
    <style:style style:name="P278" style:family="paragraph" style:parent-style-name="Standard">
      <loext:graphic-properties draw:fill="none"/>
      <style:paragraph-properties fo:margin-left="1.3cm" fo:margin-right="0cm" fo:text-indent="0cm" style:auto-text-indent="false" fo:background-color="transparent"/>
      <style:text-properties fo:font-size="14pt" fo:font-weight="bold" officeooo:rsid="0072052a" officeooo:paragraph-rsid="00ccc131" style:font-size-asian="14pt" style:font-weight-asian="bold" style:font-size-complex="14pt" style:font-weight-complex="bold"/>
    </style:style>
    <style:style style:name="P279" style:family="paragraph" style:parent-style-name="Standard">
      <loext:graphic-properties draw:fill="none"/>
      <style:paragraph-properties fo:margin-left="1.3cm" fo:margin-right="0cm" fo:text-indent="0cm" style:auto-text-indent="false" fo:background-color="transparent"/>
      <style:text-properties fo:font-size="14pt" fo:font-weight="bold" officeooo:rsid="0058500a" officeooo:paragraph-rsid="00ccc131" style:font-size-asian="14pt" style:font-weight-asian="bold" style:font-size-complex="14pt" style:font-weight-complex="bold"/>
    </style:style>
    <style:style style:name="P280" style:family="paragraph" style:parent-style-name="Standard">
      <loext:graphic-properties draw:fill="none"/>
      <style:paragraph-properties fo:margin-left="1.3cm" fo:margin-right="0cm" fo:text-indent="0cm" style:auto-text-indent="false" fo:background-color="transparent"/>
      <style:text-properties fo:font-size="14pt" fo:font-weight="bold" officeooo:rsid="00758c96" officeooo:paragraph-rsid="00ccc131" style:font-size-asian="14pt" style:font-weight-asian="bold" style:font-size-complex="14pt" style:font-weight-complex="bold"/>
    </style:style>
    <style:style style:name="P281" style:family="paragraph" style:parent-style-name="Standard">
      <loext:graphic-properties draw:fill="none"/>
      <style:paragraph-properties fo:margin-left="1.3cm" fo:margin-right="0cm" fo:text-indent="0cm" style:auto-text-indent="false" fo:background-color="transparent"/>
      <style:text-properties fo:font-size="14pt" fo:font-weight="bold" officeooo:rsid="0076405f" officeooo:paragraph-rsid="00ccc131" style:font-size-asian="14pt" style:font-weight-asian="bold" style:font-size-complex="14pt" style:font-weight-complex="bold"/>
    </style:style>
    <style:style style:name="P282" style:family="paragraph" style:parent-style-name="Standard">
      <loext:graphic-properties draw:fill="none"/>
      <style:paragraph-properties fo:margin-left="1.3cm" fo:margin-right="0cm" fo:text-indent="0cm" style:auto-text-indent="false" fo:background-color="transparent"/>
      <style:text-properties fo:font-size="10pt" fo:font-weight="normal" officeooo:rsid="00d0925e" officeooo:paragraph-rsid="00d0925e" style:font-size-asian="10pt" style:font-weight-asian="normal" style:font-size-complex="10pt" style:font-weight-complex="normal"/>
    </style:style>
    <style:style style:name="P283" style:family="paragraph" style:parent-style-name="Standard" style:master-page-name="">
      <loext:graphic-properties draw:fill="none"/>
      <style:paragraph-properties fo:margin-left="1.3cm" fo:margin-right="0cm" fo:text-indent="0cm" style:auto-text-indent="false" style:page-number="auto" fo:background-color="transparent"/>
      <style:text-properties fo:font-size="12pt" fo:font-weight="normal" officeooo:rsid="007a9d1d" officeooo:paragraph-rsid="00ccc131" style:font-size-asian="12pt" style:font-weight-asian="normal" style:font-size-complex="12pt" style:font-weight-complex="normal"/>
    </style:style>
    <style:style style:name="P284" style:family="paragraph" style:parent-style-name="Standard" style:master-page-name="">
      <loext:graphic-properties draw:fill="none"/>
      <style:paragraph-properties fo:margin-left="1.3cm" fo:margin-right="0cm" fo:text-indent="0cm" style:auto-text-indent="false" style:page-number="auto" fo:background-color="transparent"/>
      <style:text-properties fo:font-size="11pt" fo:font-weight="normal" officeooo:rsid="007c84b8" officeooo:paragraph-rsid="00ccc131" style:font-size-asian="11pt" style:font-weight-asian="normal" style:font-size-complex="11pt" style:font-weight-complex="normal"/>
    </style:style>
    <style:style style:name="P285" style:family="paragraph" style:parent-style-name="Standard" style:master-page-name="">
      <loext:graphic-properties draw:fill="none"/>
      <style:paragraph-properties fo:margin-left="1.3cm" fo:margin-right="0cm" fo:text-indent="0cm" style:auto-text-indent="false" style:page-number="auto" fo:background-color="transparent"/>
      <style:text-properties fo:font-size="12pt" fo:font-weight="normal" officeooo:rsid="007c84b8" officeooo:paragraph-rsid="00ccc131" style:font-size-asian="12pt" style:font-weight-asian="normal" style:font-size-complex="12pt" style:font-weight-complex="normal"/>
    </style:style>
    <style:style style:name="P286" style:family="paragraph" style:parent-style-name="Standard" style:master-page-name="">
      <loext:graphic-properties draw:fill="none"/>
      <style:paragraph-properties fo:margin-left="1.3cm" fo:margin-right="0cm" fo:text-align="start" style:justify-single-word="false" fo:text-indent="0cm" style:auto-text-indent="false" style:page-number="auto" fo:background-color="transparent"/>
      <style:text-properties fo:font-size="12pt" style:text-underline-style="none" fo:font-weight="normal" officeooo:rsid="00d7bc6a" officeooo:paragraph-rsid="00d7bc6a" style:font-size-asian="12pt" style:font-weight-asian="normal" style:font-size-complex="12pt" style:font-weight-complex="normal"/>
    </style:style>
    <style:style style:name="P287" style:family="paragraph" style:parent-style-name="Standard" style:master-page-name="">
      <loext:graphic-properties draw:fill="none"/>
      <style:paragraph-properties fo:margin-left="1.3cm" fo:margin-right="0cm" fo:text-align="start" style:justify-single-word="false" fo:text-indent="0cm" style:auto-text-indent="false" style:page-number="auto" fo:background-color="transparent"/>
      <style:text-properties fo:font-size="11pt" style:text-underline-style="none" fo:font-weight="normal" officeooo:rsid="00e51eab" officeooo:paragraph-rsid="00e51eab" style:font-size-asian="11pt" style:font-weight-asian="normal" style:font-size-complex="11pt" style:font-weight-complex="normal"/>
    </style:style>
    <style:style style:name="P288" style:family="paragraph" style:parent-style-name="Standard" style:master-page-name="">
      <loext:graphic-properties draw:fill="none"/>
      <style:paragraph-properties fo:margin-left="1.3cm" fo:margin-right="0cm" fo:text-align="start" style:justify-single-word="false" fo:text-indent="0cm" style:auto-text-indent="false" style:page-number="auto" fo:background-color="transparent"/>
      <style:text-properties fo:font-size="11pt" style:text-underline-style="none" fo:font-weight="normal" officeooo:rsid="00e74094" officeooo:paragraph-rsid="00e74094" style:font-size-asian="11pt" style:font-weight-asian="normal" style:font-size-complex="11pt" style:font-weight-complex="normal"/>
    </style:style>
    <style:style style:name="P289" style:family="paragraph" style:parent-style-name="Standard" style:master-page-name="">
      <loext:graphic-properties draw:fill="none"/>
      <style:paragraph-properties fo:margin-left="1.3cm" fo:margin-right="0cm" fo:text-indent="0cm" style:auto-text-indent="false" style:page-number="auto" fo:background-color="transparent"/>
      <style:text-properties fo:font-size="12pt" fo:font-weight="normal" officeooo:rsid="0072052a" officeooo:paragraph-rsid="00ccc131" style:font-size-asian="12pt" style:font-weight-asian="normal" style:font-size-complex="12pt" style:font-weight-complex="normal"/>
    </style:style>
    <style:style style:name="P29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2pt" style:text-underline-style="none" fo:font-weight="normal" officeooo:rsid="00d7bc6a" officeooo:paragraph-rsid="00d7bc6a" style:font-size-asian="12pt" style:font-weight-asian="normal" style:font-size-complex="12pt" style:font-weight-complex="normal"/>
    </style:style>
    <style:style style:name="P29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1pt" style:text-underline-style="none" fo:font-weight="normal" officeooo:rsid="00e51eab" officeooo:paragraph-rsid="00e51eab" style:font-size-asian="11pt" style:font-weight-asian="normal" style:font-size-complex="11pt" style:font-weight-complex="normal"/>
    </style:style>
    <style:style style:name="P29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4pt" style:text-underline-style="none" fo:font-weight="bold" officeooo:rsid="007a804e" officeooo:paragraph-rsid="00eb29bd" style:font-size-asian="14pt" style:font-weight-asian="bold" style:font-size-complex="14pt" style:font-weight-complex="bold"/>
    </style:style>
    <style:style style:name="P293"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fo:font-size="14pt" style:text-underline-style="none" fo:font-weight="bold" officeooo:rsid="007a804e" officeooo:paragraph-rsid="00eb29bd" style:font-size-asian="14pt" style:font-weight-asian="bold" style:font-size-complex="14pt" style:font-weight-complex="bold"/>
    </style:style>
    <style:style style:name="P294"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fo:font-size="14pt" style:text-underline-style="none" fo:font-weight="bold" officeooo:rsid="007a804e" officeooo:paragraph-rsid="00f274b6" style:font-size-asian="14pt" style:font-weight-asian="bold" style:font-size-complex="14pt" style:font-weight-complex="bold"/>
    </style:style>
    <style:style style:name="P295" style:family="paragraph" style:parent-style-name="Standard" style:master-page-name="">
      <loext:graphic-properties draw:fill="none"/>
      <style:paragraph-properties fo:margin-left="1.199cm" fo:margin-right="0cm" fo:text-indent="0cm" style:auto-text-indent="false" style:page-number="auto" fo:background-color="transparent"/>
      <style:text-properties fo:font-size="12pt" fo:font-weight="normal" officeooo:rsid="007c84b8" officeooo:paragraph-rsid="00ccc131" style:font-size-asian="12pt" style:font-weight-asian="normal" style:font-size-complex="12pt" style:font-weight-complex="normal"/>
    </style:style>
    <style:style style:name="P296" style:family="paragraph" style:parent-style-name="Standard" style:master-page-name="">
      <loext:graphic-properties draw:fill="none"/>
      <style:paragraph-properties fo:margin-left="1.199cm" fo:margin-right="0cm" fo:text-align="start" style:justify-single-word="false" fo:text-indent="0cm" style:auto-text-indent="false" style:page-number="auto" fo:background-color="transparent"/>
      <style:text-properties fo:font-size="12pt" style:text-underline-style="none" fo:font-weight="normal" officeooo:rsid="00eb29bd" officeooo:paragraph-rsid="00eb29bd" style:font-size-asian="12pt" style:font-weight-asian="normal" style:font-size-complex="12pt" style:font-weight-complex="normal"/>
    </style:style>
    <style:style style:name="P297" style:family="paragraph" style:parent-style-name="Standard" style:master-page-name="">
      <loext:graphic-properties draw:fill="none"/>
      <style:paragraph-properties fo:margin-left="1.199cm" fo:margin-right="0cm" fo:text-align="start" style:justify-single-word="false" fo:text-indent="0cm" style:auto-text-indent="false" style:page-number="auto" fo:background-color="transparent"/>
      <style:text-properties fo:font-size="12pt" style:text-underline-style="none" fo:font-weight="normal" officeooo:rsid="00ec8701" officeooo:paragraph-rsid="00ec8701" style:font-size-asian="12pt" style:font-weight-asian="normal" style:font-size-complex="12pt" style:font-weight-complex="normal"/>
    </style:style>
    <style:style style:name="P298" style:family="paragraph" style:parent-style-name="Standard" style:master-page-name="">
      <loext:graphic-properties draw:fill="none"/>
      <style:paragraph-properties fo:margin-left="1.199cm" fo:margin-right="0cm" fo:text-align="start" style:justify-single-word="false" fo:text-indent="0cm" style:auto-text-indent="false" style:page-number="auto" fo:background-color="transparent"/>
      <style:text-properties fo:font-size="12pt" style:text-underline-style="none" fo:font-weight="normal" officeooo:rsid="00f274b6" officeooo:paragraph-rsid="00f274b6" style:font-size-asian="12pt" style:font-weight-asian="normal" style:font-size-complex="12pt" style:font-weight-complex="normal"/>
    </style:style>
    <style:style style:name="P299" style:family="paragraph" style:parent-style-name="Standard" style:master-page-name="">
      <loext:graphic-properties draw:fill="none"/>
      <style:paragraph-properties fo:margin-left="1.199cm" fo:margin-right="0cm" fo:text-indent="0cm" style:auto-text-indent="false" style:page-number="auto" fo:background-color="transparent"/>
      <style:text-properties fo:font-size="12pt" fo:font-weight="normal" officeooo:rsid="007c84b8" officeooo:paragraph-rsid="00ccc131" style:font-size-asian="12pt" style:font-weight-asian="normal" style:font-size-complex="12pt" style:font-weight-complex="normal"/>
    </style:style>
    <style:style style:name="P300" style:family="paragraph" style:parent-style-name="Standard">
      <loext:graphic-properties draw:fill="none"/>
      <style:paragraph-properties fo:margin-left="1.199cm" fo:margin-right="0cm" fo:text-align="start" style:justify-single-word="false" fo:text-indent="0cm" style:auto-text-indent="false" fo:background-color="transparent"/>
      <style:text-properties fo:font-size="12pt" style:text-underline-style="none" fo:font-weight="normal" officeooo:rsid="00eb29bd" officeooo:paragraph-rsid="00eb29bd" style:font-size-asian="12pt" style:font-weight-asian="normal" style:font-size-complex="12pt" style:font-weight-complex="normal"/>
    </style:style>
    <style:style style:name="P301" style:family="paragraph" style:parent-style-name="Standard">
      <loext:graphic-properties draw:fill="none"/>
      <style:paragraph-properties fo:margin-left="1.199cm" fo:margin-right="0cm" fo:text-align="start" style:justify-single-word="false" fo:text-indent="0cm" style:auto-text-indent="false" fo:background-color="transparent"/>
      <style:text-properties fo:font-size="12pt" style:text-underline-style="none" fo:font-weight="normal" officeooo:rsid="00ec8701" officeooo:paragraph-rsid="00ec8701" style:font-size-asian="12pt" style:font-weight-asian="normal" style:font-size-complex="12pt" style:font-weight-complex="normal"/>
    </style:style>
    <style:style style:name="P302" style:family="paragraph" style:parent-style-name="Standard">
      <loext:graphic-properties draw:fill="none"/>
      <style:paragraph-properties fo:margin-left="1.199cm" fo:margin-right="0cm" fo:text-align="start" style:justify-single-word="false" fo:text-indent="0cm" style:auto-text-indent="false" fo:background-color="transparent"/>
      <style:text-properties fo:font-size="12pt" style:text-underline-style="none" fo:font-weight="normal" officeooo:rsid="00ec8701" officeooo:paragraph-rsid="00eece02" style:font-size-asian="12pt" style:font-weight-asian="normal" style:font-size-complex="12pt" style:font-weight-complex="normal"/>
    </style:style>
    <style:style style:name="P303" style:family="paragraph" style:parent-style-name="Standard">
      <loext:graphic-properties draw:fill="none"/>
      <style:paragraph-properties fo:margin-left="1.199cm" fo:margin-right="0cm" fo:text-align="start" style:justify-single-word="false" fo:text-indent="0cm" style:auto-text-indent="false" fo:background-color="transparent"/>
      <style:text-properties fo:font-size="12pt" style:text-underline-style="none" fo:font-weight="normal" officeooo:rsid="00ede2cc" officeooo:paragraph-rsid="00ede2cc" style:font-size-asian="12pt" style:font-weight-asian="normal" style:font-size-complex="12pt" style:font-weight-complex="normal"/>
    </style:style>
    <style:style style:name="P304" style:family="paragraph" style:parent-style-name="Standard">
      <loext:graphic-properties draw:fill="none"/>
      <style:paragraph-properties fo:margin-left="1.199cm" fo:margin-right="0cm" fo:text-align="start" style:justify-single-word="false" fo:text-indent="0cm" style:auto-text-indent="false" fo:background-color="transparent"/>
      <style:text-properties fo:font-size="12pt" style:text-underline-style="none" fo:font-weight="normal" officeooo:rsid="00eece02" officeooo:paragraph-rsid="00eece02" style:font-size-asian="12pt" style:font-weight-asian="normal" style:font-size-complex="12pt" style:font-weight-complex="normal"/>
    </style:style>
    <style:style style:name="P305" style:family="paragraph" style:parent-style-name="Standard">
      <loext:graphic-properties draw:fill="none"/>
      <style:paragraph-properties fo:margin-left="1.199cm" fo:margin-right="0cm" fo:text-align="start" style:justify-single-word="false" fo:text-indent="0cm" style:auto-text-indent="false" fo:background-color="transparent"/>
      <style:text-properties fo:font-size="12pt" style:text-underline-style="none" fo:font-weight="normal" officeooo:rsid="00f0af1e" officeooo:paragraph-rsid="00f0af1e" style:font-size-asian="12pt" style:font-weight-asian="normal" style:font-size-complex="12pt" style:font-weight-complex="normal"/>
    </style:style>
    <style:style style:name="P306" style:family="paragraph" style:parent-style-name="Standard">
      <loext:graphic-properties draw:fill="none"/>
      <style:paragraph-properties fo:margin-left="1.199cm" fo:margin-right="0cm" fo:text-align="start" style:justify-single-word="false" fo:text-indent="0cm" style:auto-text-indent="false" fo:background-color="transparent"/>
      <style:text-properties fo:font-size="12pt" style:text-underline-style="none" fo:font-weight="normal" officeooo:rsid="00f40640" officeooo:paragraph-rsid="00f40640" style:font-size-asian="12pt" style:font-weight-asian="normal" style:font-size-complex="12pt" style:font-weight-complex="normal"/>
    </style:style>
    <style:style style:name="P307" style:family="paragraph" style:parent-style-name="Standard">
      <loext:graphic-properties draw:fill="none"/>
      <style:paragraph-properties fo:margin-left="1.199cm" fo:margin-right="0cm" fo:text-align="start" style:justify-single-word="false" fo:text-indent="0cm" style:auto-text-indent="false" fo:background-color="transparent"/>
      <style:text-properties fo:font-size="12pt" style:text-underline-style="none" fo:font-weight="normal" officeooo:rsid="00f673b1" officeooo:paragraph-rsid="00f673b1" style:font-size-asian="12pt" style:font-weight-asian="normal" style:font-size-complex="12pt" style:font-weight-complex="normal"/>
    </style:style>
    <style:style style:name="P308" style:family="paragraph" style:parent-style-name="Standard">
      <loext:graphic-properties draw:fill="none"/>
      <style:paragraph-properties fo:margin-left="1.199cm" fo:margin-right="0cm" fo:text-align="start" style:justify-single-word="false" fo:text-indent="0cm" style:auto-text-indent="false" fo:background-color="transparent"/>
      <style:text-properties fo:font-size="12pt" style:text-underline-style="none" fo:font-weight="normal" officeooo:rsid="00f72b61" officeooo:paragraph-rsid="00f72b61" style:font-size-asian="12pt" style:font-weight-asian="normal" style:font-size-complex="12pt" style:font-weight-complex="normal"/>
    </style:style>
    <style:style style:name="P309" style:family="paragraph" style:parent-style-name="Standard" style:master-page-name="">
      <loext:graphic-properties draw:fill="none"/>
      <style:paragraph-properties fo:margin-left="1.499cm" fo:margin-right="0cm" fo:text-align="start" style:justify-single-word="false" fo:text-indent="0cm" style:auto-text-indent="false" style:page-number="auto" fo:background-color="transparent">
        <style:tab-stops>
          <style:tab-stop style:position="1.402cm"/>
        </style:tab-stops>
      </style:paragraph-properties>
      <style:text-properties fo:font-size="12pt" style:text-underline-style="none" fo:font-weight="normal" officeooo:rsid="00d6216a" officeooo:paragraph-rsid="00d6216a" style:font-size-asian="12pt" style:font-weight-asian="normal" style:font-size-complex="12pt" style:font-weight-complex="normal"/>
    </style:style>
    <style:style style:name="P310" style:family="paragraph" style:parent-style-name="Standard">
      <loext:graphic-properties draw:fill="none"/>
      <style:paragraph-properties fo:margin-left="1.499cm" fo:margin-right="0cm" fo:text-align="start" style:justify-single-word="false" fo:text-indent="0cm" style:auto-text-indent="false" fo:background-color="transparent">
        <style:tab-stops>
          <style:tab-stop style:position="1.402cm"/>
        </style:tab-stops>
      </style:paragraph-properties>
      <style:text-properties fo:font-size="12pt" style:text-underline-style="none" fo:font-weight="normal" officeooo:rsid="00d7bc6a" officeooo:paragraph-rsid="00d7bc6a" style:font-size-asian="12pt" style:font-weight-asian="normal" style:font-size-complex="12pt" style:font-weight-complex="normal"/>
    </style:style>
    <style:style style:name="P311" style:family="paragraph" style:parent-style-name="Standard" style:master-page-name="">
      <loext:graphic-properties draw:fill="none"/>
      <style:paragraph-properties fo:margin-left="1.401cm" fo:margin-right="0cm" fo:text-align="start" style:justify-single-word="false" fo:text-indent="0cm" style:auto-text-indent="false" style:page-number="auto" fo:background-color="transparent"/>
      <style:text-properties fo:font-size="11pt" style:text-underline-style="none" fo:font-weight="normal" officeooo:rsid="00d7bc6a" officeooo:paragraph-rsid="00d7bc6a" style:font-size-asian="11pt" style:font-weight-asian="normal" style:font-size-complex="11pt" style:font-weight-complex="normal"/>
    </style:style>
    <style:style style:name="P312" style:family="paragraph" style:parent-style-name="Standard">
      <loext:graphic-properties draw:fill="none"/>
      <style:paragraph-properties fo:margin-left="1.401cm" fo:margin-right="0cm" fo:text-align="start" style:justify-single-word="false" fo:text-indent="0cm" style:auto-text-indent="false" fo:background-color="transparent"/>
      <style:text-properties fo:font-size="11pt" style:text-underline-style="none" fo:font-weight="normal" officeooo:rsid="00d7bc6a" officeooo:paragraph-rsid="00d7bc6a" style:font-size-asian="11pt" style:font-weight-asian="normal" style:font-size-complex="11pt" style:font-weight-complex="normal"/>
    </style:style>
    <style:style style:name="P313" style:family="paragraph" style:parent-style-name="Standard">
      <style:paragraph-properties fo:break-before="page"/>
      <style:text-properties fo:font-size="14pt" fo:font-weight="bold" officeooo:rsid="007a804e" officeooo:paragraph-rsid="00ccc131" style:font-size-asian="14pt" style:font-weight-asian="bold" style:font-size-complex="14pt" style:font-weight-complex="bold"/>
    </style:style>
    <style:style style:name="P314" style:family="paragraph" style:parent-style-name="Table_20_Contents">
      <style:text-properties fo:font-size="2pt" style:font-size-asian="2pt" style:font-size-complex="2pt"/>
    </style:style>
    <style:style style:name="P315" style:family="paragraph" style:parent-style-name="Table_20_Contents">
      <style:text-properties fo:font-size="11pt" style:text-underline-style="none" fo:font-weight="normal" officeooo:rsid="00e51eab" style:font-size-asian="11pt" style:font-weight-asian="normal" style:font-size-complex="11pt" style:font-weight-complex="normal"/>
    </style:style>
    <style:style style:name="P316" style:family="paragraph" style:parent-style-name="Table_20_Contents">
      <loext:graphic-properties draw:fill="none"/>
      <style:paragraph-properties fo:margin-left="0.4cm" fo:margin-right="0cm" fo:text-indent="0cm" style:auto-text-indent="false" fo:background-color="transparent" text:number-lines="false" text:line-number="0"/>
      <style:text-properties fo:font-size="2pt" style:font-size-asian="2pt" style:font-size-complex="2pt"/>
    </style:style>
    <style:style style:name="P317" style:family="paragraph" style:parent-style-name="Table_20_Heading">
      <loext:graphic-properties draw:fill="none"/>
      <style:paragraph-properties fo:margin-left="1.101cm" fo:margin-right="-0.3cm" fo:text-align="start" style:justify-single-word="false" fo:text-indent="0cm" style:auto-text-indent="false" fo:background-color="transparent" text:number-lines="false" text:line-number="0">
        <style:tab-stops>
          <style:tab-stop style:position="0.397cm"/>
        </style:tab-stops>
      </style:paragraph-properties>
    </style:style>
    <style:style style:name="P318" style:family="paragraph">
      <style:paragraph-properties fo:text-align="start"/>
    </style:style>
    <style:style style:name="T1" style:family="text">
      <style:text-properties officeooo:rsid="00063b50"/>
    </style:style>
    <style:style style:name="T2" style:family="text">
      <style:text-properties officeooo:rsid="0007231d"/>
    </style:style>
    <style:style style:name="T3" style:family="text">
      <style:text-properties officeooo:rsid="00095c81"/>
    </style:style>
    <style:style style:name="T4" style:family="text">
      <style:text-properties officeooo:rsid="000f982d"/>
    </style:style>
    <style:style style:name="T5" style:family="text">
      <style:text-properties officeooo:rsid="00111e62"/>
    </style:style>
    <style:style style:name="T6" style:family="text">
      <style:text-properties officeooo:rsid="0012ed5d"/>
    </style:style>
    <style:style style:name="T7" style:family="text">
      <style:text-properties officeooo:rsid="0017b7f4"/>
    </style:style>
    <style:style style:name="T8" style:family="text">
      <style:text-properties officeooo:rsid="00199f56"/>
    </style:style>
    <style:style style:name="T9" style:family="text">
      <style:text-properties officeooo:rsid="001d49a0"/>
    </style:style>
    <style:style style:name="T10" style:family="text">
      <style:text-properties officeooo:rsid="001e5e67"/>
    </style:style>
    <style:style style:name="T11" style:family="text">
      <style:text-properties officeooo:rsid="00222496"/>
    </style:style>
    <style:style style:name="T12" style:family="text">
      <style:text-properties officeooo:rsid="0023c335"/>
    </style:style>
    <style:style style:name="T13" style:family="text">
      <style:text-properties officeooo:rsid="002672cd"/>
    </style:style>
    <style:style style:name="T14" style:family="text">
      <style:text-properties officeooo:rsid="0029e58d"/>
    </style:style>
    <style:style style:name="T15" style:family="text">
      <style:text-properties officeooo:rsid="002bcd66"/>
    </style:style>
    <style:style style:name="T16" style:family="text">
      <style:text-properties officeooo:rsid="002c3fc0"/>
    </style:style>
    <style:style style:name="T17" style:family="text">
      <style:text-properties officeooo:rsid="002d3c82"/>
    </style:style>
    <style:style style:name="T18" style:family="text">
      <style:text-properties officeooo:rsid="002feb61"/>
    </style:style>
    <style:style style:name="T19" style:family="text">
      <style:text-properties officeooo:rsid="00335b84"/>
    </style:style>
    <style:style style:name="T20" style:family="text">
      <style:text-properties fo:font-weight="bold" style:font-weight-asian="bold" style:font-weight-complex="bold"/>
    </style:style>
    <style:style style:name="T21" style:family="text">
      <style:text-properties fo:font-weight="bold" officeooo:rsid="001d49a0" style:font-weight-asian="bold" style:font-weight-complex="bold"/>
    </style:style>
    <style:style style:name="T22" style:family="text">
      <style:text-properties fo:font-weight="bold" officeooo:rsid="002d3c82" style:font-weight-asian="bold" style:font-weight-complex="bold"/>
    </style:style>
    <style:style style:name="T23" style:family="text">
      <style:text-properties fo:font-weight="bold" officeooo:rsid="004225ae" style:font-weight-asian="bold" style:font-weight-complex="bold"/>
    </style:style>
    <style:style style:name="T24" style:family="text">
      <style:text-properties fo:font-weight="bold" officeooo:rsid="002c3fc0" style:font-weight-asian="bold" style:font-weight-complex="bold"/>
    </style:style>
    <style:style style:name="T25" style:family="text">
      <style:text-properties fo:font-weight="bold" officeooo:rsid="00839272" style:font-weight-asian="bold" style:font-weight-complex="bold"/>
    </style:style>
    <style:style style:name="T26" style:family="text">
      <style:text-properties fo:font-weight="bold" officeooo:rsid="008382c5" style:font-weight-asian="bold" style:font-weight-complex="bold"/>
    </style:style>
    <style:style style:name="T27" style:family="text">
      <style:text-properties fo:font-weight="bold" officeooo:rsid="003c051d" style:font-weight-asian="bold" style:font-weight-complex="bold"/>
    </style:style>
    <style:style style:name="T28" style:family="text">
      <style:text-properties fo:font-weight="bold" officeooo:rsid="008c6b5b" style:font-weight-asian="bold" style:font-weight-complex="bold"/>
    </style:style>
    <style:style style:name="T29" style:family="text">
      <style:text-properties fo:font-weight="bold" officeooo:rsid="00af44d5" style:font-weight-asian="bold" style:font-weight-complex="bold"/>
    </style:style>
    <style:style style:name="T30" style:family="text">
      <style:text-properties fo:font-weight="bold" officeooo:rsid="00bfee7a" style:font-weight-asian="bold" style:font-weight-complex="bold"/>
    </style:style>
    <style:style style:name="T31" style:family="text">
      <style:text-properties officeooo:rsid="0039c9f6"/>
    </style:style>
    <style:style style:name="T32" style:family="text">
      <style:text-properties fo:font-size="14pt" fo:font-weight="bold" style:font-size-asian="14pt" style:font-weight-asian="bold" style:font-size-complex="14pt" style:font-weight-complex="bold"/>
    </style:style>
    <style:style style:name="T33" style:family="text">
      <style:text-properties fo:font-size="14pt" fo:font-weight="bold" officeooo:rsid="001bee57" style:font-size-asian="14pt" style:font-weight-asian="bold" style:font-size-complex="14pt" style:font-weight-complex="bold"/>
    </style:style>
    <style:style style:name="T34" style:family="text">
      <style:text-properties fo:font-size="14pt" fo:font-weight="bold" officeooo:rsid="0037c208" style:font-size-asian="14pt" style:font-weight-asian="bold" style:font-size-complex="14pt" style:font-weight-complex="bold"/>
    </style:style>
    <style:style style:name="T35" style:family="text">
      <style:text-properties fo:font-weight="normal" style:font-weight-asian="normal" style:font-weight-complex="normal"/>
    </style:style>
    <style:style style:name="T36" style:family="text">
      <style:text-properties fo:font-weight="normal" officeooo:rsid="003c051d" style:font-weight-asian="normal" style:font-weight-complex="normal"/>
    </style:style>
    <style:style style:name="T37" style:family="text">
      <style:text-properties fo:font-weight="normal" officeooo:rsid="0059d4a8" style:font-weight-asian="normal" style:font-weight-complex="normal"/>
    </style:style>
    <style:style style:name="T38" style:family="text">
      <style:text-properties fo:font-weight="normal" officeooo:rsid="006da8de" style:font-weight-asian="normal" style:font-weight-complex="normal"/>
    </style:style>
    <style:style style:name="T39" style:family="text">
      <style:text-properties fo:font-weight="normal" officeooo:rsid="00716218" style:font-weight-asian="normal" style:font-weight-complex="normal"/>
    </style:style>
    <style:style style:name="T40" style:family="text">
      <style:text-properties fo:font-weight="normal" officeooo:rsid="00aa01ca" style:font-weight-asian="normal" style:font-weight-complex="normal"/>
    </style:style>
    <style:style style:name="T41" style:family="text">
      <style:text-properties officeooo:rsid="003f3663"/>
    </style:style>
    <style:style style:name="T42" style:family="text">
      <style:text-properties officeooo:rsid="0040ed5b"/>
    </style:style>
    <style:style style:name="T43" style:family="text">
      <style:text-properties officeooo:rsid="004225ae"/>
    </style:style>
    <style:style style:name="T44" style:family="text">
      <style:text-properties fo:font-size="12pt" style:font-size-asian="12pt" style:font-size-complex="12pt"/>
    </style:style>
    <style:style style:name="T45" style:family="text">
      <style:text-properties fo:font-size="12pt" officeooo:rsid="00476ea9" style:font-size-asian="12pt" style:font-size-complex="12pt"/>
    </style:style>
    <style:style style:name="T46" style:family="text">
      <style:text-properties fo:font-size="12pt" officeooo:rsid="00538aa0" style:font-size-asian="12pt" style:font-size-complex="12pt"/>
    </style:style>
    <style:style style:name="T47" style:family="text">
      <style:text-properties fo:font-size="12pt" officeooo:rsid="0055d7c7" style:font-size-asian="12pt" style:font-size-complex="12pt"/>
    </style:style>
    <style:style style:name="T48" style:family="text">
      <style:text-properties fo:font-size="12pt" officeooo:rsid="006bf7de" style:font-size-asian="12pt" style:font-size-complex="12pt"/>
    </style:style>
    <style:style style:name="T49" style:family="text">
      <style:text-properties fo:font-size="12pt" officeooo:rsid="0059d4a8" style:font-size-asian="12pt" style:font-size-complex="12pt"/>
    </style:style>
    <style:style style:name="T50" style:family="text">
      <style:text-properties fo:font-size="12pt" officeooo:rsid="00839272" style:font-size-asian="12pt" style:font-size-complex="12pt"/>
    </style:style>
    <style:style style:name="T51" style:family="text">
      <style:text-properties fo:font-size="12pt" officeooo:rsid="0086760a" style:font-size-asian="12pt" style:font-size-complex="12pt"/>
    </style:style>
    <style:style style:name="T52" style:family="text">
      <style:text-properties fo:font-size="12pt" officeooo:rsid="00893e47" style:font-size-asian="12pt" style:font-size-complex="12pt"/>
    </style:style>
    <style:style style:name="T53" style:family="text">
      <style:text-properties fo:font-size="12pt" officeooo:rsid="008c6b5b" style:font-size-asian="12pt" style:font-size-complex="12pt"/>
    </style:style>
    <style:style style:name="T54" style:family="text">
      <style:text-properties fo:font-size="12pt" officeooo:rsid="008da92c" style:font-size-asian="12pt" style:font-size-complex="12pt"/>
    </style:style>
    <style:style style:name="T55" style:family="text">
      <style:text-properties fo:font-size="12pt" officeooo:rsid="00a1dbb4" style:font-size-asian="12pt" style:font-size-complex="12pt"/>
    </style:style>
    <style:style style:name="T56" style:family="text">
      <style:text-properties fo:font-size="12pt" fo:font-weight="normal" style:font-size-asian="12pt" style:font-weight-asian="normal" style:font-size-complex="12pt" style:font-weight-complex="normal"/>
    </style:style>
    <style:style style:name="T57" style:family="text">
      <style:text-properties fo:font-size="12pt" fo:font-weight="normal" officeooo:rsid="003b0d19" style:font-size-asian="12pt" style:font-weight-asian="normal" style:font-size-complex="12pt" style:font-weight-complex="normal"/>
    </style:style>
    <style:style style:name="T58" style:family="text">
      <style:text-properties fo:font-size="12pt" fo:font-weight="normal" officeooo:rsid="004d248b" style:font-size-asian="12pt" style:font-weight-asian="normal" style:font-size-complex="12pt" style:font-weight-complex="normal"/>
    </style:style>
    <style:style style:name="T59" style:family="text">
      <style:text-properties fo:font-size="12pt" fo:font-weight="normal" officeooo:rsid="004b5d87" style:font-size-asian="12pt" style:font-weight-asian="normal" style:font-size-complex="12pt" style:font-weight-complex="normal"/>
    </style:style>
    <style:style style:name="T60" style:family="text">
      <style:text-properties fo:font-size="12pt" fo:font-weight="normal" officeooo:rsid="004e6100" style:font-size-asian="12pt" style:font-weight-asian="normal" style:font-size-complex="12pt" style:font-weight-complex="normal"/>
    </style:style>
    <style:style style:name="T61" style:family="text">
      <style:text-properties fo:font-size="12pt" fo:font-weight="normal" officeooo:rsid="0050f2a4" style:font-size-asian="12pt" style:font-weight-asian="normal" style:font-size-complex="12pt" style:font-weight-complex="normal"/>
    </style:style>
    <style:style style:name="T62" style:family="text">
      <style:text-properties fo:font-size="12pt" fo:font-weight="normal" officeooo:rsid="005269ea" style:font-size-asian="12pt" style:font-weight-asian="normal" style:font-size-complex="12pt" style:font-weight-complex="normal"/>
    </style:style>
    <style:style style:name="T63" style:family="text">
      <style:text-properties fo:font-size="12pt" fo:font-weight="normal" officeooo:rsid="0055d7c7" style:font-size-asian="12pt" style:font-weight-asian="normal" style:font-size-complex="12pt" style:font-weight-complex="normal"/>
    </style:style>
    <style:style style:name="T64" style:family="text">
      <style:text-properties fo:font-size="12pt" fo:font-weight="normal" officeooo:rsid="006bf7de" style:font-size-asian="12pt" style:font-weight-asian="normal" style:font-size-complex="12pt" style:font-weight-complex="normal"/>
    </style:style>
    <style:style style:name="T65" style:family="text">
      <style:text-properties fo:font-size="12pt" fo:font-weight="normal" officeooo:rsid="0059d4a8" style:font-size-asian="12pt" style:font-weight-asian="normal" style:font-size-complex="12pt" style:font-weight-complex="normal"/>
    </style:style>
    <style:style style:name="T66" style:family="text">
      <style:text-properties fo:font-size="12pt" fo:font-weight="normal" officeooo:rsid="006cd649" style:font-size-asian="12pt" style:font-weight-asian="normal" style:font-size-complex="12pt" style:font-weight-complex="normal"/>
    </style:style>
    <style:style style:name="T67" style:family="text">
      <style:text-properties fo:font-size="12pt" fo:font-weight="normal" officeooo:rsid="006da8de" style:font-size-asian="12pt" style:font-weight-asian="normal" style:font-size-complex="12pt" style:font-weight-complex="normal"/>
    </style:style>
    <style:style style:name="T68" style:family="text">
      <style:text-properties fo:font-size="12pt" fo:font-weight="normal" officeooo:rsid="00716218" style:font-size-asian="12pt" style:font-weight-asian="normal" style:font-size-complex="12pt" style:font-weight-complex="normal"/>
    </style:style>
    <style:style style:name="T69" style:family="text">
      <style:text-properties fo:font-size="12pt" fo:font-weight="normal" officeooo:rsid="00737b17" style:font-size-asian="12pt" style:font-weight-asian="normal" style:font-size-complex="12pt" style:font-weight-complex="normal"/>
    </style:style>
    <style:style style:name="T70" style:family="text">
      <style:text-properties fo:font-size="12pt" fo:font-weight="normal" officeooo:rsid="0076c1eb" style:font-size-asian="12pt" style:font-weight-asian="normal" style:font-size-complex="12pt" style:font-weight-complex="normal"/>
    </style:style>
    <style:style style:name="T71" style:family="text">
      <style:text-properties fo:font-size="12pt" fo:font-weight="normal" officeooo:rsid="00785816" style:font-size-asian="12pt" style:font-weight-asian="normal" style:font-size-complex="12pt" style:font-weight-complex="normal"/>
    </style:style>
    <style:style style:name="T72" style:family="text">
      <style:text-properties fo:font-size="12pt" fo:font-weight="normal" officeooo:rsid="007a1c51" style:font-size-asian="12pt" style:font-weight-asian="normal" style:font-size-complex="12pt" style:font-weight-complex="normal"/>
    </style:style>
    <style:style style:name="T73" style:family="text">
      <style:text-properties fo:font-size="12pt" fo:font-weight="normal" officeooo:rsid="007c0167" style:font-size-asian="12pt" style:font-weight-asian="normal" style:font-size-complex="12pt" style:font-weight-complex="normal"/>
    </style:style>
    <style:style style:name="T74" style:family="text">
      <style:text-properties fo:font-size="12pt" fo:font-weight="normal" officeooo:rsid="00839272" style:font-size-asian="12pt" style:font-weight-asian="normal" style:font-size-complex="12pt" style:font-weight-complex="normal"/>
    </style:style>
    <style:style style:name="T75" style:family="text">
      <style:text-properties fo:font-size="12pt" fo:font-weight="normal" officeooo:rsid="00873281" style:font-size-asian="12pt" style:font-weight-asian="normal" style:font-size-complex="12pt" style:font-weight-complex="normal"/>
    </style:style>
    <style:style style:name="T76" style:family="text">
      <style:text-properties fo:font-size="12pt" fo:font-weight="normal" officeooo:rsid="00a2a41d" style:font-size-asian="12pt" style:font-weight-asian="normal" style:font-size-complex="12pt" style:font-weight-complex="normal"/>
    </style:style>
    <style:style style:name="T77" style:family="text">
      <style:text-properties fo:font-size="12pt" fo:font-weight="normal" officeooo:rsid="00a80464" style:font-size-asian="12pt" style:font-weight-asian="normal" style:font-size-complex="12pt" style:font-weight-complex="normal"/>
    </style:style>
    <style:style style:name="T78" style:family="text">
      <style:text-properties fo:font-size="12pt" fo:font-weight="normal" officeooo:rsid="00aa01ca" style:font-size-asian="12pt" style:font-weight-asian="normal" style:font-size-complex="12pt" style:font-weight-complex="normal"/>
    </style:style>
    <style:style style:name="T79" style:family="text">
      <style:text-properties fo:font-size="12pt" fo:font-weight="normal" officeooo:rsid="00ace989" style:font-size-asian="12pt" style:font-weight-asian="normal" style:font-size-complex="12pt" style:font-weight-complex="normal"/>
    </style:style>
    <style:style style:name="T80" style:family="text">
      <style:text-properties fo:font-size="12pt" fo:font-weight="normal" officeooo:rsid="00b233d0" style:font-size-asian="12pt" style:font-weight-asian="normal" style:font-size-complex="12pt" style:font-weight-complex="normal"/>
    </style:style>
    <style:style style:name="T81" style:family="text">
      <style:text-properties fo:font-size="12pt" fo:font-weight="normal" officeooo:rsid="00b3ebd0" style:font-size-asian="12pt" style:font-weight-asian="normal" style:font-size-complex="12pt" style:font-weight-complex="normal"/>
    </style:style>
    <style:style style:name="T82" style:family="text">
      <style:text-properties fo:font-size="12pt" fo:font-weight="normal" officeooo:rsid="00b4103b" style:font-size-asian="12pt" style:font-weight-asian="normal" style:font-size-complex="12pt" style:font-weight-complex="normal"/>
    </style:style>
    <style:style style:name="T83" style:family="text">
      <style:text-properties fo:font-size="12pt" fo:font-weight="normal" officeooo:rsid="00b42ef0" style:font-size-asian="12pt" style:font-weight-asian="normal" style:font-size-complex="12pt" style:font-weight-complex="normal"/>
    </style:style>
    <style:style style:name="T84" style:family="text">
      <style:text-properties fo:font-size="12pt" fo:font-weight="normal" officeooo:rsid="00b87e2f" style:font-size-asian="12pt" style:font-weight-asian="normal" style:font-size-complex="12pt" style:font-weight-complex="normal"/>
    </style:style>
    <style:style style:name="T85" style:family="text">
      <style:text-properties fo:font-size="12pt" fo:font-weight="normal" officeooo:rsid="00ba18ab" style:font-size-asian="12pt" style:font-weight-asian="normal" style:font-size-complex="12pt" style:font-weight-complex="normal"/>
    </style:style>
    <style:style style:name="T86" style:family="text">
      <style:text-properties fo:font-size="12pt" fo:font-weight="normal" officeooo:rsid="00bfee7a" style:font-size-asian="12pt" style:font-weight-asian="normal" style:font-size-complex="12pt" style:font-weight-complex="normal"/>
    </style:style>
    <style:style style:name="T87" style:family="text">
      <style:text-properties fo:font-size="12pt" fo:font-weight="normal" officeooo:rsid="00c894aa" style:font-size-asian="12pt" style:font-weight-asian="normal" style:font-size-complex="12pt" style:font-weight-complex="normal"/>
    </style:style>
    <style:style style:name="T88" style:family="text">
      <style:text-properties fo:font-size="12pt" fo:font-weight="normal" officeooo:rsid="00c965d5" style:font-size-asian="12pt" style:font-weight-asian="normal" style:font-size-complex="12pt" style:font-weight-complex="normal"/>
    </style:style>
    <style:style style:name="T89" style:family="text">
      <style:text-properties fo:font-size="12pt" fo:font-weight="bold" officeooo:rsid="004d248b" style:font-size-asian="12pt" style:font-weight-asian="bold" style:font-size-complex="12pt" style:font-weight-complex="bold"/>
    </style:style>
    <style:style style:name="T90" style:family="text">
      <style:text-properties fo:font-size="12pt" fo:font-weight="bold" officeooo:rsid="004b5d87" style:font-size-asian="12pt" style:font-weight-asian="bold" style:font-size-complex="12pt" style:font-weight-complex="bold"/>
    </style:style>
    <style:style style:name="T91" style:family="text">
      <style:text-properties officeooo:rsid="0044ba0f"/>
    </style:style>
    <style:style style:name="T92" style:family="text">
      <style:text-properties officeooo:rsid="00460968"/>
    </style:style>
    <style:style style:name="T93" style:family="text">
      <style:text-properties fo:font-size="13pt" officeooo:rsid="00476ea9" style:font-size-asian="13pt" style:font-size-complex="13pt"/>
    </style:style>
    <style:style style:name="T94" style:family="text">
      <style:text-properties officeooo:rsid="0062701c"/>
    </style:style>
    <style:style style:name="T95" style:family="text">
      <style:text-properties fo:font-size="9pt" style:font-size-asian="9pt" style:font-size-complex="9pt"/>
    </style:style>
    <style:style style:name="T96" style:family="text">
      <style:text-properties fo:font-size="9pt" officeooo:rsid="0062701c" style:font-size-asian="9pt" style:font-size-complex="9pt"/>
    </style:style>
    <style:style style:name="T97" style:family="text">
      <style:text-properties fo:font-size="9pt" officeooo:rsid="008a0ab5" style:font-size-asian="9pt" style:font-size-complex="9pt"/>
    </style:style>
    <style:style style:name="T98" style:family="text">
      <style:text-properties fo:font-size="9pt" officeooo:rsid="008da92c" style:font-size-asian="9pt" style:font-size-complex="9pt"/>
    </style:style>
    <style:style style:name="T99" style:family="text">
      <style:text-properties fo:font-size="9pt" officeooo:rsid="00e74094" style:font-size-asian="9pt" style:font-size-complex="9pt"/>
    </style:style>
    <style:style style:name="T100" style:family="text">
      <style:text-properties fo:font-size="9pt" officeooo:rsid="00e7e92f" style:font-size-asian="9pt" style:font-size-complex="9pt"/>
    </style:style>
    <style:style style:name="T101" style:family="text">
      <style:text-properties fo:font-size="9pt" fo:font-weight="bold" officeooo:rsid="008a0ab5" style:font-size-asian="9pt" style:font-weight-asian="bold" style:font-size-complex="9pt" style:font-weight-complex="bold"/>
    </style:style>
    <style:style style:name="T102" style:family="text">
      <style:text-properties officeooo:rsid="006460f4"/>
    </style:style>
    <style:style style:name="T103" style:family="text">
      <style:text-properties officeooo:rsid="003c051d"/>
    </style:style>
    <style:style style:name="T104" style:family="text">
      <style:text-properties officeooo:rsid="00665226"/>
    </style:style>
    <style:style style:name="T105" style:family="text">
      <style:text-properties officeooo:rsid="006f56e2"/>
    </style:style>
    <style:style style:name="T106" style:family="text">
      <style:text-properties officeooo:rsid="00747c5f"/>
    </style:style>
    <style:style style:name="T107" style:family="text">
      <style:text-properties officeooo:rsid="0074c762"/>
    </style:style>
    <style:style style:name="T108" style:family="text">
      <style:text-properties fo:font-size="11pt" style:font-size-asian="11pt" style:font-size-complex="11pt"/>
    </style:style>
    <style:style style:name="T109" style:family="text">
      <style:text-properties fo:font-size="11pt" officeooo:rsid="006da8de" style:font-size-asian="11pt" style:font-size-complex="11pt"/>
    </style:style>
    <style:style style:name="T110" style:family="text">
      <style:text-properties fo:font-size="11pt" officeooo:rsid="0074c762" style:font-size-asian="11pt" style:font-size-complex="11pt"/>
    </style:style>
    <style:style style:name="T111" style:family="text">
      <style:text-properties fo:font-size="11pt" officeooo:rsid="00977f61" style:font-size-asian="11pt" style:font-size-complex="11pt"/>
    </style:style>
    <style:style style:name="T112" style:family="text">
      <style:text-properties fo:font-size="11pt" officeooo:rsid="009bfc68" style:font-size-asian="11pt" style:font-size-complex="11pt"/>
    </style:style>
    <style:style style:name="T113" style:family="text">
      <style:text-properties fo:font-size="11pt" officeooo:rsid="00bdf090" style:font-size-asian="11pt" style:font-size-complex="11pt"/>
    </style:style>
    <style:style style:name="T114" style:family="text">
      <style:text-properties fo:font-size="11pt" officeooo:rsid="00c6ef02" style:font-size-asian="11pt" style:font-size-complex="11pt"/>
    </style:style>
    <style:style style:name="T115" style:family="text">
      <style:text-properties fo:font-size="11pt" fo:font-weight="normal" style:font-size-asian="11pt" style:font-weight-asian="normal" style:font-size-complex="11pt" style:font-weight-complex="normal"/>
    </style:style>
    <style:style style:name="T116" style:family="text">
      <style:text-properties fo:font-size="11pt" fo:font-weight="normal" officeooo:rsid="00aa01ca" style:font-size-asian="11pt" style:font-weight-asian="normal" style:font-size-complex="11pt" style:font-weight-complex="normal"/>
    </style:style>
    <style:style style:name="T117" style:family="text">
      <style:text-properties fo:font-size="11pt" fo:font-weight="normal" officeooo:rsid="00758c96" style:font-size-asian="11pt" style:font-weight-asian="normal" style:font-size-complex="11pt" style:font-weight-complex="normal"/>
    </style:style>
    <style:style style:name="T118" style:family="text">
      <style:text-properties fo:font-size="11pt" fo:font-weight="normal" officeooo:rsid="007a9d1d" style:font-size-asian="11pt" style:font-weight-asian="normal" style:font-size-complex="11pt" style:font-weight-complex="normal"/>
    </style:style>
    <style:style style:name="T119" style:family="text">
      <style:text-properties fo:font-size="11pt" style:text-underline-style="none" fo:font-weight="normal" officeooo:rsid="00e51eab" style:font-size-asian="11pt" style:font-weight-asian="normal" style:font-size-complex="11pt" style:font-weight-complex="normal"/>
    </style:style>
    <style:style style:name="T120" style:family="text">
      <style:text-properties officeooo:rsid="008185a9"/>
    </style:style>
    <style:style style:name="T121" style:family="text">
      <style:text-properties officeooo:rsid="008382c5"/>
    </style:style>
    <style:style style:name="T122" style:family="text">
      <style:text-properties fo:font-size="10pt" style:font-size-asian="10pt" style:font-size-complex="10pt"/>
    </style:style>
    <style:style style:name="T123" style:family="text">
      <style:text-properties fo:font-size="10pt" officeooo:rsid="00839272" style:font-size-asian="10pt" style:font-size-complex="10pt"/>
    </style:style>
    <style:style style:name="T124" style:family="text">
      <style:text-properties fo:font-size="10pt" fo:font-weight="normal" officeooo:rsid="00839272" style:font-size-asian="10pt" style:font-weight-asian="normal" style:font-size-complex="10pt" style:font-weight-complex="normal"/>
    </style:style>
    <style:style style:name="T125" style:family="text">
      <style:text-properties officeooo:rsid="00839272"/>
    </style:style>
    <style:style style:name="T126" style:family="text">
      <style:text-properties officeooo:rsid="0084aff9"/>
    </style:style>
    <style:style style:name="T127" style:family="text">
      <style:text-properties officeooo:rsid="0086a69a"/>
    </style:style>
    <style:style style:name="T128" style:family="text">
      <style:text-properties officeooo:rsid="0089fe1b"/>
    </style:style>
    <style:style style:name="T129" style:family="text">
      <style:text-properties officeooo:rsid="008a0ab5"/>
    </style:style>
    <style:style style:name="T130" style:family="text">
      <style:text-properties officeooo:rsid="008c6b5b"/>
    </style:style>
    <style:style style:name="T131" style:family="text">
      <style:text-properties officeooo:rsid="008da92c"/>
    </style:style>
    <style:style style:name="T132" style:family="text">
      <style:text-properties officeooo:rsid="008e3705"/>
    </style:style>
    <style:style style:name="T133" style:family="text">
      <style:text-properties officeooo:rsid="009008c7"/>
    </style:style>
    <style:style style:name="T134" style:family="text">
      <style:text-properties officeooo:rsid="0090b4ed"/>
    </style:style>
    <style:style style:name="T135" style:family="text">
      <style:text-properties officeooo:rsid="009186bb"/>
    </style:style>
    <style:style style:name="T136" style:family="text">
      <style:text-properties officeooo:rsid="00935dda"/>
    </style:style>
    <style:style style:name="T137" style:family="text">
      <style:text-properties fo:color="#006600"/>
    </style:style>
    <style:style style:name="T138" style:family="text">
      <style:text-properties fo:color="#006600" officeooo:rsid="001d49a0"/>
    </style:style>
    <style:style style:name="T139" style:family="text">
      <style:text-properties fo:color="#0000ff"/>
    </style:style>
    <style:style style:name="T140" style:family="text">
      <style:text-properties fo:color="#0000ff" officeooo:rsid="001d49a0"/>
    </style:style>
    <style:style style:name="T141" style:family="text">
      <style:text-properties fo:color="#6600ff"/>
    </style:style>
    <style:style style:name="T142" style:family="text">
      <style:text-properties fo:color="#6600ff" officeooo:rsid="001d49a0"/>
    </style:style>
    <style:style style:name="T143" style:family="text">
      <style:text-properties officeooo:rsid="0096dbcb"/>
    </style:style>
    <style:style style:name="T144" style:family="text">
      <style:text-properties officeooo:rsid="00977f61"/>
    </style:style>
    <style:style style:name="T145" style:family="text">
      <style:text-properties officeooo:rsid="0099f40b"/>
    </style:style>
    <style:style style:name="T146" style:family="text">
      <style:text-properties officeooo:rsid="009a0f50"/>
    </style:style>
    <style:style style:name="T147" style:family="text">
      <style:text-properties officeooo:rsid="009eb11e"/>
    </style:style>
    <style:style style:name="T148" style:family="text">
      <style:text-properties fo:font-size="10.5pt" fo:font-weight="normal" style:font-size-asian="10.5pt" style:font-weight-asian="normal" style:font-size-complex="10.5pt" style:font-weight-complex="normal"/>
    </style:style>
    <style:style style:name="T149" style:family="text">
      <style:text-properties fo:font-size="10.5pt" fo:font-weight="normal" officeooo:rsid="009fdc13" style:font-size-asian="10.5pt" style:font-weight-asian="normal" style:font-size-complex="10.5pt" style:font-weight-complex="normal"/>
    </style:style>
    <style:style style:name="T150" style:family="text">
      <style:text-properties fo:font-size="10.5pt" fo:font-weight="normal" officeooo:rsid="00a1dbb4" style:font-size-asian="10.5pt" style:font-weight-asian="normal" style:font-size-complex="10.5pt" style:font-weight-complex="normal"/>
    </style:style>
    <style:style style:name="T151" style:family="text">
      <style:text-properties fo:font-size="10.5pt" fo:font-weight="normal" officeooo:rsid="00a2a41d" style:font-size-asian="10.5pt" style:font-weight-asian="normal" style:font-size-complex="10.5pt" style:font-weight-complex="normal"/>
    </style:style>
    <style:style style:name="T152" style:family="text">
      <style:text-properties officeooo:rsid="00a2a41d"/>
    </style:style>
    <style:style style:name="T153" style:family="text">
      <style:text-properties officeooo:rsid="00ab5958"/>
    </style:style>
    <style:style style:name="T154" style:family="text">
      <style:text-properties officeooo:rsid="00b136c9"/>
    </style:style>
    <style:style style:name="T155" style:family="text">
      <style:text-properties officeooo:rsid="00bbaf23"/>
    </style:style>
    <style:style style:name="T156" style:family="text">
      <style:text-properties officeooo:rsid="00bc7426"/>
    </style:style>
    <style:style style:name="T157" style:family="text">
      <style:text-properties officeooo:rsid="00be2f28"/>
    </style:style>
    <style:style style:name="T158" style:family="text">
      <style:text-properties officeooo:rsid="00bfee7a"/>
    </style:style>
    <style:style style:name="T159" style:family="text">
      <style:text-properties officeooo:rsid="00c06838"/>
    </style:style>
    <style:style style:name="T160" style:family="text">
      <style:text-properties officeooo:rsid="00c549a3"/>
    </style:style>
    <style:style style:name="T161" style:family="text">
      <style:text-properties officeooo:rsid="00c6ef02"/>
    </style:style>
    <style:style style:name="T162" style:family="text">
      <style:text-properties officeooo:rsid="00ca1f29"/>
    </style:style>
    <style:style style:name="T163" style:family="text">
      <style:text-properties officeooo:rsid="00cb70b5"/>
    </style:style>
    <style:style style:name="T164" style:family="text">
      <style:text-properties officeooo:rsid="007d02d3"/>
    </style:style>
    <style:style style:name="T165" style:family="text">
      <style:text-properties officeooo:rsid="0076405f"/>
    </style:style>
    <style:style style:name="T166" style:family="text">
      <style:text-properties officeooo:rsid="0078f5e2"/>
    </style:style>
    <style:style style:name="T167" style:family="text">
      <style:text-properties officeooo:rsid="007a9d1d"/>
    </style:style>
    <style:style style:name="T168" style:family="text">
      <style:text-properties officeooo:rsid="00d0925e"/>
    </style:style>
    <style:style style:name="T169" style:family="text">
      <style:text-properties officeooo:rsid="00758c96"/>
    </style:style>
    <style:style style:name="T170" style:family="text">
      <style:text-properties officeooo:rsid="00d281b4"/>
    </style:style>
    <style:style style:name="T171" style:family="text">
      <style:text-properties officeooo:rsid="00d2edfe"/>
    </style:style>
    <style:style style:name="T172" style:family="text">
      <style:text-properties officeooo:rsid="00d77d62"/>
    </style:style>
    <style:style style:name="T173" style:family="text">
      <style:text-properties officeooo:rsid="00d9a469"/>
    </style:style>
    <style:style style:name="T174" style:family="text">
      <style:text-properties officeooo:rsid="00dcb8a2"/>
    </style:style>
    <style:style style:name="T175" style:family="text">
      <style:text-properties officeooo:rsid="00e51eab"/>
    </style:style>
    <style:style style:name="T176" style:family="text">
      <style:text-properties style:text-underline-style="none"/>
    </style:style>
    <style:style style:name="T177" style:family="text">
      <style:text-properties style:text-underline-style="none" officeooo:rsid="007d02d3"/>
    </style:style>
    <style:style style:name="T178" style:family="text">
      <style:text-properties style:text-underline-style="none" officeooo:rsid="00d36658"/>
    </style:style>
    <style:style style:name="T179" style:family="text">
      <style:text-properties officeooo:rsid="00e9f8c7"/>
    </style:style>
    <style:style style:name="T180" style:family="text">
      <style:text-properties officeooo:rsid="00eece02"/>
    </style:style>
    <style:style style:name="T181" style:family="text">
      <style:text-properties officeooo:rsid="00f274b6"/>
    </style:style>
    <style:style style:name="T182" style:family="text">
      <style:text-properties officeooo:rsid="00f40640"/>
    </style:style>
    <style:style style:name="T183" style:family="text">
      <style:text-properties officeooo:rsid="00f48583"/>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displayOptionsForm" form:apply-filter="true" form:method="post" form:control-implementation="ooo:com.sun.star.form.component.Form" office:target-frame="" xlink:href="http://sql.php/" xlink:type="simple">
          <form:properties>
            <form:property form:property-name="PropertyChangeNotificationEnabled" office:value-type="boolean" office:boolean-value="true"/>
          </form:properties>
        </form:form>
        <form:form form:name="displayOptionsForm" form:apply-filter="true" form:method="post" form:control-implementation="ooo:com.sun.star.form.component.Form" office:target-frame="" xlink:href="http://sql.php/" xlink:type="simple">
          <form:properties>
            <form:property form:property-name="PropertyChangeNotificationEnabled" office:value-type="boolean" office:boolean-value="true"/>
          </form:properties>
        </form:form>
        <form:form form:name="resultsForm" form:apply-filter="true" form:method="post" form:control-implementation="ooo:com.sun.star.form.component.Form" office:target-frame="" xlink:href="http://tbl_row_action.php/" xlink:type="simple">
          <form:properties>
            <form:property form:property-name="PropertyChangeNotificationEnabled" office:value-type="boolean" office:boolean-value="true"/>
          </form:properties>
          <form:checkbox form:name="rows_to_delete[0]" form:control-implementation="ooo:com.sun.star.form.component.CheckBox" xml:id="control1" form:id="control1" form:value="%60blogs%60.%60id%60+%3D+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ows_to_delete[1]" form:control-implementation="ooo:com.sun.star.form.component.CheckBox" xml:id="control2" form:id="control2" form:value="%60blogs%60.%60id%60+%3D+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ows_to_delete[2]" form:control-implementation="ooo:com.sun.star.form.component.CheckBox" xml:id="control3" form:id="control3" form:value="%60blogs%60.%60id%60+%3D+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ows_to_delete[3]" form:control-implementation="ooo:com.sun.star.form.component.CheckBox" xml:id="control4" form:id="control4" form:value="%60blogs%60.%60id%60+%3D+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displayOptionsForm" form:apply-filter="true" form:method="post" form:control-implementation="ooo:com.sun.star.form.component.Form" office:target-frame="" xlink:href="http://sql.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APUNTES DE <text:span text:style-name="T31">CURSO DE </text:span>PHP <text:span text:style-name="T31">CON MySQL Y P.O.O.</text:span></text:p>
      <text:p text:style-name="P60"/>
      <text:p text:style-name="P91">Para poder realizar este curso y ejersitarlo es necesario en primer lugar que tenga instalado en su computadora el lenguaje PHP , el servidor Apache , el administrador de bases de datos phpmyadmin, la base dedatos MySQL y un editor de código textual como podria ser el Notepath , SublimText o Atom .</text:p>
      <text:p text:style-name="P91">Para esto puede ser muy practico instalar el paquete WAMP si usa sistema operativo Windows o XAMP si usa sistema operativo Linux , dado que dichos paquetes contienen la instalación de todo el softword necesario ,con excepcion del editor de código.</text:p>
      <text:p text:style-name="P91"/>
      <text:p text:style-name="P7">El código de PHP , requiere en primer lugar ,<text:span text:style-name="T162">para ser reconocido como tal</text:span> , que el archivo sea nombrado con la extensión .php y en 2º lugar dentro del archivo el código PHP inicia con <text:span text:style-name="T163">la etiqueta </text:span>&lt;?<text:span text:style-name="T3">php <text:s/></text:span><text:s/>y termina con ?&gt;</text:p>
      <text:p text:style-name="P6"/>
      <text:p text:style-name="P45">Argumentos constantes:</text:p>
      <text:p text:style-name="P3"><text:tab/><text:tab/><text:tab/> <text:span text:style-name="T163">N</text:span>o cambian a lo largo del programa pero se puede acceder a ellos <text:span text:style-name="T1">o consultarlos </text:span>ya sea desde el ámbito local como desde el ámbito global. Se definen a través de la instrucción define(nombre, valor, false/true) el tercer argumento por omisión es false y se puede obviar a menos que se quiera cambiar su estado. </text:p>
      <text:p text:style-name="P4">Otro asunto m<text:span text:style-name="T16">uy </text:span>importante es que las constantes no llevan el signo $, el nombre de una constante solo puede contener letras mayúsculas o minúsculas y guion bajo pero ningún otro signo y ademas si se usan letras mayúsculas al referirse a ellas con minúsculas se interpretara como otra palabra. <text:span text:style-name="T2">Y al tratar de utilizarla dará error por intentar usar una variable que no esta definida pero si cambiamos el estado del 3º argumento que por omisión es false y lo ponemos en true lo interpretará tanto en minúscula como en mayúscula.</text:span></text:p>
      <text:p text:style-name="P4"/>
      <text:p text:style-name="P8"><text:span text:style-name="T32">Comentarios:</text:span> </text:p>
      <text:p text:style-name="P8"><text:tab/><text:tab/>Los comentarios de una sola linea en PHP se marcan con un # a la izquierda y los comentarios de varias lineas se inician con /* y se terminan con */.</text:p>
      <text:p text:style-name="P5"><text:s/></text:p>
      <text:p text:style-name="P1">Diferencias entre simples comillas y dobles comillas en PHP:</text:p>
      <text:p text:style-name="P1"><text:tab/><text:tab/><text:tab/><text:tab/><text:tab/><text:tab/><text:tab/><text:tab/>Si definimos una variable y luego intentamos imprimirla con un echo entre comillas simples , solo imprimirá el nombre de la variable como un texto .</text:p>
      <text:p text:style-name="P1">Pero si en cambio hacemos un echo con el nombre de la variable entre comillas <text:span text:style-name="T43">dobles </text:span>hacemos lo que se llama interpolación de variable , e incluso si dentro de las comillas la juntamos con otro texto <text:span text:style-name="T163">cualquiera</text:span> , no variable , lo que hará es concatenar el texto con el contenido de la variable e imprimirlo como un solo string.</text:p>
      <text:p text:style-name="P1"/>
      <text:p text:style-name="P93"/>
      <text:p text:style-name="P46">Tipos de variables:</text:p>
      <text:p text:style-name="P2"/>
      <text:p text:style-name="P195">Hay 8 tipos de variables en PHP pero las mas comunes son 5</text:p>
      <text:p text:style-name="P186">Los nombres de variables se identifican antemponiendo un signo $ y no es necesario definir que tipo es una variable antes de usarla , el tipo se asigna dinámicmente según lo que se introduzca en ella.</text:p>
      <text:p text:style-name="P186">Los 5 tipos de variables mas com<text:span text:style-name="T43">u</text:span>nes son:</text:p>
      <text:p text:style-name="P2"/>
      <text:p text:style-name="P250">_ I<text:span text:style-name="T20">nteger o Int</text:span> : numeros enteros positivos o negativos</text:p>
      <text:p text:style-name="P251">_ <text:span text:style-name="T20">Float </text:span>o sea <text:span text:style-name="T43">decimales </text:span>de punto decimal flotante + o -</text:p>
      <text:p text:style-name="P251">_ <text:span text:style-name="T20">String o str </text:span><text:span text:style-name="T23">(cualquier texto con letras números o signos ) </text:span></text:p>
      <text:p text:style-name="P251">_ <text:span text:style-name="T20">Bolean </text:span>o binario <text:span text:style-name="T43">( 0 o 1 , equivalente a verdadero o falso “true” o “false” ) </text:span></text:p>
      <text:p text:style-name="P251">_ <text:s/><text:span text:style-name="T20">Null </text:span></text:p>
      <text:p text:style-name="P2"/>
      <text:p text:style-name="P252">con la instrucion <text:span text:style-name="T20">var_dump</text:span>(nombre de variable); podemos imprimir en pantalla que tipo de variable de forma abreviada <text:s/>es y que valor tiene en ese momento y con la instrucion</text:p>
      <text:p text:style-name="P253"><text:s/><text:span text:style-name="T20">var-type</text:span>(nombre) devuelve el tipo de variable completo pero es necesario anteponerle una instrucion <text:span text:style-name="T20">print</text:span> o <text:span text:style-name="T20">echo</text:span> para que muestre en pantalla o se puede guardar el resultado en otra variable para un uso posterior.</text:p>
      <text:p text:style-name="P254"/>
      <text:p text:style-name="P255">Una variable cualquiera con un dato se puede redefinir como variable null simplemente reescribiendola <text:s/>con un dato null o NULL y se convertirá en variable tipo null o sea nula , sin valor.</text:p>
      <text:p text:style-name="P62"/>
      <text:p text:style-name="P62"/>
      <text:p text:style-name="P94"/>
      <text:p text:style-name="P47">ADICIÓN Y SUSTRACCIÓN:</text:p>
      <text:p text:style-name="P47"/>
      <text:p text:style-name="P9">Si después de asignar un valor numérico $x por ejemplo , luego escribimos $x += 9 el resultado sera la suma del valor de $x + 9</text:p>
      <text:p text:style-name="P9"/>
      <text:p text:style-name="P10">El mismo concepto funciona con la sustracción $x -= 9 y el resultado será la resta.</text:p>
      <text:p text:style-name="P11">Y también funciona con <text:s/>*= <text:s/>y con <text:s/>/= <text:s/>.</text:p>
      <text:p text:style-name="P11"/>
      <text:p text:style-name="P12">Los operadores usados en comparaciones son : </text:p>
      <text:p text:style-name="P12"/>
      <text:p text:style-name="P12"><text:tab/>== igual , </text:p>
      <text:p text:style-name="P12"><text:tab/><text:span text:style-name="T94">= = = </text:span><text:s/>significa idéntico <text:span text:style-name="T96">(sin espacios)</text:span></text:p>
      <text:p text:style-name="P11"><text:tab/>!<text:span text:style-name="T4">= distinto</text:span></text:p>
      <text:p text:style-name="P13"><text:tab/>&gt; mayor</text:p>
      <text:p text:style-name="P13"><text:tab/>&lt; menor</text:p>
      <text:p text:style-name="P13"/>
      <text:p text:style-name="P14">La diferencia entre igual e idéntico es que para que sea idéntico tiene que no solo contener eel mismo valor sino ademas tiene que ser el mismo tipo de dato. Por ejemplo un String “10” tiene el mismo valor numérico que un integer 10 pero son diferentes tipos de datos , entonces son iguales poro no son idénticos.</text:p>
      <text:p text:style-name="P14"/>
      <text:p text:style-name="P58">Pre incremento/decremento y post incremento/decremento</text:p>
      <text:p text:style-name="P15"/>
      <text:p text:style-name="P17">Al escribir ++$x esto devuelve el valor de $x incrementado en una unidad, si $x valía 10 retornará 11 en ese acto, es decir que lo sumará antes de mostrarlo o consultarlo es lo que se llama</text:p>
      <text:p text:style-name="P17"><text:s/>pre incremento.</text:p>
      <text:p text:style-name="P15">Al escribir $x++ devolverá en ese acto el valor que tenía $x y luego lo sumara , es decir que la siguiente vez que se consulte mostrará el valor incrementado pero en esa instancia mostrará el mismo valor , eso se llama post incremento.</text:p>
      <text:p text:style-name="P15">El mismo concepto vale para <text:span text:style-name="T31">sustracción</text:span> o resta --$x es un pre decremento <text:span text:style-name="T6">de una unidad </text:span>y $x-- <text:span text:style-name="T6">es un post decremento de una unidad.</text:span></text:p>
      <text:p text:style-name="P15"/>
      <text:p text:style-name="P95"/>
      <text:p text:style-name="P48">Instrucciones condicionales:</text:p>
      <text:p text:style-name="P48"/>
      <text:p text:style-name="P18"><text:tab/><text:tab/><text:span text:style-name="T20">if</text:span> , <text:span text:style-name="T20">elseif</text:span>, <text:span text:style-name="T20">else</text:span> , <text:span text:style-name="T20">switch</text:span></text:p>
      <text:p text:style-name="P59"/>
      <text:p text:style-name="P18"><text:tab/>la sintaxis es :</text:p>
      <text:p text:style-name="P18"/>
      <text:p text:style-name="P18"><text:tab/><text:tab/><text:span text:style-name="T20">if</text:span> ( condición) {</text:p>
      <text:p text:style-name="P18"><text:tab/><text:tab/><text:tab/><text:tab/>lista de instrucciones</text:p>
      <text:p text:style-name="P18"><text:tab/><text:tab/><text:tab/><text:tab/>condición verdadera<text:tab/></text:p>
      <text:p text:style-name="P18"><text:tab/><text:tab/><text:tab/><text:tab/>} </text:p>
      <text:p text:style-name="P18"><text:tab/><text:tab/><text:span text:style-name="T20">elseif</text:span> ( otra condición )</text:p>
      <text:p text:style-name="P18"><text:tab/><text:tab/><text:tab/><text:tab/>{</text:p>
      <text:p text:style-name="P18"><text:tab/><text:tab/><text:tab/><text:tab/>lista de instrucciones ; </text:p>
      <text:p text:style-name="P18"><text:tab/><text:tab/><text:tab/><text:tab/>en caso que la 1º condición sea falsa ;</text:p>
      <text:p text:style-name="P18"><text:tab/><text:tab/><text:tab/><text:tab/>y la otra condición sea verdadera</text:p>
      <text:p text:style-name="P18"><text:tab/><text:tab/><text:tab/><text:tab/>}</text:p>
      <text:p text:style-name="P18"><text:tab/><text:tab/><text:span text:style-name="T20">else</text:span> { </text:p>
      <text:p text:style-name="P18"><text:tab/><text:tab/><text:tab/>lista de instrucciones ;</text:p>
      <text:p text:style-name="P18"><text:tab/><text:tab/><text:tab/>en caso que la1º condición ; </text:p>
      <text:p text:style-name="P18"><text:tab/><text:tab/><text:tab/>y la otra sean falsas ;</text:p>
      <text:p text:style-name="P18"><text:tab/><text:tab/><text:tab/>}</text:p>
      <text:p text:style-name="P18"><text:tab/></text:p>
      <text:p text:style-name="P19"><text:tab/><text:tab/>switch ( <text:span text:style-name="T102">variable a consultar</text:span> ) <text:span text:style-name="T8">{</text:span></text:p>
      <text:p text:style-name="P20"><text:tab/><text:tab/><text:tab/>case ¨valor-variable-<text:span text:style-name="T102">x</text:span>¨ :</text:p>
      <text:p text:style-name="P19"><text:tab/><text:tab/><text:tab/><text:tab/><text:tab/>lista de instrucciones ; </text:p>
      <text:p text:style-name="P19"><text:tab/><text:tab/><text:tab/><text:tab/><text:tab/>si x es verdadero ;</text:p>
      <text:p text:style-name="P19"><text:tab/><text:tab/><text:tab/><text:tab/>breack;</text:p>
      <text:p text:style-name="P15"><text:tab/><text:tab/><text:tab/><text:span text:style-name="T7">case “valor-variable-y”:</text:span></text:p>
      <text:p text:style-name="P19"><text:tab/><text:tab/><text:tab/><text:tab/><text:tab/>lista de instrucciones ; </text:p>
      <text:p text:style-name="P19"><text:tab/><text:tab/><text:tab/><text:tab/><text:tab/>si y es verdadero ;</text:p>
      <text:p text:style-name="P19"><text:tab/><text:tab/><text:tab/><text:tab/>breack;</text:p>
      <text:p text:style-name="P19"><text:span text:style-name="T5"><text:tab/><text:tab/><text:tab/></text:span>case “valor-variable-z”:</text:p>
      <text:p text:style-name="P19"><text:tab/><text:tab/><text:tab/><text:tab/><text:tab/>lista de instrucciones ; </text:p>
      <text:p text:style-name="P19"><text:tab/><text:tab/><text:tab/><text:tab/><text:tab/>si z es verdadero ;</text:p>
      <text:p text:style-name="P19"><text:tab/><text:tab/><text:tab/><text:tab/>breack;</text:p>
      <text:p text:style-name="P16"><text:tab/><text:tab/><text:tab/><text:span text:style-name="T7">default:</text:span></text:p>
      <text:p text:style-name="P16"><text:tab/><text:tab/><text:tab/><text:tab/><text:tab/><text:span text:style-name="T7">lista de instrucciones si no se da; </text:span></text:p>
      <text:p text:style-name="P16"><text:tab/><text:tab/><text:tab/><text:tab/><text:tab/><text:span text:style-name="T7">ninguno de los 3 casos;</text:span></text:p>
      <text:p text:style-name="P83"><text:tab/><text:tab/><text:tab/>}</text:p>
      <text:p text:style-name="P96"><text:span text:style-name="T33">Bucle </text:span><text:span text:style-name="T34">WHILE</text:span><text:span text:style-name="T33">:</text:span></text:p>
      <text:p text:style-name="P43"/>
      <text:p text:style-name="P21">1º_ Inicialización</text:p>
      <text:p text:style-name="P21"><text:tab/>Es una instrucción previa al bucle que consiste en cargar una variable local de cualquier tipo con un valor para que sea consultada durante la ejecución del bucle de modo que cuando el valor cambie en algún punto de la ejecución dará por terminado el bucle</text:p>
      <text:p text:style-name="P21">bucle :</text:p>
      <text:p text:style-name="P21"/>
      <text:p text:style-name="P21"><text:span text:style-name="T20">while</text:span> ( condición ) {</text:p>
      <text:p text:style-name="P21"><text:tab/><text:tab/>lista de instrucciones;</text:p>
      <text:p text:style-name="P21"><text:tab/><text:tab/>a ejecutar siempre que la condición;</text:p>
      <text:p text:style-name="P21"><text:tab/><text:tab/>sea verdadera;</text:p>
      <text:p text:style-name="P21"><text:tab/><text:tab/>incremento o sustracción o cambio de estado de la variable que permita alcanzar una <text:tab/><text:tab/>instancia en que se de por finalizado el bucle;</text:p>
      <text:p text:style-name="P21"><text:tab/><text:tab/>}</text:p>
      <text:p text:style-name="P21"/>
      <text:p text:style-name="P21"><text:s/></text:p>
      <text:p text:style-name="P21"/>
      <text:p text:style-name="P21"><text:s/></text:p>
      <text:p text:style-name="P44">Bucle For:</text:p>
      <text:p text:style-name="P22"><text:tab/><text:tab/><text:span text:style-name="T21">for</text:span><text:span text:style-name="T9">($x=</text:span><text:span text:style-name="T138">valor</text:span><text:span text:style-name="T9"> <text:s/>; $x&lt; <text:s/>o &gt; o == </text:span><text:span text:style-name="T140">valor</text:span><text:span text:style-name="T9"> ; $x+ o – </text:span><text:span text:style-name="T142">valor incremento</text:span><text:span text:style-name="T9">) {</text:span></text:p>
      <text:p text:style-name="P90"><text:tab/><text:tab/><text:tab/><text:span text:style-name="T137">inicial</text:span> <text:tab/><text:tab/><text:tab/><text:span text:style-name="T139">límite</text:span><text:tab/><text:tab/><text:span text:style-name="T141">o dec. por <text:s/>ciclo</text:span></text:p>
      <text:p text:style-name="P22"><text:tab/><text:tab/><text:tab/><text:tab/></text:p>
      <text:p text:style-name="P22"><text:tab/><text:tab/><text:tab/><text:span text:style-name="T10">lista de instrucciones …………………. ;</text:span></text:p>
      <text:p text:style-name="P22"><text:tab/><text:tab/><text:tab/><text:span text:style-name="T10">a ejecutar <text:s/>…………………………….. ;</text:span></text:p>
      <text:p text:style-name="P22"><text:tab/><text:tab/><text:tab/><text:span text:style-name="T10">dentro del bucle for …………………... ;</text:span></text:p>
      <text:p text:style-name="P34"><text:tab/><text:tab/><text:tab/>}</text:p>
      <text:p text:style-name="P23"/>
      <text:p text:style-name="P35"><text:tab/><text:tab/>no se requiere inicializar la variable que se usara de referencia por que en la 1º linea <text:tab/><text:tab/>en que se define el <text:span text:style-name="T20">for</text:span> ya se esta inicializando con el valor inicial.</text:p>
      <text:p text:style-name="P22"/>
      <text:p text:style-name="P34"><text:s text:c="2"/></text:p>
      <text:p text:style-name="P100"><text:span text:style-name="T32">A</text:span><text:span text:style-name="T34">RREGLOS:</text:span></text:p>
      <text:p text:style-name="P41"/>
      <text:p text:style-name="P24"><text:tab/>Hay 3 tipos de arreglos:</text:p>
      <text:list xml:id="list3492393777697391122" text:style-name="L1">
        <text:list-item>
          <text:p text:style-name="P258">Indexados</text:p>
        </text:list-item>
        <text:list-item>
          <text:p text:style-name="P258">Asociativos</text:p>
        </text:list-item>
        <text:list-item>
          <text:p text:style-name="P258">Multi-dimensionales</text:p>
        </text:list-item>
      </text:list>
      <text:p text:style-name="P24"/>
      <text:p text:style-name="P28"><text:span text:style-name="T20">Los arreglos indexados </text:span>son arreglos en los que se pueden almacenar valores referidos a un índice numérico que empieza en 0 y se puede acceder a dichos valores <text:span text:style-name="T143">llamándolos</text:span> por el numero de índice entre corchetes.</text:p>
      <text:p text:style-name="P24"/>
      <text:p text:style-name="P25">ejemplo de arreglo indexado:</text:p>
      <text:p text:style-name="P25"/>
      <text:p text:style-name="P25"><text:tab/><text:span text:style-name="T11">$</text:span>usuarios = <text:span text:style-name="T20">array</text:span>( ¨Juan¨, ¨ Pedro¨, ¨Jose¨, ¨Mario¨);</text:p>
      <text:p text:style-name="P25"><text:tab/><text:span text:style-name="T11">echo $usuarios[0];</text:span></text:p>
      <text:p text:style-name="P25"/>
      <text:p text:style-name="P26">y mostrará <text:s text:c="3"/>Juan y sucesivamente con [1] o [nº]</text:p>
      <text:p text:style-name="P26"/>
      <text:p text:style-name="P26">También se pueden reemplazar, en array los paréntesis por corchetes y es el mismo resultado.</text:p>
      <text:p text:style-name="P27">La instrucción count( nombre de arreglo) permite saber el número <text:span text:style-name="T12">total </text:span>de elementos de un arreglo.</text:p>
      <text:p text:style-name="P27"/>
      <text:p text:style-name="P28"><text:span text:style-name="T20">Los arreglos asociativos</text:span> son arreglos que almacenan valores ordenados de acuerdo a una clave y se puede acceder a ellos invocando a la clave asociada al valor.</text:p>
      <text:p text:style-name="P26"/>
      <text:p text:style-name="P29">Por ejemplo :</text:p>
      <text:p text:style-name="P29"/>
      <text:p text:style-name="P29"><text:tab/>$edad<text:span text:style-name="T13">=[´Juan´ =&gt; 33, ´Pedro´ =&gt; 22, ´Anibal´ <text:s/>=&gt; 32];</text:span></text:p>
      <text:p text:style-name="P29"/>
      <text:p text:style-name="P30"><text:tab/>echo $edad[´Juan´ ];</text:p>
      <text:p text:style-name="P30"/>
      <text:p text:style-name="P30"><text:tab/>y devolverá <text:s text:c="2"/>33</text:p>
      <text:p text:style-name="P30"/>
      <text:p text:style-name="P31">Podemos listar el contenido del arreglo con la instrucción foreach y sumarle strings <text:s/>para presentarlo como en el siguiente ejemplo:</text:p>
      <text:p text:style-name="P31"/>
      <text:p text:style-name="P31"><text:tab/><text:span text:style-name="T20">foreach</text:span> ($edad as $key <text:span text:style-name="T13">=&gt; </text:span>$value) {</text:p>
      <text:p text:style-name="P32"><text:tab/><text:tab/>echo “nombre : ” . $key . “edad : <text:s/>“ .<text:span text:style-name="T14">$value;</text:span></text:p>
      <text:p text:style-name="P32"><text:tab/><text:tab/><text:span text:style-name="T14">echo &lt;br&gt;;</text:span></text:p>
      <text:p text:style-name="P32"><text:tab/><text:span text:style-name="T14">}</text:span></text:p>
      <text:p text:style-name="P36">y devolverá:</text:p>
      <text:p text:style-name="P33"><text:tab/><text:span text:style-name="T15">nombre : Juan edad : 33</text:span></text:p>
      <text:p text:style-name="P33"><text:tab/><text:span text:style-name="T15">nombre : Pedro edad: 22</text:span></text:p>
      <text:p text:style-name="P33"><text:tab/><text:span text:style-name="T15">nombre : Anibal edad : 32</text:span></text:p>
      <text:p text:style-name="P33"/>
      <text:p text:style-name="P92"><text:s/><text:span text:style-name="T24">Los arreglos multi-dimensionales </text:span><text:span text:style-name="T16">son básicamente arreglos de arreglos.</text:span></text:p>
      <text:p text:style-name="P37"/>
      <text:p text:style-name="P37">Por ejemplo definiremos un arreglo multi-dimensional llamado $multi</text:p>
      <text:p text:style-name="P37"/>
      <text:p text:style-name="P37">$multi = <text:span text:style-name="T20">array</text:span>( </text:p>
      <text:p text:style-name="P37"><text:tab/><text:tab/><text:span text:style-name="T20">array</text:span>(‘php’, ‘java’, ’javascript’, ’<text:span text:style-name="T102">python’</text:span>),</text:p>
      <text:p text:style-name="P37"><text:tab/><text:tab/><text:span text:style-name="T20">array</text:span>(´<text:span text:style-name="T17">laravel´, ´sinfony´, ´nodej´, ‘fesk’),</text:span></text:p>
      <text:p text:style-name="P37"><text:tab/><text:tab/><text:span text:style-name="T22">array</text:span><text:span text:style-name="T17">(´mysql´, ´mongodb´, ´couchdb´, ‘pandas’)</text:span></text:p>
      <text:p text:style-name="P37"><text:tab/><text:tab/><text:span text:style-name="T17">);</text:span></text:p>
      <text:p text:style-name="P37"/>
      <text:p text:style-name="P38">Una vez definido accederemos al contenido de cada elemento por su posición invocando el número de <text:span text:style-name="T18">orden del arreglo dentro de $multi (o sea de </text:span>fila<text:span text:style-name="T18">)</text:span> y <text:span text:style-name="T18">el numero de orden del elemento dentro de cada arreglo (o sea de columna).</text:span></text:p>
      <text:p text:style-name="P40">Así si por ejemplo: </text:p>
      <text:p text:style-name="P40"/>
      <text:p text:style-name="P40"><text:s text:c="8"/><text:span text:style-name="T19">echo $multi[0][0];</text:span></text:p>
      <text:p text:style-name="P40"><text:s/><text:span text:style-name="T19">devuelve: <text:tab/>php</text:span></text:p>
      <text:p text:style-name="P40"/>
      <text:p text:style-name="P39"><text:s text:c="8"/><text:span text:style-name="T19">echo $multi[1][1]; </text:span></text:p>
      <text:p text:style-name="P39"><text:s/><text:span text:style-name="T19">devuelve: <text:tab/>sinfony;</text:span></text:p>
      <text:p text:style-name="P39"/>
      <text:p text:style-name="P39"><text:s text:c="7"/><text:span text:style-name="T19">echo $multi[2][2];</text:span></text:p>
      <text:p text:style-name="P39"><text:s/><text:span text:style-name="T19">devuelve: <text:tab/>couchdb</text:span></text:p>
      <text:p text:style-name="P39"><text:tab/><text:tab/><text:tab/></text:p>
      <text:p text:style-name="P39"/>
      <text:p text:style-name="P42"/>
      <text:p text:style-name="P97">FUNCIONES:</text:p>
      <text:p text:style-name="P42"/>
      <text:p text:style-name="P42"><text:tab/><text:tab/><text:span text:style-name="T57">Las funciones son una instrucción o conjunto de instrucciones que se ejecutarán repetidamente a lo largo del programa y que mediante la definición de la función se llamará a la función cuantas veces se requiera durante <text:s/>el desarrollo del programa sin tener que reescribir las mismas instrucciones repetidamente. Esto entra dentro de los métodos conocidos como DRY (do not repeat your self)</text:span></text:p>
      <text:p text:style-name="P63">Para definir la función la sintaxis es:</text:p>
      <text:p text:style-name="P63"/>
      <text:p text:style-name="P80"><text:span text:style-name="T35"><text:s/></text:span><text:span text:style-name="T103">f</text:span>unction<text:span text:style-name="T35"> </text:span><text:span text:style-name="T36">nombrefunción() {</text:span></text:p>
      <text:p text:style-name="P64"><text:tab/><text:tab/><text:tab/><text:tab/><text:tab/>lista de ;</text:p>
      <text:p text:style-name="P64"><text:tab/><text:tab/><text:tab/><text:tab/><text:tab/>instrucciones;</text:p>
      <text:p text:style-name="P64"><text:tab/><text:tab/><text:tab/><text:tab/><text:tab/>a ejecutar;</text:p>
      <text:p text:style-name="P64"><text:tab/><text:tab/><text:tab/><text:tab/><text:tab/>por la función;</text:p>
      <text:p text:style-name="P64"><text:tab/><text:tab/><text:tab/><text:tab/><text:tab/>}</text:p>
      <text:p text:style-name="P57"><text:span text:style-name="T44">El nombre de la función puede iniciar con un guion bajo <text:s/>o una letra , dentro del nombre puede haber letras o números pero no pueden haber puntos ni espacios y las letras pueden ser mayúsculas o minúsculas y esto no tendrá efecto al invocar la función , es decir que si la función la llamamos por ejemplo miFunción() y luego la invocamos como mifunción() se ejecutará de todos modos. </text:span><text:s/></text:p>
      <text:p text:style-name="P65">Para ejecutar la función la instrucción es simplemente:</text:p>
      <text:p text:style-name="P65"/>
      <text:p text:style-name="P67"><text:tab/><text:span text:style-name="T20">nombrefunci</text:span><text:span text:style-name="T27">ó</text:span><text:span text:style-name="T20">n</text:span>();</text:p>
      <text:p text:style-name="P61"/>
      <text:p text:style-name="P61">Funciones con argumentos:</text:p>
      <text:p text:style-name="P56"><text:tab/><text:tab/><text:tab/><text:tab/><text:tab/><text:tab/><text:span text:style-name="T44">Los argumentos de función son básicamente variables que se pasan a la función a través de los paréntesis que siguen al nombre de función:</text:span></text:p>
      <text:p text:style-name="P67"><text:span text:style-name="T42">funciónmultiplica</text:span>(<text:span text:style-name="T41">$x, $y</text:span>) <text:span text:style-name="T42">{</text:span></text:p>
      <text:p text:style-name="P68"><text:tab/># por ejemplo </text:p>
      <text:p text:style-name="P66"><text:span text:style-name="T42"><text:tab/>echo $x * $y</text:span>;</text:p>
      <text:p text:style-name="P76"><text:tab/><text:tab/><text:tab/><text:span text:style-name="T42">}</text:span></text:p>
      <text:p text:style-name="P77">y mostrará el producto de $x por $y .</text:p>
      <text:p text:style-name="P56"/>
      <text:p text:style-name="P55"><text:tab/></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2">FUNCIONES <text:span text:style-name="T91">SUPER </text:span>GLOBALES:</text:p>
      <text:p text:style-name="P69"><text:tab/><text:tab/><text:tab/><text:tab/><text:tab/><text:tab/>Son un conjunto de funciones pre-definidas como variables especiales dentro de PHP a las que se puede acceder tanto en el ámbito local como en el ámbito global, <text:span text:style-name="T92">de modo que son variables a las que se puede acceder como si fueran constantes.</text:span></text:p>
      <text:p text:style-name="P70">Existen cientos de variables globales pero vamos a ver las mas importantes:</text:p>
      <text:list xml:id="list4080963274673731804" text:style-name="L2">
        <text:list-item>
          <text:p text:style-name="P264">server</text:p>
        </text:list-item>
        <text:list-item>
          <text:p text:style-name="P259"><text:span text:style-name="T45">r</text:span><text:span text:style-name="T93">equest</text:span></text:p>
        </text:list-item>
        <text:list-item>
          <text:p text:style-name="P264">post</text:p>
        </text:list-item>
        <text:list-item>
          <text:p text:style-name="P264">get</text:p>
        </text:list-item>
        <text:list-item>
          <text:p text:style-name="P265">sessions</text:p>
        </text:list-item>
        <text:list-item>
          <text:p text:style-name="P265">cokies</text:p>
        </text:list-item>
      </text:list>
      <text:p text:style-name="P82"/>
      <text:p text:style-name="P49">Reseña de la función de cada una:</text:p>
      <text:p text:style-name="P49"/>
      <text:list xml:id="list6714407188962109635" text:style-name="L3">
        <text:list-item>
          <text:p text:style-name="P266"><text:span text:style-name="T89">s</text:span><text:span text:style-name="T90">erver </text:span><text:span text:style-name="T59">verifica el request que puede ser por un </text:span><text:span text:style-name="T90">post</text:span><text:span text:style-name="T59"> o un </text:span><text:span text:style-name="T90">get</text:span><text:span text:style-name="T59"> y también </text:span><text:span text:style-name="T58">verifica IP como la clase de explorador con que el usuario esta trabajando , </text:span><text:span text:style-name="T60">su sistema operativo y algunas configuraciones del servidor.</text:span></text:p>
        </text:list-item>
      </text:list>
      <text:p text:style-name="P71"/>
      <text:list xml:id="list131257021622518" text:continue-numbering="true" text:style-name="L3">
        <text:list-item>
          <text:p text:style-name="P260"><text:span text:style-name="T44">request </text:span><text:span text:style-name="T63">tiene una función similar a server en lo que respecta a la verificación de post y get.</text:span><text:span text:style-name="T47"> </text:span></text:p>
        </text:list-item>
      </text:list>
      <text:p text:style-name="P79"/>
      <text:list xml:id="list131256054227481" text:continue-numbering="true" text:style-name="L3">
        <text:list-item>
          <text:p text:style-name="P261"><text:span text:style-name="T44">post </text:span><text:span text:style-name="T48">envia datos desde un formulario a un programa especificnando la URL de destino y los recibe y procesa en el programa de destino </text:span><text:span text:style-name="T61">como datos que esta buscando o que esta despachando a Instagram o Faceboock. </text:span><text:span text:style-name="T64">Permite enviar grandes vol’umenes de informacion de forma textual o binaria como imagenes, etc . Y la informacion y destinatario no son visibles en el proceso , por lo que es posible enviar satos encriptados, reservados o sensibles.</text:span></text:p>
        </text:list-item>
      </text:list>
      <text:p text:style-name="P72"><text:s/></text:p>
      <text:list xml:id="list131255594448857" text:continue-numbering="true" text:style-name="L3">
        <text:list-item>
          <text:p text:style-name="P261"><text:span text:style-name="T46">get</text:span><text:span text:style-name="T62"> </text:span><text:span text:style-name="T64">hace lo mismo que post pero con el limite que URL del destinatario y la informaci</text:span><text:span text:style-name="T69">ó</text:span><text:span text:style-name="T64">n son visibles en el proceso y el vol</text:span><text:span text:style-name="T69">u</text:span><text:span text:style-name="T64">men de informac</text:span><text:span text:style-name="T69">ó</text:span><text:span text:style-name="T64">n por cada dato es de un m</text:span><text:span text:style-name="T69">á</text:span><text:span text:style-name="T64">ximo de 2000 caracteres y solo se pueden enviar caracteres textuales.</text:span></text:p>
        </text:list-item>
      </text:list>
      <text:p text:style-name="P73"/>
      <text:list xml:id="list131256402805763" text:continue-numbering="true" text:style-name="L3">
        <text:list-item>
          <text:p text:style-name="P262"><text:span text:style-name="T44">sessions </text:span><text:span text:style-name="T56">almacena algunos datos que serán usados a lo largo de todo el website.</text:span></text:p>
        </text:list-item>
      </text:list>
      <text:p text:style-name="P74"/>
      <text:list xml:id="list131255717465899" text:continue-numbering="true" text:style-name="L3">
        <text:list-item>
          <text:p text:style-name="P263"><text:span text:style-name="T44">cokies</text:span><text:span text:style-name="T56"> almacena cierta información en el explorador. </text:span><text:span text:style-name="T63">Es similar a session pero cokies esta instalado en el explorador y sessions esta instalado en el código del programa o website que construimos.</text:span></text:p>
        </text:list-item>
      </text:list>
      <text:p text:style-name="P75"><text:s/></text:p>
      <text:p text:style-name="P98">POST:</text:p>
      <text:p text:style-name="P50"><text:tab/><text:span text:style-name="T44">Ejemplo </text:span><text:span text:style-name="T49">de código usando el método post :</text:span></text:p>
      <text:p text:style-name="P102"><text:span text:style-name="T37">E</text:span><text:span text:style-name="T35">l siguiente formulario HTML llamado “ejemploPost.html” captura el dato “nombre” y al dar Enter en submit/ lo despacha por el método post al programa PHP llamado “ejemploPost.php”</text:span></text:p>
      <text:p text:style-name="P101"><text:span text:style-name="T35">este programa </text:span><text:span text:style-name="T38">php </text:span><text:span text:style-name="T35">esta en el mismo servidor y carpeta que el <text:s/></text:span><text:span text:style-name="T38">formulario pero en el parámetro action se podria incluir la URL de otro servidor y asi se puede transferir información de un servidor a otro. </text:span></text:p>
      <text:p text:style-name="P84">&lt;!DOCTYPE html&gt;</text:p>
      <text:p text:style-name="P84">&lt;html&gt;</text:p>
      <text:p text:style-name="P84"><text:s text:c="4"/>&lt;head&gt;</text:p>
      <text:p text:style-name="P84"><text:s text:c="10"/>&lt;title&gt;ejemploPost.html&lt;/title&gt;</text:p>
      <text:p text:style-name="P84"><text:s text:c="4"/>&lt;/head&gt;</text:p>
      <text:p text:style-name="P84"><text:s text:c="2"/>&lt;body&gt;</text:p>
      <text:p text:style-name="P84"><text:s text:c="4"/>&lt;h3&gt;FORMULARIO HIPERTEXTO DE CAPTURA Y ENVÍO DE INFORMACIÓN&lt;/h3&gt;</text:p>
      <text:p text:style-name="P84"><text:s text:c="4"/>&lt;form name="formulario" method="post" action="ejemploPost.php"&gt;</text:p>
      <text:p text:style-name="P84"><text:s text:c="4"/>Nombre: &lt;input type="text" name="nombre"value=""&gt;</text:p>
      <text:p text:style-name="P84"><text:s text:c="4"/>&lt;input type="submit"/&gt;</text:p>
      <text:p text:style-name="P84"><text:s text:c="4"/>&lt;/form&gt;</text:p>
      <text:p text:style-name="P84"><text:s text:c="2"/>&lt;/body&gt;</text:p>
      <text:p text:style-name="P84">&lt;/html&gt;</text:p>
      <text:p text:style-name="P103"><text:span text:style-name="T37">E</text:span><text:span text:style-name="T35">l siguiente </text:span><text:span text:style-name="T38">programa </text:span><text:span text:style-name="T35"><text:s/>llamado “ejemploPost.</text:span><text:span text:style-name="T38">php</text:span><text:span text:style-name="T35">” </text:span><text:span text:style-name="T38">es el que recibe la información “nombre”enviada por el formulario de arriba</text:span><text:span text:style-name="T35"> .</text:span></text:p>
      <text:p text:style-name="P86">&lt;html&gt;</text:p>
      <text:p text:style-name="P86"><text:s text:c="4"/>&lt;head&gt;&lt;title&gt;ejemploPost.php&lt;/title&gt;&lt;/head&gt;</text:p>
      <text:p text:style-name="P86"><text:s text:c="2"/>&lt;body&gt;</text:p>
      <text:p text:style-name="P86"><text:s text:c="4"/>&lt;h3&gt;PROGRAMA P.H.P. RECIBE INFORMACIÓN&lt;/h3&gt;</text:p>
      <text:p text:style-name="P86"><text:s text:c="4"/>&lt;form&gt;Tu nombre es : &lt;?php isset($_POST['nombre']) ? print $_POST['nombre']:"";?&gt;</text:p>
      <text:p text:style-name="P86"><text:s text:c="4"/>&lt;/form&gt;</text:p>
      <text:p text:style-name="P86"><text:s text:c="4"/>&lt;br /&gt;</text:p>
      <text:p text:style-name="P86"><text:s text:c="2"/>&lt;/body&gt;</text:p>
      <text:p text:style-name="P86">&lt;/html&gt;</text:p>
      <text:p text:style-name="P86"/>
      <text:p text:style-name="P104">La información enviada por el método POST puede contener caracteres de <text:span text:style-name="T105">texto</text:span>,números o datos binarios. Puede contener todo un archivo con imágenes , etc de gran tamaño y la <text:span text:style-name="T105">información</text:span> , su origen y destino permanecen ocultos.</text:p>
      <text:p text:style-name="P99"><text:span text:style-name="T104">GET</text:span>:</text:p>
      <text:p text:style-name="P81"><text:tab/>Ejemplo usando el método GET:</text:p>
      <text:p text:style-name="P206"><text:span text:style-name="T37">E</text:span><text:span text:style-name="T35">l siguiente formulario HTML llamado “ejemplo</text:span><text:span text:style-name="T39">Get</text:span><text:span text:style-name="T35">.html” captura el dato “nombre” y al dar Enter en submit/ lo despacha por el método </text:span><text:span text:style-name="T39">Get </text:span><text:span text:style-name="T35">al programa PHP llamado “ejemplo</text:span><text:span text:style-name="T39">Get</text:span><text:span text:style-name="T35">.php”</text:span></text:p>
      <text:p text:style-name="P216"><text:span text:style-name="T35">este programa </text:span><text:span text:style-name="T38">php </text:span><text:span text:style-name="T35">esta en el mismo servidor y carpeta que el <text:s/></text:span><text:span text:style-name="T38">formulario pero en el parámetro action se </text:span><text:span text:style-name="T39">podría</text:span><text:span text:style-name="T38"> incluir la URL de otro servidor y </text:span><text:span text:style-name="T39">así</text:span><text:span text:style-name="T38"> se puede transferir información de un servidor a otro. </text:span></text:p>
      <text:p text:style-name="P203">&lt;!DOCTYPE html&gt;</text:p>
      <text:p text:style-name="P205">&lt;html&gt;</text:p>
      <text:p text:style-name="P205"><text:s text:c="4"/>&lt;head&gt;</text:p>
      <text:p text:style-name="P205"><text:s text:c="10"/>&lt;title&gt;ejemploGet.html&lt;/title&gt;</text:p>
      <text:p text:style-name="P205"><text:s text:c="4"/>&lt;/head&gt;</text:p>
      <text:p text:style-name="P205"><text:s text:c="2"/>&lt;body&gt;</text:p>
      <text:p text:style-name="P205"><text:s text:c="4"/>&lt;form name="formulario" method="get" action="ejemploGet.php"&gt;</text:p>
      <text:p text:style-name="P205"><text:s text:c="4"/>Nombre: &lt;input type="text" name="nombre"value=""&gt;</text:p>
      <text:p text:style-name="P205"><text:s text:c="4"/>&lt;input type="submit"/&gt;</text:p>
      <text:p text:style-name="P205"><text:s text:c="4"/>&lt;/form&gt;</text:p>
      <text:p text:style-name="P205"><text:s text:c="2"/>&lt;/body&gt;</text:p>
      <text:p text:style-name="P205">&lt;/html&gt;</text:p>
      <text:p text:style-name="P212"><text:span text:style-name="T65">E</text:span><text:span text:style-name="T66">l siguiente </text:span><text:span text:style-name="T67">programa </text:span><text:span text:style-name="T66"><text:s/>llamado “ejemplo</text:span><text:span text:style-name="T68">Get</text:span><text:span text:style-name="T66">.</text:span><text:span text:style-name="T67">php</text:span><text:span text:style-name="T66">” </text:span><text:span text:style-name="T67">es el que recibe la información “nombre”enviada por el formulario de arriba</text:span><text:span text:style-name="T66"> .</text:span></text:p>
      <text:p text:style-name="P199">&lt;?php</text:p>
      <text:p text:style-name="P200">/* EJEMPLO GET.PHP */</text:p>
      <text:p text:style-name="P200">$nombre = $_GET['nombre'];</text:p>
      <text:p text:style-name="P200">echo $nombre;</text:p>
      <text:p text:style-name="P200">?&gt;</text:p>
      <text:p text:style-name="P207">La información enviada por el método GET puede contener únicamente caracteres de texto y esta limitada 2000 caracteres , ademas la información de <text:s/>destino puede ser vista en el explorador y los datos contenidos pueden llegar a ser interceptados .Por eso es que no se considera un medio recomendable para transferir información sensible o reservada. </text:p>
      <text:p text:style-name="P217">El método GET <text:span text:style-name="T128">también</text:span> es muy usado para transferir datos dentro del mismo <text:span text:style-name="T128">programa</text:span> cuando se ingresan datos desde un código HTML dentro de un programa PHP para tomar alguna <text:span text:style-name="T128">acción</text:span> en base a esos datos.</text:p>
      <text:p text:style-name="P85"/>
      <text:p text:style-name="P87"/>
      <text:p text:style-name="P130"><text:span text:style-name="T106">REQUEST</text:span>:</text:p>
      <text:p text:style-name="P187">La variable superglobal REQUEST sirve para recuperar en un programa PHP uno o varios datos que han sido enviados a ese programa mediante una variable GET o POST.</text:p>
      <text:p text:style-name="P138">Asi , si en el ejemplo de pr<text:span text:style-name="T128">o</text:span>grama ejemplo<text:span text:style-name="T106">Post</text:span>.PHP <text:span text:style-name="T106">se podría haber utilizado las instrucciones :</text:span></text:p>
      <text:p text:style-name="P198"><text:s/><text:tab/><text:span text:style-name="T107">$nombre = $_REQUEST[‘nombre’]; </text:span></text:p>
      <text:p text:style-name="P201"><text:tab/>print $nombre;</text:p>
      <text:p text:style-name="P105"/>
      <text:p text:style-name="P188">en lugar de <text:s text:c="6"/><text:span text:style-name="T109">&lt;?php isset($_POST['nombre']) ? print $_POST['nombre']:"";?&gt;</text:span></text:p>
      <text:p text:style-name="P183"/>
      <text:p text:style-name="P139"><text:span text:style-name="T110">y el resultado hubiera sido el mismo ,o </text:span><text:span text:style-name="T111">también</text:span><text:span text:style-name="T110"> en el programa ejemploGet.php , se podría haber usado la misma instrucción </text:span><text:span text:style-name="T107"><text:s/></text:span><text:s/></text:p>
      <text:p text:style-name="P140"><text:tab/> <text:s text:c="13"/>$nombre = $_REQUEST[‘nombre’];</text:p>
      <text:p text:style-name="P140">en lugar de <text:s text:c="8"/>$nombre = $_GET[‘nombre’];</text:p>
      <text:p text:style-name="P140"/>
      <text:p text:style-name="P140">con el mismo resultado.</text:p>
      <text:p text:style-name="P140"/>
      <text:p text:style-name="P140"/>
      <text:p text:style-name="P197"/>
      <text:p text:style-name="P112"><text:span text:style-name="T129">SESSIONS</text:span>:</text:p>
      <text:p text:style-name="P189"><text:tab/>La variable sessions es una forma de <text:span text:style-name="T136">almacenar</text:span> <text:span text:style-name="T136">información</text:span> que podemos utilizar posteriormente a través demultiples a sitios web.</text:p>
      <text:p text:style-name="P143">Cuando ejecutamos una aplicación en nuestra computadora ,ella sabe quienes somos y que estamos haciendo pero cuando accedemos a un website o una aplicación web no sabe quioenes somos oque hacemos ,entonces puede acudir a la información que esta almacenada , que consiste básicamente en una cantidad de caracteres y números almacenados en la computadora que sessions puede identificar .</text:p>
      <text:p text:style-name="P142"/>
      <text:p text:style-name="P144">Ejemplo de uso de la variable superglobal SESSIONS:</text:p>
      <text:p text:style-name="P144"/>
      <text:p text:style-name="P179">/*session1.php*/</text:p>
      <text:p text:style-name="P179">&lt;?php</text:p>
      <text:p text:style-name="P182">/* ESTE PROGRAMA CARGA ALGUNOS DAOS DE SESION EN LA VARIABLE <text:s/>SUPERGLOBAL</text:p>
      <text:p text:style-name="P182">SESSION PARA SER USUDA LUEGO POR OTROS PROGRAMAS , SOLO A TÍTULO DE EJEMPLO */</text:p>
      <text:p text:style-name="P179">session_start();</text:p>
      <text:p text:style-name="P179">$_SESSION['nombreusuario'] = "pepe-capo";</text:p>
      <text:p text:style-name="P179">$_SESSION['edad'] = 64;</text:p>
      <text:p text:style-name="P179">$_SESSION['colorfavorito'] = "azul";</text:p>
      <text:p text:style-name="P179">?&gt;</text:p>
      <text:p text:style-name="P179"/>
      <text:p text:style-name="P179">/* session2.php */</text:p>
      <text:p text:style-name="P179">&lt;?php</text:p>
      <text:p text:style-name="P182">/*ESTE PROGRAMA CAPTURA LA INFORMACION ALMACENADA EN SESSIONS POR EL</text:p>
      <text:p text:style-name="P182">PROGRAMA session1.php CUANDO SE EJECUTO Y LUEGO BORRA ESTA INFORMACIÓN</text:p>
      <text:p text:style-name="P182">PARA QUE NO SEA CAPTURADA POR OTRO INTRUSO , ES DECIR "CIERRA LA <text:span text:style-name="T144">SESIÓN</text:span>"</text:p>
      <text:p text:style-name="P182">*/</text:p>
      <text:p text:style-name="P179"/>
      <text:p text:style-name="P179">session_start();</text:p>
      <text:p text:style-name="P179">?&gt;</text:p>
      <text:p text:style-name="P179">&lt;html&gt;</text:p>
      <text:p text:style-name="P179"><text:s text:c="2"/>&lt;head&gt;&lt;/head&gt;</text:p>
      <text:p text:style-name="P179"><text:s text:c="2"/>&lt;body&gt;</text:p>
      <text:p text:style-name="P179"><text:s text:c="4"/>&lt;h3&gt;&lt;?php</text:p>
      <text:p text:style-name="P179"><text:s text:c="8"/>echo $_SESSION['nombreusuario'] . " su edad es " . $_SESSION['edad'];</text:p>
      <text:p text:style-name="P179"><text:s text:c="8"/>?&gt;</text:p>
      <text:p text:style-name="P179"><text:s text:c="4"/>&lt;/body&gt;</text:p>
      <text:p text:style-name="P179"><text:s/>&lt;/html&gt;</text:p>
      <text:p text:style-name="P140"/>
      <text:p text:style-name="P179">/* session3.php */</text:p>
      <text:p text:style-name="P179">&lt;?php</text:p>
      <text:p text:style-name="P182">/* ESTE PROGRAMA BORRA TODOS LOS DATOS DE SESION CARGADOS EN ELPROGRAMA session1, ES DECIR , EJECUTA EL CIERRA DE SESION PARA QUE NINGUN INTRUSO PUEDA LEER</text:p>
      <text:p text:style-name="P182">LOS DATOS DE LA SESION */</text:p>
      <text:p text:style-name="P179"/>
      <text:p text:style-name="P179"><text:span text:style-name="T20">session_start</text:span>();</text:p>
      <text:p text:style-name="P179"><text:span text:style-name="T20">session_unset</text:span>();</text:p>
      <text:p text:style-name="P179"><text:span text:style-name="T20">session_destroy</text:span>();</text:p>
      <text:p text:style-name="P179">echo " LA SESION SE HA CERRADO ";</text:p>
      <text:p text:style-name="P179">echo "&lt;br&gt;";</text:p>
      <text:p text:style-name="P179">?&gt;</text:p>
      <text:p text:style-name="P140"/>
      <text:p text:style-name="P140"/>
      <text:p text:style-name="P140"/>
      <text:p text:style-name="P140"/>
      <text:p text:style-name="P140"/>
      <text:p text:style-name="P140"/>
      <text:p text:style-name="P140"/>
      <text:p text:style-name="P140"><text:soft-page-break/></text:p>
      <text:p text:style-name="P249">TIME:</text:p>
      <text:p text:style-name="P145">Para obtener la zona horaria se usa la <text:span text:style-name="T146">función</text:span>: <text:span text:style-name="T20">date_default_timezone_get();</text:span></text:p>
      <text:p text:style-name="P145">Con esto se obtiene la zona horaria del servidor , no de la computadora donde se esta realizando la consulta.</text:p>
      <text:p text:style-name="P145"/>
      <text:p text:style-name="P145">Para establecer la zona horaria de donde se esta ejecutando el programa se hace con la instrucción <text:span text:style-name="T20">date_default_timezone_set</text:span>('America/Argentina/Buenos_Aires');</text:p>
      <text:p text:style-name="P145">En el ejemplo se tomo la zona horaria <text:span text:style-name="T145">de la lista de zonas </text:span>permitida<text:span text:style-name="T145">s</text:span> desde <text:a xlink:type="simple" xlink:href="http://www.php.net/manual/en/timezones.php" text:style-name="Internet_20_link" text:visited-style-name="Visited_20_Internet_20_Link">www.php.net/manual/en/timezones.php</text:a> con la salvedad que se debe escribir sin acento <text:span text:style-name="T145">y sin espacios, no como aparece escrita en la lista.</text:span></text:p>
      <text:p text:style-name="P145"/>
      <text:p text:style-name="P146">Para obtener la hora se usa la funcion date(‘H’) para obtener en el formato de 0 a 24 </text:p>
      <text:p text:style-name="P146">o date(‘h’) para el formato 00 a 12 (tarde o mañana).</text:p>
      <text:p text:style-name="P147"><text:tab/>date<text:span text:style-name="T146">(‘h:</text:span>i<text:span text:style-name="T146">’) </text:span>muestra horas:minutos</text:p>
      <text:p text:style-name="P147"><text:tab/>date("H:i,a :s"); <text:span text:style-name="T108">muestra Horas(0a12):minutos, am o pm :segundos</text:span></text:p>
      <text:p text:style-name="P148"><text:s/><text:tab/>date('Y-m-d H:i,a :s') <text:span text:style-name="T108">muestra año-mes-dia hora:minutos, </text:span><text:span text:style-name="T112">am o pm :segundos</text:span></text:p>
      <text:p text:style-name="P148"><text:tab/>date('d-m-Y H:i,a :s'); <text:span text:style-name="T108">muestra día-mes-año hora:minutos, </text:span><text:span text:style-name="T112">am o pm :segundos</text:span></text:p>
      <text:p text:style-name="P149"/>
      <text:p text:style-name="P149"/>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97"/>
      <text:p text:style-name="P111">SERVER:</text:p>
      <text:p text:style-name="P141"><text:s/>El siguiente código muestra algunas <text:s/>de las variadas informaciones que se pueden obtener de la variable superglobal SERVER:</text:p>
      <text:p text:style-name="P202">&lt;?php</text:p>
      <text:p text:style-name="P204">/* EJEMPLO SERVER.PHP */</text:p>
      <text:p text:style-name="P204"><text:s text:c="4"/>$path = $_SERVER['PHP_SELF'];</text:p>
      <text:p text:style-name="P204"><text:s text:c="4"/>$gateway = $_SERVER['GATEWAY_INTERFACE'];</text:p>
      <text:p text:style-name="P204"><text:s text:c="4"/>$ip = $_SERVER['SERVER_ADDR'];</text:p>
      <text:p text:style-name="P204"><text:s text:c="4"/>$sname = $_SERVER['SERVER_NAME'];</text:p>
      <text:p text:style-name="P204"><text:s text:c="4"/>$ssoft = $_SERVER['SERVER_SOFTWARE'];</text:p>
      <text:p text:style-name="P204"><text:s text:c="4"/>$sprot = $_SERVER['SERVER_PROTOCOL'];</text:p>
      <text:p text:style-name="P204"><text:s text:c="4"/>$reqmet = $_SERVER['EQUEST_METHOD'];</text:p>
      <text:p text:style-name="P204"><text:s text:c="4"/>$browser = $_SERVER['HTTP_USER_AGENT'];</text:p>
      <text:p text:style-name="P204"><text:s text:c="4"/>$RIP = $_SERVER['REMOTE_ADDR'];</text:p>
      <text:p text:style-name="P204"><text:s text:c="4"/>$RHost = $_SERVER['REMOTE_HOST'];</text:p>
      <text:p text:style-name="P204"><text:s text:c="4"/>$RUS = $_SERVER['REMOTE_USER'];</text:p>
      <text:p text:style-name="P204"><text:s text:c="4"/>$RPort = $_SERVER['REMOTE_PORT'];</text:p>
      <text:p text:style-name="P204"><text:s text:c="4"/>echo " La ubicación de este programa es : $path";</text:p>
      <text:p text:style-name="P204"><text:s text:c="4"/>echo '&lt;br&gt;';</text:p>
      <text:p text:style-name="P204"><text:s text:c="3"/>echo " El Gateway Interface o Número de revisión de la especificación CGI del <text:tab/>servidor es: $gateway";</text:p>
      <text:p text:style-name="P204"><text:s text:c="4"/>echo '&lt;br&gt;';</text:p>
      <text:p text:style-name="P204"><text:s text:c="4"/>echo " La dirección IP local del servidor es : $ip";</text:p>
      <text:p text:style-name="P204"><text:s text:c="4"/>echo '&lt;br&gt;';</text:p>
      <text:p text:style-name="P204"><text:s text:c="4"/>echo " El nombre del servidor es : $sname";</text:p>
      <text:p text:style-name="P204"><text:s text:c="4"/>echo '&lt;br&gt;';</text:p>
      <text:p text:style-name="P204"><text:s text:c="4"/>echo "El programa utilizado por el servidor es : $ssoft";</text:p>
      <text:p text:style-name="P204"><text:s text:c="4"/>echo '&lt;br&gt;';</text:p>
      <text:p text:style-name="P204"><text:s text:c="4"/>echo "El protocolo y version utilizado por el servidor <text:s/>es: $sprot";</text:p>
      <text:p text:style-name="P204"><text:s text:c="4"/>echo '&lt;br&gt;';</text:p>
      <text:p text:style-name="P204"><text:s text:c="4"/>echo "El método utilizado para acceder a esta página es: $reqmet";</text:p>
      <text:p text:style-name="P204"><text:s text:c="4"/>echo '&lt;br&gt;';</text:p>
      <text:p text:style-name="P204"><text:s text:c="3"/>echo "El la cadena de browsers intermediarios usados para Browser aceder a esta <text:tab/>página <text:s/>(destino - origen) es : ";</text:p>
      <text:p text:style-name="P204"><text:s text:c="4"/>echo '&lt;br&gt;';</text:p>
      <text:p text:style-name="P204"><text:s text:c="4"/>echo $browser;</text:p>
      <text:p text:style-name="P204"><text:s text:c="4"/>echo '&lt;br&gt;';</text:p>
      <text:p text:style-name="P204"><text:s text:c="3"/>echo "La dirección IP de su dispositivo (desde el cual Ud.esata observando esta <text:tab/>página) es : $RIP";</text:p>
      <text:p text:style-name="P204"><text:s text:c="4"/>echo '&lt;br&gt;';</text:p>
      <text:p text:style-name="P204"><text:s text:c="4"/>echO "El nombre del servidor desde el cual Ud. esta accediendo a esta página es : <text:tab/>$RHost";</text:p>
      <text:p text:style-name="P204"><text:s text:c="4"/>echo '&lt;br&gt;';</text:p>
      <text:p text:style-name="P204"><text:s text:c="4"/>echO "Su nombre de usuario en su dispositivo es : .$RUS.";</text:p>
      <text:p text:style-name="P204"><text:s text:c="4"/>echo '&lt;br&gt;';</text:p>
      <text:p text:style-name="P204"><text:s text:c="4"/>echO "En n° de puerto con que su dispositivo se conecta a Internet para acceder a <text:tab/>esta página es : .$RPort.";</text:p>
      <text:p text:style-name="P204"><text:s text:c="4"/>echo '&lt;br&gt;';</text:p>
      <text:p text:style-name="P204"><text:s/>?&gt;</text:p>
      <text:p text:style-name="P140"/>
      <text:p text:style-name="P140"/>
      <text:p text:style-name="P140"><text:soft-page-break/></text:p>
      <text:p text:style-name="P178">MySQL</text:p>
      <text:p text:style-name="P178"/>
      <text:p text:style-name="P170">Crear y Borrar Bases de datos:</text:p>
      <text:p text:style-name="P231"><text:tab/><text:span text:style-name="T70">Para comenzar debemos ,</text:span><text:span text:style-name="T71">con el browser </text:span><text:span text:style-name="T70">dirigirnos a </text:span><text:span text:style-name="T71">localhost/</text:span><text:span text:style-name="T70">phpmyadmin</text:span></text:p>
      <text:p text:style-name="P233"><text:span text:style-name="T70">N</text:span><text:span text:style-name="T56">os dirigimos a la solapa deDatabases y en la casilla debajo de Create Database le asignamos un nombre a una nueva base de datos y </text:span><text:span text:style-name="T72">en este punto podriamos crearla base de datos simplemente </text:span><text:span text:style-name="T56">digita</text:span><text:span text:style-name="T72">ndo</text:span><text:span text:style-name="T56"> el boton Create </text:span><text:span text:style-name="T72">pero para aprender las sentencias SQL</text:span><text:span text:style-name="T56"> nos dirigimos a la solapa de SQL </text:span><text:span text:style-name="T72">y en dicho cuadro de texto <text:s text:c="2"/>digitamos las siguientes instrucciones:</text:span></text:p>
      <text:p text:style-name="P226"><text:s/>(normalmente las palabras reservadas de SQL se escriben en <text:span text:style-name="T127">mayúsculas</text:span> y se veran de color rojo)</text:p>
      <text:p text:style-name="P221"><text:span text:style-name="T56"><text:s/>CREATE DATABASE testdb; (le damos al boton GO y se ejecuta la sentencia </text:span><text:span text:style-name="T73">y podemos obserbar que en la lista de bases de datos almargen izquierdo aparece la nueva base de datos</text:span><text:span text:style-name="T56">)</text:span></text:p>
      <text:p text:style-name="P222"><text:span text:style-name="T56"><text:s/>USE testdb; (boton GO </text:span><text:span text:style-name="T73">y en ese momento estamos usando la base de datos</text:span><text:span text:style-name="T56">)</text:span></text:p>
      <text:p text:style-name="P223"/>
      <text:p text:style-name="P224"><text:span text:style-name="T56"><text:s text:c="2"/></text:span><text:span text:style-name="T73">DROP DATABASE testdb; ( le damos GO y observaremos que la basede datos desaparece de la lista, la hemos borrado o dado de baja)</text:span></text:p>
      <text:p text:style-name="P150"><text:tab/></text:p>
      <text:p text:style-name="P150"/>
      <text:p text:style-name="P150"/>
      <text:p text:style-name="P171">Crear tablas:</text:p>
      <text:p text:style-name="P225"><text:tab/>Para crear una tabla seleccionamos una base de datos de entre la lista que aparece al margen izquierdo de phpMyAdmin <text:span text:style-name="T125">( en este caso usaremos CURSOPHP, por ejemplo) y aparecerá la solapa de Estructura. Si la base de datos todavía no tiene ninguna tabla los avisara en el margen superior que dice “No tables found in database.” y veremos en la sección superior izquierda el título Create table con el casillero debajo invitando a escribir un nombre para la tabla.</text:span></text:p>
      <text:p text:style-name="P227"><text:span text:style-name="T120">A fin de familiarizarnos con el lenguaje SQL n</text:span>os dirigimos a la solapa SQL <text:span text:style-name="T120">y escribimos las siguientes sentencias:</text:span></text:p>
      <text:p text:style-name="P227"/>
      <text:p text:style-name="P229"><text:span text:style-name="T121">1 </text:span><text:span text:style-name="T26">CREATE TABLE</text:span><text:span text:style-name="T121"> users (</text:span></text:p>
      <text:p text:style-name="P230">2</text:p>
      <text:p text:style-name="P230">3<text:tab/><text:span text:style-name="T20">id INT(2) NOT NULL</text:span>, <text:s/># crea el campo "id" o índice con números enteros de 2 dígitos que no puede ser nulo</text:p>
      <text:p text:style-name="P230">4 <text:s text:c="3"/><text:tab/><text:span text:style-name="T20">use</text:span><text:span text:style-name="T29">r</text:span><text:span text:style-name="T20">name VARCHAR</text:span>(20), # crea el campo username tipo textual ,longitud variable máximo 20 caracteres</text:p>
      <text:p text:style-name="P230">5<text:tab/><text:span text:style-name="T20">email VARCHAR(</text:span>20),</text:p>
      <text:p text:style-name="P230">6 <text:s text:c="2"/><text:tab/><text:span text:style-name="T20">password VARCHAR</text:span>(30)</text:p>
      <text:p text:style-name="P230">7<text:tab/></text:p>
      <text:p text:style-name="P230">8<text:tab/>); </text:p>
      <text:p text:style-name="P230"/>
      <text:p text:style-name="P228">Luego le damos a GO o C<text:span text:style-name="T129">ontinua</text:span> y veremos que al margen izquierdo aparece bajo CURSOPHP un <text:span text:style-name="T129">árbol</text:span> donde se puede ver una <text:span text:style-name="T126">ramificación</text:span> NEW y debajo el <text:span text:style-name="T126">símbolo</text:span> de tabla con nombre users y si le damos sobre el ícono de esa tabla se <text:span text:style-name="T126">abrirá</text:span> la pantalla de estructura mostrando los campos y todas sus características.</text:p>
      <text:p text:style-name="P228"/>
      <text:p text:style-name="P131"><text:span text:style-name="T126"><text:tab/>Dar de baja una tabla</text:span>:</text:p>
      <text:p text:style-name="P232"><text:tab/><text:span text:style-name="T74">De forma similar que para crearla , seleccionamos la base de datos , nos dirigimos a la solapa SQL y escribimos la instrucción:</text:span></text:p>
      <text:p text:style-name="P240"/>
      <text:p text:style-name="P235">1 DROP TABLE users</text:p>
      <text:p text:style-name="P235"/>
      <text:p text:style-name="P238"><text:span text:style-name="T50">Luego l</text:span><text:span text:style-name="T44">e </text:span><text:span text:style-name="T50">damos a GO o Continuar y nos anunciara que la tabla ha sido borrada pero sigue apareciendo al margen izquierdo bajo la base de datos. Entonces refrescamos el índice de base de datos con el </text:span><text:span text:style-name="T51">botón</text:span><text:span text:style-name="T50"> verde a la derecha del engranaje en la parte superior del margen izquierdo y veremos que al refrescarse el índice desaparece la tabla.</text:span></text:p>
      <text:p text:style-name="P241"/>
      <text:p text:style-name="P113"><text:tab/>Insertar registros en una tabla:</text:p>
      <text:p text:style-name="P213"><text:span text:style-name="T75">S</text:span><text:span text:style-name="T74">eleccionamos la base de datos , nos dirigimos a la solapa SQL y escribimos la instrucción:</text:span></text:p>
      <text:p text:style-name="P234"><text:tab/><text:span text:style-name="T124">1 </text:span><text:span text:style-name="T123">INSERT INTO</text:span><text:span text:style-name="T124"> users (id, username, email, password)</text:span></text:p>
      <text:p text:style-name="P236"><text:tab/><text:tab/><text:span text:style-name="T20">VALUES</text:span> (1, "usuario1", "usuario1@gmail.com", "usuario1111");</text:p>
      <text:p text:style-name="P236"/>
      <text:p text:style-name="P215"><text:span text:style-name="T50">Luego l</text:span><text:span text:style-name="T44">e </text:span><text:span text:style-name="T50">damos a GO o Continuar </text:span><text:span text:style-name="T52">y si seleccionamos la tabla en la pestaña Examinar veremos que aparece debajo del encabezado con los nombres de los campos los respectivos datos que se han ingresado en cada campo.</text:span></text:p>
      <text:p text:style-name="P242"/>
      <text:p text:style-name="P211">También se pueden insertar varios registros en una sola instrucción INSERT</text:p>
      <text:p text:style-name="P239"><text:span text:style-name="T44"><text:tab/></text:span><text:span text:style-name="T125">1 </text:span><text:span text:style-name="T25">INSERT INTO</text:span><text:span text:style-name="T125"> users (id, username, email, password)</text:span></text:p>
      <text:p text:style-name="P237"><text:span text:style-name="T44"><text:tab/><text:tab/></text:span><text:span text:style-name="T20">VALUES</text:span> (<text:span text:style-name="T154">1</text:span>, "usuario2", "usuario1@gmail.com", "usuario2345"),</text:p>
      <text:p text:style-name="P237"><text:tab/><text:tab/>(<text:span text:style-name="T154">2</text:span>, "usuario3", "usuario3@gmail.com", "usuario678"),</text:p>
      <text:p text:style-name="P237"><text:tab/><text:tab/>(<text:span text:style-name="T154">3</text:span>, "usuario4", "usuario4@gmail.com", "usuario910"),</text:p>
      <text:p text:style-name="P237"><text:tab/><text:tab/>(<text:span text:style-name="T154">4</text:span>, "usuario5", "usuario5@gmail.com", "usuario112");</text:p>
      <text:p text:style-name="P237"/>
      <text:p text:style-name="P214"><text:span text:style-name="T52">L</text:span><text:span text:style-name="T44">e </text:span><text:span text:style-name="T50">damos a GO o Continuar </text:span><text:span text:style-name="T52">y veremos que se han insertado 4 registros más.</text:span></text:p>
      <text:p text:style-name="P114"/>
      <text:p text:style-name="P132">Agregar y borrar registros en una tabla:</text:p>
      <text:p text:style-name="P114"><text:tab/><text:tab/></text:p>
      <text:p text:style-name="P106"><text:tab/> <text:s text:c="3"/>Si escribimos el siguiente script SQL:</text:p>
      <text:p text:style-name="P106"/>
      <text:p text:style-name="P122"><text:tab/><text:tab/>1 <text:span text:style-name="T20">UPDATE</text:span> users <text:span text:style-name="T20">SET</text:span> username = “user number 4”;</text:p>
      <text:p text:style-name="P122"/>
      <text:p text:style-name="P243"><text:span text:style-name="T52">Lo que hará es reemplazar el contenido del campo username de todos los registros de la tabla users. Por eso es muy importante especificar en que numero de registro se debe operar el cambio. </text:span><text:span text:style-name="T53">Eso se establece con el parámetro WHERE.</text:span></text:p>
      <text:p text:style-name="P247">Por ejemplo:</text:p>
      <text:p text:style-name="P123"><text:span text:style-name="T44"><text:tab/><text:tab/></text:span>1 <text:span text:style-name="T20">UPDATE</text:span> users <text:span text:style-name="T20">SET </text:span>username = ‘<text:span text:style-name="T131">usuario nº </text:span>4’ <text:span text:style-name="T28">WHERE</text:span><text:span text:style-name="T130"> id = 4</text:span>;</text:p>
      <text:p text:style-name="P123"/>
      <text:p text:style-name="P123"><text:tab/><text:tab/><text:span text:style-name="T132">(nota : se debe usar siempre comillas simples <text:s/>y rectas para envolver los textos)</text:span></text:p>
      <text:p text:style-name="P123"/>
      <text:p text:style-name="P244"><text:tab/><text:span text:style-name="T54">P</text:span><text:span text:style-name="T53">ero el id 4 no existe enla tabla por que cuando insertamos los registros 2 al 5 les dejamos el id = 1 en los registros 3, 4 y 5.</text:span></text:p>
      <text:p text:style-name="P245">Para corregir esto escribiremos las <text:span text:style-name="T131">s</text:span>iguientes instruciones SQL:</text:p>
      <text:p text:style-name="P245"><text:tab/><text:span text:style-name="T97">1 UPDATE users SET <text:s/></text:span><text:span text:style-name="T98">id</text:span><text:span text:style-name="T101"> </text:span><text:span text:style-name="T97">= </text:span><text:span text:style-name="T98">3 </text:span><text:span text:style-name="T97"><text:s/></text:span><text:span text:style-name="T95">WHERE </text:span><text:span text:style-name="T98">username</text:span><text:span text:style-name="T95"> = ‘</text:span><text:span text:style-name="T98">usuario3’</text:span><text:span text:style-name="T97">;</text:span></text:p>
      <text:p text:style-name="P245"><text:span text:style-name="T98"><text:tab/>2</text:span><text:span text:style-name="T97"> UPDATE users SET <text:s/></text:span><text:span text:style-name="T98">id</text:span><text:span text:style-name="T97"> = </text:span><text:span text:style-name="T98">4 </text:span><text:span text:style-name="T97"><text:s/>WHERE </text:span><text:span text:style-name="T98">username</text:span><text:span text:style-name="T97"> = ‘</text:span><text:span text:style-name="T98">usuario4’</text:span><text:span text:style-name="T97">;</text:span></text:p>
      <text:p text:style-name="P245"><text:span text:style-name="T98"><text:tab/>3</text:span><text:span text:style-name="T97"> UPDATE users SET <text:s/></text:span><text:span text:style-name="T98">id</text:span><text:span text:style-name="T97"> = </text:span><text:span text:style-name="T98">5 </text:span><text:span text:style-name="T97"><text:s/>WHERE </text:span><text:span text:style-name="T98">username</text:span><text:span text:style-name="T97"> = ‘</text:span><text:span text:style-name="T98">usuario5’</text:span><text:span text:style-name="T97">;</text:span></text:p>
      <text:p text:style-name="P248"/>
      <text:p text:style-name="P246">A continuación si podremos ejecutar el cambio del ‘usuario4’ por ‘usuario n.º 4 en el registro con id = 4 </text:p>
      <text:p text:style-name="P107"/>
      <text:p text:style-name="P208">También es posible cambiar el contenido de varios campos del mismo registro a la vez con una sola instrucción como por ejemplo:</text:p>
      <text:p text:style-name="P218"/>
      <text:p text:style-name="P124"><text:tab/><text:tab/><text:tab/>1 <text:span text:style-name="T20">UPDATE</text:span> users <text:span text:style-name="T20">SET </text:span>username = ‘<text:span text:style-name="T131">usuario nº </text:span>4’, <text:span text:style-name="T133">email = ‘</text:span><text:a xlink:type="simple" xlink:href="mailto:user4@yahoo.com.ar" text:style-name="Internet_20_link" text:visited-style-name="Visited_20_Internet_20_Link"><text:span text:style-name="T133">user4@yahoo.com.ar</text:span></text:a><text:span text:style-name="T133">’</text:span> <text:span text:style-name="T28">WHERE</text:span><text:span text:style-name="T130"> id = 4</text:span>;</text:p>
      <text:p text:style-name="P108"/>
      <text:p text:style-name="P209">Para borrar un registro se hace con la instrccion DELETE FROM , como por ejemplo:</text:p>
      <text:p text:style-name="P219"/>
      <text:p text:style-name="P125"><text:tab/><text:tab/><text:tab/>1 <text:span text:style-name="T20">DELETE FROM</text:span> users where id= <text:span text:style-name="T134">5</text:span>;</text:p>
      <text:p text:style-name="P125"/>
      <text:p text:style-name="P210"><text:span text:style-name="T135">A</text:span>demas del campo id usado en el ejemplo , se puede usar cualquier otro campo y <text:span text:style-name="T135">condición</text:span> como referencia para encontrar el registro a borrar.</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text:soft-page-break/></text:p>
      <text:p text:style-name="P220"/>
      <text:p text:style-name="P133"><text:span text:style-name="T147">Tipos de datos SQL </text:span>:</text:p>
      <text:p text:style-name="P116"><text:tab/>los mas importantes son:</text:p>
      <text:p text:style-name="P116"><text:tab/><text:tab/><text:span text:style-name="T44">int </text:span><text:span text:style-name="T115">=&gt; números enteros ±</text:span></text:p>
      <text:p text:style-name="P116"><text:tab/><text:tab/><text:span text:style-name="T44">decimal </text:span><text:span text:style-name="T148">=&gt; números con punto decimal flotante.</text:span></text:p>
      <text:p text:style-name="P126"/>
      <text:p text:style-name="P116"><text:tab/><text:tab/><text:span text:style-name="T44">datetime </text:span><text:span text:style-name="T148">=&gt; contiene fecha y hora.</text:span></text:p>
      <text:p text:style-name="P126"/>
      <text:p text:style-name="P116"><text:tab/><text:tab/><text:span text:style-name="T44">date </text:span><text:span text:style-name="T148">=&gt; contiene la fecha.</text:span></text:p>
      <text:p text:style-name="P126"/>
      <text:p text:style-name="P116"><text:tab/><text:tab/><text:span text:style-name="T44">time </text:span><text:span text:style-name="T148">=&gt; contiene la hora.</text:span></text:p>
      <text:p text:style-name="P126"/>
      <text:p text:style-name="P116"><text:tab/><text:tab/><text:span text:style-name="T44">varchar </text:span><text:span text:style-name="T148">=&gt; contiene string de caracteres letras, números o signos en una cantidad limitada a la <text:tab/><text:tab/><text:tab/> <text:s text:c="8"/>longitud definida para </text:span><text:span text:style-name="T151">cada </text:span><text:span text:style-name="T148">variable varchar.</text:span></text:p>
      <text:p text:style-name="P126"/>
      <text:p text:style-name="P117"><text:span text:style-name="T148"><text:tab/><text:tab/></text:span><text:span text:style-name="T44">text </text:span><text:span text:style-name="T149"><text:s/>=&gt; contiene string de caracteres de gran cantidad de caracteres, puede contener varias <text:tab/><text:tab/><text:tab/><text:tab/> páginas de texto , letras, números y símbolos, es usado para albergar el contenido</text:span></text:p>
      <text:p text:style-name="P127"><text:tab/><text:tab/><text:tab/> de blogs , por ejemplo.</text:p>
      <text:p text:style-name="P127"/>
      <text:p text:style-name="P117"><text:span text:style-name="T149"><text:tab/><text:tab/></text:span><text:span text:style-name="T55">n</text:span><text:span text:style-name="T44">ull </text:span><text:span text:style-name="T150">=&gt; es una variable de contenido nulo.</text:span></text:p>
      <text:p text:style-name="P128"/>
      <text:p text:style-name="P116"/>
      <text:p text:style-name="P134"><text:span text:style-name="T152">Operadores SQL </text:span>:</text:p>
      <text:p text:style-name="P115"><text:s/><text:tab/><text:span text:style-name="T76">Un operador es una palabra reservada usada previamente o dentro de una clase.</text:span></text:p>
      <text:p text:style-name="P118"><text:span text:style-name="T76">L</text:span><text:span text:style-name="T56">os 3 principales operadores son:</text:span></text:p>
      <text:p text:style-name="P118"><text:span text:style-name="T56"><text:tab/>Operadores </text:span><text:span text:style-name="T78">aritméticos</text:span><text:span text:style-name="T56">: +, -, <text:s/>/ , * ,%</text:span></text:p>
      <text:p text:style-name="P109"><text:tab/>Operadores comparativos: =, !=, &gt;, &lt;</text:p>
      <text:p text:style-name="P109"><text:tab/>Operadores lógicos: [and or], </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35">CLAVES:</text:p>
      <text:p text:style-name="P119"><text:tab/>Claves primarias:</text:p>
      <text:p text:style-name="P191"><text:tab/><text:tab/><text:span text:style-name="T56">Es una constante que identifica cierta columna o campo de la tabla como un único valor. Muchas veces es necesario hacer una columna de la tabla sea única e identificable a efectos de evitar confusiones por datos que se pueden repetir en otros campos o columnas, esa es una de las funciones de la clave primaria.</text:span></text:p>
      <text:p text:style-name="P172"><text:span text:style-name="T56"><text:tab/><text:tab/>En 1° lugar el contenido de la clave primaria no puede ser nulo y en 2° lugar debe ser único y no repetido y lo </text:span><text:span text:style-name="T87">m</text:span><text:span text:style-name="T56">as importante: solo se puede haber una única columna o campo en la tabla que cumpla la función de clave primaria. </text:span><text:span text:style-name="T77">En el 99% de los casos se creará la clave primaria como ID, normalmente no la usara como nombre de usuario ni nada de eso. </text:span></text:p>
      <text:p text:style-name="P173"><text:span text:style-name="T77">E</text:span><text:span text:style-name="T56">jemplo de script SQL para crear una tabla con una clave primaria:</text:span></text:p>
      <text:p text:style-name="P151"/>
      <text:p text:style-name="P180"><text:span text:style-name="T35"><text:tab/></text:span><text:span text:style-name="T115">1 </text:span><text:span text:style-name="T116">| </text:span><text:span text:style-name="T115">CREATE TABLE blogs (</text:span></text:p>
      <text:p text:style-name="P184"><text:span text:style-name="T35"><text:tab/>2 </text:span><text:span text:style-name="T40">| <text:s text:c="2"/></text:span><text:span text:style-name="T35">id INT(2) NOT NULL,</text:span></text:p>
      <text:p text:style-name="P184"><text:span text:style-name="T35"><text:tab/>3 </text:span><text:span text:style-name="T40">| <text:s text:c="2"/></text:span><text:span text:style-name="T35">title VARCHAR(20),</text:span></text:p>
      <text:p text:style-name="P184"><text:span text:style-name="T35"><text:tab/>4 </text:span><text:span text:style-name="T40">| <text:s text:c="2"/></text:span><text:span text:style-name="T35">body TEXT,</text:span></text:p>
      <text:p text:style-name="P185"><text:tab/>5 | <text:s text:c="2"/>PRIMARY KEY(id)</text:p>
      <text:p text:style-name="P185"><text:tab/>6 | );</text:p>
      <text:p text:style-name="P181"/>
      <text:p text:style-name="P152"/>
      <text:p text:style-name="P136"><text:span text:style-name="T78"><text:tab/></text:span>Claves <text:span text:style-name="T153">foráneas</text:span>:</text:p>
      <text:p text:style-name="P120"><text:tab/><text:tab/><text:tab/><text:span text:style-name="T56">Es una clave en su tabla que apunta a alguna clave primaria en otra tabla. </text:span></text:p>
      <text:p text:style-name="P193"><text:span text:style-name="T56">Esto es </text:span><text:span text:style-name="T83">útil</text:span><text:span text:style-name="T56"> para , por ejemplo , en las dos tablas creadas como Users y Blogs necesitaremos recoger algunos usuarios y sus blogs. Todo lo que necesitamos hacer es relacionar las dos tablas. </text:span><text:span text:style-name="T79">Para eso es la clave </text:span><text:span text:style-name="T83">foránea.</text:span></text:p>
      <text:p text:style-name="P174"><text:span text:style-name="T56">Entonces en este ejemplo. Primeramente nos dirigimos en phpmyadmin a la estructura de la tabla users y establecemos el campo ID de dicha tabla como clave primaria. Para ello en estructura nos dirigimos a la linea correspondiente al campo ID </text:span><text:span text:style-name="T80">y </text:span><text:span text:style-name="T81">simplemente hacemos click en el ícono correspondiente a una llave con la leyenda “primaria” y veremos que junto al nombre del campo id aparece el ícono de la llave indicando que ya esta activo como clave primaria.</text:span></text:p>
      <text:p text:style-name="P153"/>
      <text:p text:style-name="P174"><text:span text:style-name="T81">Una vez echo esto nos dirig</text:span><text:span text:style-name="T83">im</text:span><text:span text:style-name="T81">os a la otra tabla a relacionar con esta , en este caso la tabla <text:s/>blogs, y abrimos la zolapa de estructura y seleccionamos agregar una columna ( en la parte inferior) y le damos continuar.</text:span></text:p>
      <text:p text:style-name="P174"><text:span text:style-name="T80"><text:s/></text:span><text:span text:style-name="T81">El el casillero correspondiente al nombre de la columna le ponemos un nombre representativo , por ejemplo users_id (haciendo referencia a que se trata de la columna id de la tabla users) y le asignamos el mismo tipo y longitud , en este caso INT(2) y le damos a Guardar .</text:span></text:p>
      <text:p text:style-name="P175"><text:span text:style-name="T56">Veremos un anuncio indicando que los cambios se han realizado y si observamos la estructura de blogs , veremos que se ha agregado la nueva columna o campo, </text:span><text:span text:style-name="T82">(normalmente lo agrega como último campo o columna <text:s/>,a menos que especifiquemos lo contrario).</text:span></text:p>
      <text:p text:style-name="P154"/>
      <text:p text:style-name="P176"><text:span text:style-name="T82">A </text:span><text:span text:style-name="T56">continuación nos dirigimos ala solapa de SQL con el propósito de relacionar la clave foránea.</text:span></text:p>
      <text:p text:style-name="P155">Y escribimos el siguiente script SQL:</text:p>
      <text:p text:style-name="P110"/>
      <text:p text:style-name="P121"><text:span text:style-name="T56"><text:tab/>ALTER TABLE blogs ADD FOREIGN KEY (user</text:span><text:span text:style-name="T84">s</text:span><text:span text:style-name="T56">_id) REFERENCES users(id)</text:span></text:p>
      <text:p text:style-name="P110"/>
      <text:p text:style-name="P194"><text:span text:style-name="T82">L</text:span><text:span text:style-name="T56">uego </text:span><text:span text:style-name="T84">volvemos a la vista de estructura </text:span><text:span text:style-name="T56"><text:s/>y veremos que aparece junto al nombre del campo una llave de color gris indicando que esta asignado como una clave secundaria.</text:span></text:p>
      <text:p text:style-name="P177"><text:span text:style-name="T56">Por último para verificar que la relación este realmente establecida nos dirigimos al margen izquierdo y seleccionamos la base de datos a la que pertenecen ambas tablas. Una vez seleccionadas nos dirigimos a la barra superior y al extremo derecho , donde dice Mas ,desplegamos la opciones y seleccionamos diseñador y entonces debe aparecer un gráfico donde aparecen las 2 tablas y una linea verde vinculando el campo id de la tabla users con el campo users_id de la tabla blogs. Esto demuestra que el vínculo esta realmente establecido. Desde allí se puede anular en cualquier momento o también se puede establecer en forma gráfica </text:span><text:span text:style-name="T85">mediante la herramienta que aparece como una linea de víncul</text:span><text:span text:style-name="T88">o</text:span><text:span text:style-name="T85"> en la barra de herramientas al margen izquierdo del </text:span><text:span text:style-name="T88">gráfico</text:span><text:span text:style-name="T85"> y </text:span><text:span text:style-name="T88">a la derecha </text:span><text:span text:style-name="T85"><text:s/>de la columna de bases de datos, al extremo </text:span><text:span text:style-name="T88">izquierdo</text:span><text:span text:style-name="T85"> de la pantalla.</text:span></text:p>
      <text:p text:style-name="P137">F<text:span text:style-name="T155">UNCIONES</text:span> SQL:</text:p>
      <text:p text:style-name="P192"><text:tab/><text:span text:style-name="T84">Las f</text:span><text:span text:style-name="T86">u</text:span><text:span text:style-name="T84">nciones son para hacer ciertas cosas en las bases de datos o solo para extraer alguna pieza de información.</text:span><text:span text:style-name="T155"> </text:span><text:span text:style-name="T84">Como por ejemplo el mínimo o promedio de una columna o campo o contar el número de filas o registros de este campo.</text:span></text:p>
      <text:p text:style-name="P156">Obviamente tenemos muchas funciones, <text:span text:style-name="T156">vamos a analizar solo algunas funciones básicas.</text:span></text:p>
      <text:p text:style-name="P157">Uno de las instrucciones es SELECT, este ya lo hemos usado unas 3 veces anteriormente.</text:p>
      <text:p text:style-name="P158">Por ejemplo: calculemos el promedio de valores del campo id de la tabla users.</text:p>
      <text:p text:style-name="P158"/>
      <text:p text:style-name="P160"><text:span text:style-name="T113">1| </text:span><text:span text:style-name="T108">SELECT AVG(id) FROM users</text:span> </text:p>
      <text:p text:style-name="P160"/>
      <text:p text:style-name="P158">y al darle en Continuar nos arrojará un re<text:span text:style-name="T157">s</text:span>ultado de 2.5000 bajo el rótulo <text:span text:style-name="T20">AVG(id)</text:span></text:p>
      <text:p text:style-name="P169"/>
      <text:p text:style-name="P159">Otro ejemplo: sumaremos la cantidad de registros o filas en el campo <text:span text:style-name="T158">email</text:span> de la tabla users.</text:p>
      <text:p text:style-name="P158"/>
      <text:p text:style-name="P158">1| select count(<text:span text:style-name="T158">email</text:span>) from users</text:p>
      <text:p text:style-name="P129"/>
      <text:p text:style-name="P190">y nos arrojará un total de 4 bajo el rótulo <text:span text:style-name="T20">count(</text:span><text:span text:style-name="T30">email</text:span><text:span text:style-name="T20">)</text:span>.</text:p>
      <text:p text:style-name="P161">( como podemos ver , la función también funciona si la escribimos en minúsculas , las mayúsculas son solo una convención ).</text:p>
      <text:p text:style-name="P161"/>
      <text:p text:style-name="P162"><text:span text:style-name="T159">a</text:span>lgunas de las funciones mas comunes son SUM , AVG, COUNT, MIN, MAX</text:p>
      <text:p text:style-name="P162"/>
      <text:p text:style-name="P162">Naturalmente las funciones <text:span text:style-name="T159">puramente aritméticas como SUM y AVG funcionarán solo con campos que contengan datos numéricos INT o DECIMAL mientras que COUNT <text:s/>, MIN O MAX funcionan con cualquier tipo de datos pues cuanta o compara elementos.</text:span></text:p>
      <text:p text:style-name="P162"/>
      <text:p text:style-name="P163">La <text:span text:style-name="T160">instrucción</text:span> select se usa para seleccionar algunos datos de nuestra base de datos desde nuestras tablas y por supuesto este tiene un <text:span text:style-name="T160">montón</text:span> de opciones y se pueden hacer una <text:span text:style-name="T160">búsqueda</text:span> mas <text:span text:style-name="T160">fácil</text:span> o mas compleja y esto puede hacer tu aplicación mas rápida o mas lenta.</text:p>
      <text:p text:style-name="P164">Podemos escribir select * y esto seleccionará todos los datos de su tabla y podemos seleccionar ciertas columnas o podemos seleccionar solo una columna y vamos a ver ejemplos con operadores aritméticos y comparativos y vamos a usar operadores lógicos.</text:p>
      <text:p text:style-name="P164"/>
      <text:p text:style-name="P165"><text:span text:style-name="T161">Aclararemos</text:span> que dentro del script SQL los 2 guiones medios como <text:s/>- - sirven para hacer comentarios de una linea. Para los comentarios de múltipleslineas se usa /* ……..*/ igual que en el script de PHP.</text:p>
      <text:p text:style-name="P165"/>
      <text:p text:style-name="P165">Si escribimos por ejemplo : <text:span text:style-name="T108">SELECT password FROM users</text:span></text:p>
      <text:p text:style-name="P165">listará todo el contenido de la columna o campo password de la tabla users.</text:p>
      <text:p text:style-name="P165">Y si escribimos :<text:span text:style-name="T108"> SELECT password, id FROM users</text:span></text:p>
      <text:p text:style-name="P196">listará todo el contenido de la columna o campo password junto a todo el contenido de la columna o campo id de la tabla users.</text:p>
      <text:p text:style-name="P165"/>
      <text:p text:style-name="P166">Si escribimos por ejemplo : SELECT username FROM users WHERE id = 2</text:p>
      <text:p text:style-name="P166">listará : usuario3 , que es el nombre del usuario contenido en el registro con id = 2</text:p>
      <text:p text:style-name="P166"><text:s/>Y si escribimos : <text:s/><text:span text:style-name="T108">SELECT * from users WHERE id = 2</text:span></text:p>
      <text:p text:style-name="P167"><text:soft-page-break/>listará el id, username, email y password del registro con id = 2 , es decir todo el contenido de ese registro.</text:p>
      <text:p text:style-name="P167">Si ahora escribimos : <text:span text:style-name="T161"><text:s/></text:span><text:span text:style-name="T114">SELECT * </text:span><text:span text:style-name="T108">FROM</text:span><text:span text:style-name="T114"> users WHERE id != 2</text:span></text:p>
      <text:p text:style-name="P167">listará todo el contenido de los registros con id 1, 3 y 4 , es decir , todos los id distintos a 2.</text:p>
      <text:p text:style-name="P167">Lo correspondiente sucederá si usáramos un operador comparativo en la búsqueda.</text:p>
      <text:p text:style-name="P167"/>
      <text:p text:style-name="P168">Si escribieramos : <text:span text:style-name="T108">SELECT * FROM users WHERE id = 2 AND username = “usuario3”</text:span></text:p>
      <text:p text:style-name="P168">mostrará el contenido de todo el registro con id 2 y username “usuario3” por que cumple con ambas condiciones.</text:p>
      <text:p text:style-name="P165"/>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53"><text:soft-page-break/>ORDER BY:</text:p>
      <text:p text:style-name="P51"/>
      <text:p text:style-name="P289">Primero vamos a grabar algunos registros en la tabla blogs con las ue vamos a trabajar:</text:p>
      <text:p text:style-name="P278"/>
      <text:p text:style-name="P271">INSERT INTO blogs (id, title, body, users_id)</text:p>
      <text:p text:style-name="P272"><text:tab/>VALUES (1, ‘title1’, ‘body1’, 1),</text:p>
      <text:p text:style-name="P271"><text:tab/><text:tab/>(2, ‘title2’, ‘body2’, 2),</text:p>
      <text:p text:style-name="P271"><text:tab/><text:tab/>(3, ‘title3’, ‘body3’, 2),</text:p>
      <text:p text:style-name="P271"><text:tab/><text:tab/>(4, ‘title4’, ‘body4’, 1);</text:p>
      <text:p text:style-name="P279"/>
      <text:p text:style-name="P269">Ahora vamos a pedirle que liste todos los campos y registros de blogs ordenados por id </text:p>
      <text:p text:style-name="P280"/>
      <text:p text:style-name="P273">SELECT * FROM ‘blogs’ ORDER BY id</text:p>
      <text:p text:style-name="P273"/>
      <text:p text:style-name="P273">(no especificaremos si queremos orden ascendente o descendente por lo que tomara por defecto ascendente) </text:p>
      <text:p text:style-name="P273"/>
      <text:p text:style-name="P281"><text:span text:style-name="T117">A</text:span><text:span text:style-name="T115">hora vamos a pedirle lo mismo en forma descendiente.</text:span></text:p>
      <text:p text:style-name="P274"/>
      <text:p text:style-name="P273">SELECT * FROM <text:span text:style-name="T168">`</text:span>blogs<text:span text:style-name="T168">`</text:span> ORDER BY id <text:span text:style-name="T165">DESC</text:span></text:p>
      <text:p text:style-name="P273"/>
      <text:p text:style-name="P275">Ahora haremos lo mismo con la tabla users</text:p>
      <text:p text:style-name="P275"/>
      <text:p text:style-name="P273">SELECT * FROM <text:span text:style-name="T168">`users`</text:span> ORDER BY id <text:span text:style-name="T165">DESC</text:span></text:p>
      <text:p text:style-name="P273"/>
      <text:p text:style-name="P276">Si queremos que liste solo 2 de los campos , podemos especificar :</text:p>
      <text:p text:style-name="P276"/>
      <text:p text:style-name="P273">SELECT <text:span text:style-name="T166">username, email FROM</text:span> <text:span text:style-name="T168">`users`</text:span> ORDER BY id <text:span text:style-name="T165">DESC</text:span></text:p>
      <text:p text:style-name="P273"/>
      <text:p text:style-name="P276">Y listara solo esos 2 campos en el orden especificado.</text:p>
      <text:p text:style-name="P276"/>
      <text:p text:style-name="P276">O <text:span text:style-name="T171">también</text:span> podemos pedirle que lo ordene <text:span text:style-name="T171">ascendente-mente</text:span> por nombre de usuario.</text:p>
      <text:p text:style-name="P276"/>
      <text:p text:style-name="P273">SELECT <text:span text:style-name="T166">username, email FROM</text:span> <text:span text:style-name="T168">`users` </text:span>ORDER BY <text:span text:style-name="T166">username</text:span> <text:span text:style-name="T166">ASC</text:span></text:p>
      <text:p text:style-name="P273"/>
      <text:p text:style-name="P282"><text:span text:style-name="T20">Nota:</text:span> En la sintaxis de los query es muy sensible el uso de <text:span text:style-name="T170">ciertos</text:span> tipos de comillas simples ,</text:p>
      <text:p text:style-name="P282">en el caso de los valores de campos textuales se deben usar comillas verticales ( <text:span text:style-name="T169">‘ ’ <text:s/></text:span>) pero en el caso de los nombres de las tables se deben usar comillas hacia atrás ( ` ` ). De lo contrario da error.</text:p>
      <text:p text:style-name="P282"/>
      <text:p text:style-name="P282"/>
      <text:p text:style-name="P273"><text:span text:style-name="Source_20_Text"/></text:p>
      <text:p text:style-name="P273"/>
      <text:p text:style-name="P313">GROPUPS:</text:p>
      <text:p text:style-name="P51"/>
      <text:p text:style-name="P283">Primero crearemos una tabla que nos servirá de ejemplo:</text:p>
      <text:p text:style-name="P270">CREATE TABLE <text:s/>cats ( </text:p>
      <text:p text:style-name="P88"><text:tab/><text:tab/>id int(2) PRIMARY KEY AUTO_INCREMENT,</text:p>
      <text:p text:style-name="P54"><text:tab/><text:tab/><text:span text:style-name="T118">name varchar(20)</text:span></text:p>
      <text:p text:style-name="P88"><text:tab/><text:tab/><text:span text:style-name="T167">);</text:span></text:p>
      <text:p text:style-name="P89"/>
      <text:p text:style-name="P284">En este caso el valor de id no necesitaremos ingresarlo por que al estar definido como autoincrementable se incrementara a medida que se ingresen nuevos registros.</text:p>
      <text:p text:style-name="P89"/>
      <text:p text:style-name="P295">Ahora ingresaremos algunos datos en la tabla cats:</text:p>
      <text:p text:style-name="P78"/>
      <text:p text:style-name="P295">INSERT INTO cats (name)</text:p>
      <text:p text:style-name="P285"><text:tab/><text:tab/>VALUES (‘php’<text:span text:style-name="T164">)</text:span>, <text:span text:style-name="T177">(‘</text:span><text:span text:style-name="T176">js’</text:span><text:span text:style-name="T177">)</text:span><text:span text:style-name="T176">, </text:span><text:span text:style-name="T177">(‘</text:span><text:span text:style-name="T176">rub</text:span><text:span text:style-name="T178">y’);</text:span></text:p>
      <text:p text:style-name="P267"/>
      <text:p text:style-name="P309">A continuación le agregaremos <text:span text:style-name="T172">manualmente , desde phpmyadmin </text:span>una nueva columna o campo a la tabla blogs <text:span text:style-name="T172">a continuación del último campo que llamaremos cat_name y definiremos como VARCHAR(20).</text:span></text:p>
      <text:p text:style-name="P310">Este campo funcionara en forma similar a una clave foranea pero no lo será , si no que sera solo un campo relacional.</text:p>
      <text:p text:style-name="P310">Y a continuación cargaremos en ese campo algunos datos que ya emos introducido en el campo name de la tabla cats .</text:p>
      <text:p text:style-name="P290"/>
      <text:p text:style-name="P286"><text:span text:style-name="T175">A c</text:span>ontinuación escribiremos el siguiente query con la función GROUP.</text:p>
      <text:p text:style-name="P290"/>
      <text:p text:style-name="P256"><text:span text:style-name="Source_20_Text"><text:span text:style-name="T108">SET sql_mode = ''; </text:span></text:span><text:span text:style-name="Source_20_Text"><text:span text:style-name="T95">/*</text:span></text:span><text:span text:style-name="Source_20_Text"><text:span text:style-name="T99"> esto hace posible que se puedan agrupar diferentes tipos de datos , de lo contrario el siguiente query </text:span></text:span><text:span text:style-name="Source_20_Text"><text:span text:style-name="T100">daría</text:span></text:span><text:span text:style-name="Source_20_Text"><text:span text:style-name="T99"> error por que sin esta instrucción solo puede agrupar por la misma variable que selecciona */</text:span></text:span></text:p>
      <text:p text:style-name="P257"><text:span text:style-name="Source_20_Text"><text:span text:style-name="T99"/></text:span></text:p>
      <text:p text:style-name="P311">SELECT <text:span text:style-name="T173">title, body, cat_name, COUNT(*) </text:span>FROM blog<text:span text:style-name="T174">s</text:span> GROUP BY <text:span text:style-name="T173">cat_name;</text:span></text:p>
      <text:p text:style-name="P312"/>
      <text:p text:style-name="P287">Y el resultado que arrojará con los datos disponibles será:</text:p>
      <text:p text:style-name="P277"/>
      <table:table table:name="Tabla1" table:style-name="Tabla1">
        <table:table-column table:style-name="Tabla1.A"/>
        <table:table-column table:style-name="Tabla1.B"/>
        <table:table-column table:style-name="Tabla1.C"/>
        <table:table-column table:style-name="Tabla1.D"/>
        <table:table-column table:style-name="Tabla1.E"/>
        <table:table-header-rows>
          <table:table-row>
            <table:table-cell table:style-name="Tabla1.A1" office:value-type="string">
              <text:p text:style-name="P317"><text:a xlink:type="simple" xlink:href="http://localhost/phpmyadmin/sql.php?db=CURSOPHP&amp;table=blogs&amp;sql_query=SELECT+title%2C+body%2C+cat_name%2C+COUNT%28%2A%29+FROM+blogs+GROUP+BY+cat_name++%0AORDER+BY+%60blogs%60.%60title%60+ASC&amp;session_max_rows=25&amp;is_browse_distinct=0&amp;token=9b342f089805fda53b8463be2d39a488" text:style-name="Internet_20_link" text:visited-style-name="Visited_20_Internet_20_Link">title</text:a><text:span text:style-name="T119"> </text:span></text:p>
            </table:table-cell>
            <table:table-cell table:style-name="Tabla1.A1" office:value-type="string">
              <text:p text:style-name="Table_20_Heading"><text:a xlink:type="simple" xlink:href="http://localhost/phpmyadmin/sql.php?db=CURSOPHP&amp;table=blogs&amp;sql_query=SELECT+title%2C+body%2C+cat_name%2C+COUNT%28%2A%29+FROM+blogs+GROUP+BY+cat_name++%0AORDER+BY+%60blogs%60.%60body%60+ASC&amp;session_max_rows=25&amp;is_browse_distinct=0&amp;token=9b342f089805fda53b8463be2d39a488" text:style-name="Internet_20_link" text:visited-style-name="Visited_20_Internet_20_Link">body</text:a><text:span text:style-name="T119"> </text:span></text:p>
            </table:table-cell>
            <table:table-cell table:style-name="Tabla1.A1" office:value-type="string">
              <text:p text:style-name="Table_20_Heading"><text:a xlink:type="simple" xlink:href="http://localhost/phpmyadmin/sql.php?db=CURSOPHP&amp;table=blogs&amp;sql_query=SELECT+title%2C+body%2C+cat_name%2C+COUNT%28%2A%29+FROM+blogs+GROUP+BY+cat_name++%0AORDER+BY+%60blogs%60.%60cat_name%60+ASC&amp;session_max_rows=25&amp;is_browse_distinct=0&amp;token=9b342f089805fda53b8463be2d39a488" text:style-name="Internet_20_link" text:visited-style-name="Visited_20_Internet_20_Link">cat_name</text:a><text:span text:style-name="T119"> </text:span></text:p>
            </table:table-cell>
            <table:table-cell table:style-name="Tabla1.A1" office:value-type="string">
              <text:p text:style-name="Table_20_Heading"><text:a xlink:type="simple" xlink:href="http://localhost/phpmyadmin/sql.php?db=CURSOPHP&amp;table=blogs&amp;sql_query=SELECT+title%2C+body%2C+cat_name%2C+COUNT%28%2A%29+FROM+blogs+GROUP+BY+cat_name++%0AORDER+BY+COUNT%28%2A%29+ASC&amp;session_max_rows=25&amp;is_browse_distinct=0&amp;token=9b342f089805fda53b8463be2d39a488" text:style-name="Internet_20_link" text:visited-style-name="Visited_20_Internet_20_Link"><text:span text:style-name="T122">COUNT(*)</text:span></text:a><text:span text:style-name="T122"> </text:span></text:p>
            </table:table-cell>
            <table:table-cell table:style-name="Tabla1.A1" office:value-type="string">
              <text:p text:style-name="P314"/>
            </table:table-cell>
          </table:table-row>
        </table:table-header-rows>
        <table:table-row>
          <table:table-cell table:style-name="Tabla1.A1" office:value-type="string">
            <text:p text:style-name="P315">title2</text:p>
          </table:table-cell>
          <table:table-cell table:style-name="Tabla1.A1" office:value-type="string">
            <text:p text:style-name="P315">body2</text:p>
          </table:table-cell>
          <table:table-cell table:style-name="Tabla1.A1" office:value-type="string">
            <text:p text:style-name="P315">js</text:p>
          </table:table-cell>
          <table:table-cell table:style-name="Tabla1.A1" office:value-type="string">
            <text:p text:style-name="Table_20_Contents">2</text:p>
          </table:table-cell>
          <table:table-cell table:style-name="Tabla1.E4" office:value-type="string">
            <text:p text:style-name="P314"/>
          </table:table-cell>
        </table:table-row>
        <table:table-row>
          <table:table-cell table:style-name="Tabla1.A1" office:value-type="string">
            <text:p text:style-name="P315">title1</text:p>
          </table:table-cell>
          <table:table-cell table:style-name="Tabla1.A1" office:value-type="string">
            <text:p text:style-name="P315">body1</text:p>
          </table:table-cell>
          <table:table-cell table:style-name="Tabla1.A1" office:value-type="string">
            <text:p text:style-name="P315">php</text:p>
          </table:table-cell>
          <table:table-cell table:style-name="Tabla1.A1" office:value-type="string">
            <text:p text:style-name="Table_20_Contents">1</text:p>
          </table:table-cell>
          <table:table-cell table:style-name="Tabla1.E4" office:value-type="string">
            <text:p text:style-name="P314"/>
          </table:table-cell>
        </table:table-row>
        <table:table-row>
          <table:table-cell table:style-name="Tabla1.A1" office:value-type="string">
            <text:p text:style-name="P315">title4</text:p>
          </table:table-cell>
          <table:table-cell table:style-name="Tabla1.A1" office:value-type="string">
            <text:p text:style-name="P315">body4</text:p>
          </table:table-cell>
          <table:table-cell table:style-name="Tabla1.A1" office:value-type="string">
            <text:p text:style-name="P315">ruby</text:p>
          </table:table-cell>
          <table:table-cell table:style-name="Tabla1.A1" office:value-type="string">
            <text:p text:style-name="Table_20_Contents">1</text:p>
          </table:table-cell>
          <table:table-cell table:style-name="Tabla1.E4" office:value-type="string">
            <text:p text:style-name="P316"/>
          </table:table-cell>
        </table:table-row>
      </table:table>
      <text:p text:style-name="P291"/>
      <text:p text:style-name="P288">Como se ve este query o consulta contó las ocurrencias de los datos del campo <text:s/>cat_name y exhibió otros datos del registro donde <text:span text:style-name="T179">halló</text:span> la 1° ocurrencia (si tuviera mas de una).</text:p>
      <text:p text:style-name="P268"/>
      <text:p text:style-name="P290"><text:s/></text:p>
      <text:p text:style-name="P293">ALTER:</text:p>
      <text:p text:style-name="P292"/>
      <text:p text:style-name="P296">Es un comando para modificar,agregar o borrar elementos de la tabla. A continuacio veremos como se usan para modificar las columnas o campos.</text:p>
      <text:p text:style-name="P300"/>
      <text:p text:style-name="P297">Por ejemplo vamos a agregarle a la tabla blogs un campo llamado created_at de tipo timestamp como para almacenar (las fechas de creación de cada blog):</text:p>
      <text:p text:style-name="P301"/>
      <text:p text:style-name="P301">ALTER TABLE blogs ADD COLUMN created_at timestamp</text:p>
      <text:p text:style-name="P301"/>
      <text:p text:style-name="P303">Luego de ejecutarlo al revisar la estructura podremos ver que se ha agregado el campo al final de los registros y al examinar el contenido veremos:</text:p>
      <text:p text:style-name="P303"><text:line-break/><text:a xlink:type="simple" xlink:href="http://localhost/phpmyadmin/sql.php?db=CURSOPHP&amp;table=blogs&amp;token=c50daf99d024e0d96eda87afba823625&amp;pos=0#" text:style-name="Internet_20_link" text:visited-style-name="Visited_20_Internet_20_Link">+ Opciones</text:a></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column table:style-name="Tabla2.I"/>
        <table:table-column table:style-name="Tabla2.J"/>
        <table:table-header-rows>
          <table:table-row>
            <table:table-cell table:style-name="Tabla2.A1" table:number-columns-spanned="4" office:value-type="string">
              <text:p text:style-name="Table_20_Heading"><draw:a xlink:type="simple" xlink:href="http://localhost/phpmyadmin/sql.php?db=CURSOPHP&amp;table=blogs&amp;sql_query=SELECT+%2A+FROM+%60blogs%60&amp;goto=&amp;full_text_button=1&amp;pftext=F&amp;token=c50daf99d024e0d96eda87afba823625"><draw:frame draw:style-name="fr1" draw:name="Imagen1" text:anchor-type="as-char" svg:width="1.376cm" svg:height="0.556cm" draw:z-index="5"><draw:image xlink:href="Pictures/10000200000000320000001376D95E38B89A2281.png" xlink:type="simple" xlink:show="embed" xlink:actuate="onLoad"/><svg:title>Textos completos</svg:title></draw:frame></draw:a> </text:p>
            </table:table-cell>
            <table:covered-table-cell/>
            <table:covered-table-cell/>
            <table:covered-table-cell/>
            <table:table-cell table:style-name="Tabla2.A1" office:value-type="string">
              <text:p text:style-name="Table_20_Heading"><text:a xlink:type="simple" xlink:href="http://localhost/phpmyadmin/sql.php?db=CURSOPHP&amp;table=blogs&amp;sql_query=SELECT+%2A+FROM+%60blogs%60++%0AORDER+BY+%60blogs%60.%60id%60+ASC&amp;session_max_rows=25&amp;is_browse_distinct=0&amp;token=c50daf99d024e0d96eda87afba823625" text:style-name="Internet_20_link" text:visited-style-name="Visited_20_Internet_20_Link">id</text:a> </text:p>
            </table:table-cell>
            <table:table-cell table:style-name="Tabla2.A1" office:value-type="string">
              <text:p text:style-name="Table_20_Heading"><text:a xlink:type="simple" xlink:href="http://localhost/phpmyadmin/sql.php?db=CURSOPHP&amp;table=blogs&amp;sql_query=SELECT+%2A+FROM+%60blogs%60++%0AORDER+BY+%60blogs%60.%60title%60+ASC&amp;session_max_rows=25&amp;is_browse_distinct=0&amp;token=c50daf99d024e0d96eda87afba823625" text:style-name="Internet_20_link" text:visited-style-name="Visited_20_Internet_20_Link">title</text:a> </text:p>
            </table:table-cell>
            <table:table-cell table:style-name="Tabla2.A1" office:value-type="string">
              <text:p text:style-name="Table_20_Heading"><text:a xlink:type="simple" xlink:href="http://localhost/phpmyadmin/sql.php?db=CURSOPHP&amp;table=blogs&amp;sql_query=SELECT+%2A+FROM+%60blogs%60++%0AORDER+BY+%60blogs%60.%60body%60+ASC&amp;session_max_rows=25&amp;is_browse_distinct=0&amp;token=c50daf99d024e0d96eda87afba823625" text:style-name="Internet_20_link" text:visited-style-name="Visited_20_Internet_20_Link">body</text:a> </text:p>
            </table:table-cell>
            <table:table-cell table:style-name="Tabla2.A1" office:value-type="string">
              <text:p text:style-name="Table_20_Heading"><text:a xlink:type="simple" xlink:href="http://localhost/phpmyadmin/sql.php?db=CURSOPHP&amp;table=blogs&amp;sql_query=SELECT+%2A+FROM+%60blogs%60++%0AORDER+BY+%60blogs%60.%60users_id%60+ASC&amp;session_max_rows=25&amp;is_browse_distinct=0&amp;token=c50daf99d024e0d96eda87afba823625" text:style-name="Internet_20_link" text:visited-style-name="Visited_20_Internet_20_Link">users_id</text:a> </text:p>
            </table:table-cell>
            <table:table-cell table:style-name="Tabla2.A1" office:value-type="string">
              <text:p text:style-name="Table_20_Heading"><text:a xlink:type="simple" xlink:href="http://localhost/phpmyadmin/sql.php?db=CURSOPHP&amp;table=blogs&amp;sql_query=SELECT+%2A+FROM+%60blogs%60++%0AORDER+BY+%60blogs%60.%60cat_name%60+ASC&amp;session_max_rows=25&amp;is_browse_distinct=0&amp;token=c50daf99d024e0d96eda87afba823625" text:style-name="Internet_20_link" text:visited-style-name="Visited_20_Internet_20_Link">cat_name</text:a> </text:p>
            </table:table-cell>
            <table:table-cell table:style-name="Tabla2.A1" office:value-type="string">
              <text:p text:style-name="Table_20_Heading"><text:a xlink:type="simple" xlink:href="http://localhost/phpmyadmin/sql.php?db=CURSOPHP&amp;table=blogs&amp;sql_query=SELECT+%2A+FROM+%60blogs%60++%0AORDER+BY+%60blogs%60.%60created_at%60+DESC&amp;session_max_rows=25&amp;is_browse_distinct=0&amp;token=c50daf99d024e0d96eda87afba823625" text:style-name="Internet_20_link" text:visited-style-name="Visited_20_Internet_20_Link">created_at</text:a> </text:p>
            </table:table-cell>
          </table:table-row>
        </table:table-header-rows>
        <table:table-row>
          <table:table-cell table:style-name="Tabla2.A1" office:value-type="string">
            <text:p text:style-name="Table_20_Contents"><text:bookmark text:name="id_rows_to_delete0_left"/><draw:control text:anchor-type="as-char" draw:z-index="0" draw:style-name="gr1" draw:text-style-name="P318" svg:width="0.345cm" svg:height="0.345cm" draw:control="control1"/> </text:p>
          </table:table-cell>
          <table:table-cell table:style-name="Tabla2.A1" office:value-type="string">
            <text:p text:style-name="Table_20_Contents"><draw:a xlink:type="simple" xlink:href="http://localhost/phpmyadmin/tbl_change.php?db=CURSOPHP&amp;table=blogs&amp;where_clause=%60blogs%60.%60id%60+%3D+1&amp;clause_is_unique=1&amp;sql_query=SELECT+%2A+FROM+%60blogs%60&amp;goto=sql.php&amp;default_action=update&amp;token=c50daf99d024e0d96eda87afba823625"><draw:frame draw:style-name="fr1" draw:name="Imagen2" text:anchor-type="as-char" svg:width="0.079cm" svg:height="0.079cm" draw:z-index="6"><draw:image xlink:href="Pictures/100002000000000100000001333BD446D0E0E638.gif" xlink:type="simple" xlink:show="embed" xlink:actuate="onLoad"/><svg:title>Editar</svg:title></draw:frame></draw:a><text:a xlink:type="simple" xlink:href="http://localhost/phpmyadmin/tbl_change.php?db=CURSOPHP&amp;table=blogs&amp;where_clause=%60blogs%60.%60id%60+%3D+1&amp;clause_is_unique=1&amp;sql_query=SELECT+%2A+FROM+%60blogs%60&amp;goto=sql.php&amp;default_action=update&amp;token=c50daf99d024e0d96eda87afba823625" text:style-name="Internet_20_link" text:visited-style-name="Visited_20_Internet_20_Link"> Editar</text:a> </text:p>
          </table:table-cell>
          <table:table-cell table:style-name="Tabla2.A1" office:value-type="string">
            <text:p text:style-name="Table_20_Contents"><draw:a xlink:type="simple" xlink:href="http://localhost/phpmyadmin/tbl_change.php?db=CURSOPHP&amp;table=blogs&amp;where_clause=%60blogs%60.%60id%60+%3D+1&amp;clause_is_unique=1&amp;sql_query=SELECT+%2A+FROM+%60blogs%60&amp;goto=sql.php&amp;default_action=insert&amp;token=c50daf99d024e0d96eda87afba823625"><draw:frame draw:style-name="fr1" draw:name="Imagen3" text:anchor-type="as-char" svg:width="0.079cm" svg:height="0.079cm" draw:z-index="7"><draw:image xlink:href="Pictures/100002000000000100000001333BD446D0E0E638.gif" xlink:type="simple" xlink:show="embed" xlink:actuate="onLoad"/><svg:title>Copiar</svg:title></draw:frame></draw:a><text:a xlink:type="simple" xlink:href="http://localhost/phpmyadmin/tbl_change.php?db=CURSOPHP&amp;table=blogs&amp;where_clause=%60blogs%60.%60id%60+%3D+1&amp;clause_is_unique=1&amp;sql_query=SELECT+%2A+FROM+%60blogs%60&amp;goto=sql.php&amp;default_action=insert&amp;token=c50daf99d024e0d96eda87afba823625" text:style-name="Internet_20_link" text:visited-style-name="Visited_20_Internet_20_Link"> Copiar</text:a> </text:p>
          </table:table-cell>
          <table:table-cell table:style-name="Tabla2.A1" office:value-type="string">
            <text:p text:style-name="Table_20_Contents"><draw:a xlink:type="simple" xlink:href="http://localhost/phpmyadmin/sql.php?db=CURSOPHP&amp;table=blogs&amp;sql_query=DELETE+FROM+%60blogs%60+WHERE+%60blogs%60.%60id%60+%3D+1&amp;message_to_show=La+fila+se+ha+borrado.&amp;goto=sql.php%3Fdb%3DCURSOPHP%26table%3Dblogs%26sql_query%3DSELECT%2B%252A%2BFROM%2B%2560blogs%2560%26message_to_show%3DLa%2Bfila%2Bse%2Bha%2Bborrado.%26goto%3Dtbl_sql.php%26token%3Dc50daf99d024e0d96eda87afba823625&amp;token=c50daf99d024e0d96eda87afba823625"><draw:frame draw:style-name="fr1" draw:name="Imagen4" text:anchor-type="as-char" svg:width="0.079cm" svg:height="0.079cm" draw:z-index="8"><draw:image xlink:href="Pictures/100002000000000100000001333BD446D0E0E638.gif" xlink:type="simple" xlink:show="embed" xlink:actuate="onLoad"/><svg:title>Borrar</svg:title></draw:frame></draw:a><text:a xlink:type="simple" xlink:href="http://localhost/phpmyadmin/sql.php?db=CURSOPHP&amp;table=blogs&amp;sql_query=DELETE+FROM+%60blogs%60+WHERE+%60blogs%60.%60id%60+%3D+1&amp;message_to_show=La+fila+se+ha+borrado.&amp;goto=sql.php%3Fdb%3DCURSOPHP%26table%3Dblogs%26sql_query%3DSELECT%2B%252A%2BFROM%2B%2560blogs%2560%26message_to_show%3DLa%2Bfila%2Bse%2Bha%2Bborrado.%26goto%3Dtbl_sql.php%26token%3Dc50daf99d024e0d96eda87afba823625&amp;token=c50daf99d024e0d96eda87afba823625" text:style-name="Internet_20_link" text:visited-style-name="Visited_20_Internet_20_Link"> Borrar</text:a> </text:p>
          </table:table-cell>
          <table:table-cell table:style-name="Tabla2.A1" office:value-type="string">
            <text:p text:style-name="Table_20_Contents">1</text:p>
          </table:table-cell>
          <table:table-cell table:style-name="Tabla2.A1" office:value-type="string">
            <text:p text:style-name="Table_20_Contents">title1</text:p>
          </table:table-cell>
          <table:table-cell table:style-name="Tabla2.A1" office:value-type="string">
            <text:p text:style-name="Table_20_Contents">body1</text:p>
          </table:table-cell>
          <table:table-cell table:style-name="Tabla2.A1" office:value-type="string">
            <text:p text:style-name="Table_20_Contents"><text:a xlink:type="simple" xlink:href="http://localhost/phpmyadmin/sql.php?db=CURSOPHP&amp;table=users&amp;pos=0&amp;sql_query=SELECT+%2A+FROM+%60CURSOPHP%60.%60users%60+WHERE+%60id%60+%3D+1&amp;token=c50daf99d024e0d96eda87afba823625" text:style-name="Internet_20_link" text:visited-style-name="Visited_20_Internet_20_Link">1</text:a></text:p>
          </table:table-cell>
          <table:table-cell table:style-name="Tabla2.A1" office:value-type="string">
            <text:p text:style-name="Table_20_Contents">php</text:p>
          </table:table-cell>
          <table:table-cell table:style-name="Tabla2.A1" office:value-type="string">
            <text:p text:style-name="Table_20_Contents">2021-07-31 12:18:25</text:p>
          </table:table-cell>
        </table:table-row>
        <table:table-row>
          <table:table-cell table:style-name="Tabla2.A1" office:value-type="string">
            <text:p text:style-name="Table_20_Contents"><text:bookmark text:name="id_rows_to_delete1_left"/><draw:control text:anchor-type="as-char" draw:z-index="1" draw:style-name="gr1" draw:text-style-name="P318" svg:width="0.345cm" svg:height="0.345cm" draw:control="control2"/> </text:p>
          </table:table-cell>
          <table:table-cell table:style-name="Tabla2.A1" office:value-type="string">
            <text:p text:style-name="Table_20_Contents"><draw:a xlink:type="simple" xlink:href="http://localhost/phpmyadmin/tbl_change.php?db=CURSOPHP&amp;table=blogs&amp;where_clause=%60blogs%60.%60id%60+%3D+2&amp;clause_is_unique=1&amp;sql_query=SELECT+%2A+FROM+%60blogs%60&amp;goto=sql.php&amp;default_action=update&amp;token=c50daf99d024e0d96eda87afba823625"><draw:frame draw:style-name="fr1" draw:name="Imagen5" text:anchor-type="as-char" svg:width="0.079cm" svg:height="0.079cm" draw:z-index="9"><draw:image xlink:href="Pictures/100002000000000100000001333BD446D0E0E638.gif" xlink:type="simple" xlink:show="embed" xlink:actuate="onLoad"/><svg:title>Editar</svg:title></draw:frame></draw:a><text:a xlink:type="simple" xlink:href="http://localhost/phpmyadmin/tbl_change.php?db=CURSOPHP&amp;table=blogs&amp;where_clause=%60blogs%60.%60id%60+%3D+2&amp;clause_is_unique=1&amp;sql_query=SELECT+%2A+FROM+%60blogs%60&amp;goto=sql.php&amp;default_action=update&amp;token=c50daf99d024e0d96eda87afba823625" text:style-name="Internet_20_link" text:visited-style-name="Visited_20_Internet_20_Link"> Editar</text:a> </text:p>
          </table:table-cell>
          <table:table-cell table:style-name="Tabla2.A1" office:value-type="string">
            <text:p text:style-name="Table_20_Contents"><draw:a xlink:type="simple" xlink:href="http://localhost/phpmyadmin/tbl_change.php?db=CURSOPHP&amp;table=blogs&amp;where_clause=%60blogs%60.%60id%60+%3D+2&amp;clause_is_unique=1&amp;sql_query=SELECT+%2A+FROM+%60blogs%60&amp;goto=sql.php&amp;default_action=insert&amp;token=c50daf99d024e0d96eda87afba823625"><draw:frame draw:style-name="fr1" draw:name="Imagen6" text:anchor-type="as-char" svg:width="0.079cm" svg:height="0.079cm" draw:z-index="10"><draw:image xlink:href="Pictures/100002000000000100000001333BD446D0E0E638.gif" xlink:type="simple" xlink:show="embed" xlink:actuate="onLoad"/><svg:title>Copiar</svg:title></draw:frame></draw:a><text:a xlink:type="simple" xlink:href="http://localhost/phpmyadmin/tbl_change.php?db=CURSOPHP&amp;table=blogs&amp;where_clause=%60blogs%60.%60id%60+%3D+2&amp;clause_is_unique=1&amp;sql_query=SELECT+%2A+FROM+%60blogs%60&amp;goto=sql.php&amp;default_action=insert&amp;token=c50daf99d024e0d96eda87afba823625" text:style-name="Internet_20_link" text:visited-style-name="Visited_20_Internet_20_Link"> Copiar</text:a> </text:p>
          </table:table-cell>
          <table:table-cell table:style-name="Tabla2.A1" office:value-type="string">
            <text:p text:style-name="Table_20_Contents"><draw:a xlink:type="simple" xlink:href="http://localhost/phpmyadmin/sql.php?db=CURSOPHP&amp;table=blogs&amp;sql_query=DELETE+FROM+%60blogs%60+WHERE+%60blogs%60.%60id%60+%3D+2&amp;message_to_show=La+fila+se+ha+borrado.&amp;goto=sql.php%3Fdb%3DCURSOPHP%26table%3Dblogs%26sql_query%3DSELECT%2B%252A%2BFROM%2B%2560blogs%2560%26message_to_show%3DLa%2Bfila%2Bse%2Bha%2Bborrado.%26goto%3Dtbl_sql.php%26token%3Dc50daf99d024e0d96eda87afba823625&amp;token=c50daf99d024e0d96eda87afba823625"><draw:frame draw:style-name="fr1" draw:name="Imagen7" text:anchor-type="as-char" svg:width="0.079cm" svg:height="0.079cm" draw:z-index="11"><draw:image xlink:href="Pictures/100002000000000100000001333BD446D0E0E638.gif" xlink:type="simple" xlink:show="embed" xlink:actuate="onLoad"/><svg:title>Borrar</svg:title></draw:frame></draw:a><text:a xlink:type="simple" xlink:href="http://localhost/phpmyadmin/sql.php?db=CURSOPHP&amp;table=blogs&amp;sql_query=DELETE+FROM+%60blogs%60+WHERE+%60blogs%60.%60id%60+%3D+2&amp;message_to_show=La+fila+se+ha+borrado.&amp;goto=sql.php%3Fdb%3DCURSOPHP%26table%3Dblogs%26sql_query%3DSELECT%2B%252A%2BFROM%2B%2560blogs%2560%26message_to_show%3DLa%2Bfila%2Bse%2Bha%2Bborrado.%26goto%3Dtbl_sql.php%26token%3Dc50daf99d024e0d96eda87afba823625&amp;token=c50daf99d024e0d96eda87afba823625" text:style-name="Internet_20_link" text:visited-style-name="Visited_20_Internet_20_Link"> Borrar</text:a> </text:p>
          </table:table-cell>
          <table:table-cell table:style-name="Tabla2.A1" office:value-type="string">
            <text:p text:style-name="Table_20_Contents">2</text:p>
          </table:table-cell>
          <table:table-cell table:style-name="Tabla2.A1" office:value-type="string">
            <text:p text:style-name="Table_20_Contents">title2</text:p>
          </table:table-cell>
          <table:table-cell table:style-name="Tabla2.A1" office:value-type="string">
            <text:p text:style-name="Table_20_Contents">body2</text:p>
          </table:table-cell>
          <table:table-cell table:style-name="Tabla2.A1" office:value-type="string">
            <text:p text:style-name="Table_20_Contents"><text:a xlink:type="simple" xlink:href="http://localhost/phpmyadmin/sql.php?db=CURSOPHP&amp;table=users&amp;pos=0&amp;sql_query=SELECT+%2A+FROM+%60CURSOPHP%60.%60users%60+WHERE+%60id%60+%3D+2&amp;token=c50daf99d024e0d96eda87afba823625" text:style-name="Internet_20_link" text:visited-style-name="Visited_20_Internet_20_Link">2</text:a></text:p>
          </table:table-cell>
          <table:table-cell table:style-name="Tabla2.A1" office:value-type="string">
            <text:p text:style-name="Table_20_Contents">js</text:p>
          </table:table-cell>
          <table:table-cell table:style-name="Tabla2.A1" office:value-type="string">
            <text:p text:style-name="Table_20_Contents">2021-07-31 12:18:25</text:p>
          </table:table-cell>
        </table:table-row>
        <table:table-row>
          <table:table-cell table:style-name="Tabla2.A1" office:value-type="string">
            <text:p text:style-name="Table_20_Contents"><text:bookmark text:name="id_rows_to_delete2_left"/><draw:control text:anchor-type="as-char" draw:z-index="2" draw:style-name="gr1" draw:text-style-name="P318" svg:width="0.345cm" svg:height="0.345cm" draw:control="control3"/> </text:p>
          </table:table-cell>
          <table:table-cell table:style-name="Tabla2.A1" office:value-type="string">
            <text:p text:style-name="Table_20_Contents"><draw:a xlink:type="simple" xlink:href="http://localhost/phpmyadmin/tbl_change.php?db=CURSOPHP&amp;table=blogs&amp;where_clause=%60blogs%60.%60id%60+%3D+3&amp;clause_is_unique=1&amp;sql_query=SELECT+%2A+FROM+%60blogs%60&amp;goto=sql.php&amp;default_action=update&amp;token=c50daf99d024e0d96eda87afba823625"><draw:frame draw:style-name="fr1" draw:name="Imagen8" text:anchor-type="as-char" svg:width="0.079cm" svg:height="0.079cm" draw:z-index="12"><draw:image xlink:href="Pictures/100002000000000100000001333BD446D0E0E638.gif" xlink:type="simple" xlink:show="embed" xlink:actuate="onLoad"/><svg:title>Editar</svg:title></draw:frame></draw:a><text:a xlink:type="simple" xlink:href="http://localhost/phpmyadmin/tbl_change.php?db=CURSOPHP&amp;table=blogs&amp;where_clause=%60blogs%60.%60id%60+%3D+3&amp;clause_is_unique=1&amp;sql_query=SELECT+%2A+FROM+%60blogs%60&amp;goto=sql.php&amp;default_action=update&amp;token=c50daf99d024e0d96eda87afba823625" text:style-name="Internet_20_link" text:visited-style-name="Visited_20_Internet_20_Link"> Editar</text:a> </text:p>
          </table:table-cell>
          <table:table-cell table:style-name="Tabla2.A1" office:value-type="string">
            <text:p text:style-name="Table_20_Contents"><draw:a xlink:type="simple" xlink:href="http://localhost/phpmyadmin/tbl_change.php?db=CURSOPHP&amp;table=blogs&amp;where_clause=%60blogs%60.%60id%60+%3D+3&amp;clause_is_unique=1&amp;sql_query=SELECT+%2A+FROM+%60blogs%60&amp;goto=sql.php&amp;default_action=insert&amp;token=c50daf99d024e0d96eda87afba823625"><draw:frame draw:style-name="fr1" draw:name="Imagen9" text:anchor-type="as-char" svg:width="0.079cm" svg:height="0.079cm" draw:z-index="13"><draw:image xlink:href="Pictures/100002000000000100000001333BD446D0E0E638.gif" xlink:type="simple" xlink:show="embed" xlink:actuate="onLoad"/><svg:title>Copiar</svg:title></draw:frame></draw:a><text:a xlink:type="simple" xlink:href="http://localhost/phpmyadmin/tbl_change.php?db=CURSOPHP&amp;table=blogs&amp;where_clause=%60blogs%60.%60id%60+%3D+3&amp;clause_is_unique=1&amp;sql_query=SELECT+%2A+FROM+%60blogs%60&amp;goto=sql.php&amp;default_action=insert&amp;token=c50daf99d024e0d96eda87afba823625" text:style-name="Internet_20_link" text:visited-style-name="Visited_20_Internet_20_Link"> Copiar</text:a> </text:p>
          </table:table-cell>
          <table:table-cell table:style-name="Tabla2.A1" office:value-type="string">
            <text:p text:style-name="Table_20_Contents"><draw:a xlink:type="simple" xlink:href="http://localhost/phpmyadmin/sql.php?db=CURSOPHP&amp;table=blogs&amp;sql_query=DELETE+FROM+%60blogs%60+WHERE+%60blogs%60.%60id%60+%3D+3&amp;message_to_show=La+fila+se+ha+borrado.&amp;goto=sql.php%3Fdb%3DCURSOPHP%26table%3Dblogs%26sql_query%3DSELECT%2B%252A%2BFROM%2B%2560blogs%2560%26message_to_show%3DLa%2Bfila%2Bse%2Bha%2Bborrado.%26goto%3Dtbl_sql.php%26token%3Dc50daf99d024e0d96eda87afba823625&amp;token=c50daf99d024e0d96eda87afba823625"><draw:frame draw:style-name="fr1" draw:name="Imagen10" text:anchor-type="as-char" svg:width="0.079cm" svg:height="0.079cm" draw:z-index="14"><draw:image xlink:href="Pictures/100002000000000100000001333BD446D0E0E638.gif" xlink:type="simple" xlink:show="embed" xlink:actuate="onLoad"/><svg:title>Borrar</svg:title></draw:frame></draw:a><text:a xlink:type="simple" xlink:href="http://localhost/phpmyadmin/sql.php?db=CURSOPHP&amp;table=blogs&amp;sql_query=DELETE+FROM+%60blogs%60+WHERE+%60blogs%60.%60id%60+%3D+3&amp;message_to_show=La+fila+se+ha+borrado.&amp;goto=sql.php%3Fdb%3DCURSOPHP%26table%3Dblogs%26sql_query%3DSELECT%2B%252A%2BFROM%2B%2560blogs%2560%26message_to_show%3DLa%2Bfila%2Bse%2Bha%2Bborrado.%26goto%3Dtbl_sql.php%26token%3Dc50daf99d024e0d96eda87afba823625&amp;token=c50daf99d024e0d96eda87afba823625" text:style-name="Internet_20_link" text:visited-style-name="Visited_20_Internet_20_Link"> Borrar</text:a> </text:p>
          </table:table-cell>
          <table:table-cell table:style-name="Tabla2.A1" office:value-type="string">
            <text:p text:style-name="Table_20_Contents">3</text:p>
          </table:table-cell>
          <table:table-cell table:style-name="Tabla2.A1" office:value-type="string">
            <text:p text:style-name="Table_20_Contents">title3</text:p>
          </table:table-cell>
          <table:table-cell table:style-name="Tabla2.A1" office:value-type="string">
            <text:p text:style-name="Table_20_Contents">body3</text:p>
          </table:table-cell>
          <table:table-cell table:style-name="Tabla2.A1" office:value-type="string">
            <text:p text:style-name="Table_20_Contents"><text:a xlink:type="simple" xlink:href="http://localhost/phpmyadmin/sql.php?db=CURSOPHP&amp;table=users&amp;pos=0&amp;sql_query=SELECT+%2A+FROM+%60CURSOPHP%60.%60users%60+WHERE+%60id%60+%3D+2&amp;token=c50daf99d024e0d96eda87afba823625" text:style-name="Internet_20_link" text:visited-style-name="Visited_20_Internet_20_Link">2</text:a></text:p>
          </table:table-cell>
          <table:table-cell table:style-name="Tabla2.A1" office:value-type="string">
            <text:p text:style-name="Table_20_Contents">js</text:p>
          </table:table-cell>
          <table:table-cell table:style-name="Tabla2.A1" office:value-type="string">
            <text:p text:style-name="Table_20_Contents">2021-07-31 12:18:25</text:p>
          </table:table-cell>
        </table:table-row>
        <table:table-row>
          <table:table-cell table:style-name="Tabla2.A1" office:value-type="string">
            <text:p text:style-name="Table_20_Contents"><text:bookmark text:name="id_rows_to_delete3_left"/><draw:control text:anchor-type="as-char" draw:z-index="3" draw:style-name="gr1" draw:text-style-name="P318" svg:width="0.345cm" svg:height="0.345cm" draw:control="control4"/> </text:p>
          </table:table-cell>
          <table:table-cell table:style-name="Tabla2.A1" office:value-type="string">
            <text:p text:style-name="Table_20_Contents"><draw:a xlink:type="simple" xlink:href="http://localhost/phpmyadmin/tbl_change.php?db=CURSOPHP&amp;table=blogs&amp;where_clause=%60blogs%60.%60id%60+%3D+4&amp;clause_is_unique=1&amp;sql_query=SELECT+%2A+FROM+%60blogs%60&amp;goto=sql.php&amp;default_action=update&amp;token=c50daf99d024e0d96eda87afba823625"><draw:frame draw:style-name="fr1" draw:name="Imagen11" text:anchor-type="as-char" svg:width="0.079cm" svg:height="0.079cm" draw:z-index="15"><draw:image xlink:href="Pictures/100002000000000100000001333BD446D0E0E638.gif" xlink:type="simple" xlink:show="embed" xlink:actuate="onLoad"/><svg:title>Editar</svg:title></draw:frame></draw:a><text:a xlink:type="simple" xlink:href="http://localhost/phpmyadmin/tbl_change.php?db=CURSOPHP&amp;table=blogs&amp;where_clause=%60blogs%60.%60id%60+%3D+4&amp;clause_is_unique=1&amp;sql_query=SELECT+%2A+FROM+%60blogs%60&amp;goto=sql.php&amp;default_action=update&amp;token=c50daf99d024e0d96eda87afba823625" text:style-name="Internet_20_link" text:visited-style-name="Visited_20_Internet_20_Link"> Editar</text:a> </text:p>
          </table:table-cell>
          <table:table-cell table:style-name="Tabla2.A1" office:value-type="string">
            <text:p text:style-name="Table_20_Contents"><draw:a xlink:type="simple" xlink:href="http://localhost/phpmyadmin/tbl_change.php?db=CURSOPHP&amp;table=blogs&amp;where_clause=%60blogs%60.%60id%60+%3D+4&amp;clause_is_unique=1&amp;sql_query=SELECT+%2A+FROM+%60blogs%60&amp;goto=sql.php&amp;default_action=insert&amp;token=c50daf99d024e0d96eda87afba823625"><draw:frame draw:style-name="fr1" draw:name="Imagen12" text:anchor-type="as-char" svg:width="0.079cm" svg:height="0.079cm" draw:z-index="16"><draw:image xlink:href="Pictures/100002000000000100000001333BD446D0E0E638.gif" xlink:type="simple" xlink:show="embed" xlink:actuate="onLoad"/><svg:title>Copiar</svg:title></draw:frame></draw:a><text:a xlink:type="simple" xlink:href="http://localhost/phpmyadmin/tbl_change.php?db=CURSOPHP&amp;table=blogs&amp;where_clause=%60blogs%60.%60id%60+%3D+4&amp;clause_is_unique=1&amp;sql_query=SELECT+%2A+FROM+%60blogs%60&amp;goto=sql.php&amp;default_action=insert&amp;token=c50daf99d024e0d96eda87afba823625" text:style-name="Internet_20_link" text:visited-style-name="Visited_20_Internet_20_Link"> Copiar</text:a> </text:p>
          </table:table-cell>
          <table:table-cell table:style-name="Tabla2.A1" office:value-type="string">
            <text:p text:style-name="Table_20_Contents"><draw:a xlink:type="simple" xlink:href="http://localhost/phpmyadmin/sql.php?db=CURSOPHP&amp;table=blogs&amp;sql_query=DELETE+FROM+%60blogs%60+WHERE+%60blogs%60.%60id%60+%3D+4&amp;message_to_show=La+fila+se+ha+borrado.&amp;goto=sql.php%3Fdb%3DCURSOPHP%26table%3Dblogs%26sql_query%3DSELECT%2B%252A%2BFROM%2B%2560blogs%2560%26message_to_show%3DLa%2Bfila%2Bse%2Bha%2Bborrado.%26goto%3Dtbl_sql.php%26token%3Dc50daf99d024e0d96eda87afba823625&amp;token=c50daf99d024e0d96eda87afba823625"><draw:frame draw:style-name="fr1" draw:name="Imagen13" text:anchor-type="as-char" svg:width="0.079cm" svg:height="0.079cm" draw:z-index="17"><draw:image xlink:href="Pictures/100002000000000100000001333BD446D0E0E638.gif" xlink:type="simple" xlink:show="embed" xlink:actuate="onLoad"/><svg:title>Borrar</svg:title></draw:frame></draw:a><text:a xlink:type="simple" xlink:href="http://localhost/phpmyadmin/sql.php?db=CURSOPHP&amp;table=blogs&amp;sql_query=DELETE+FROM+%60blogs%60+WHERE+%60blogs%60.%60id%60+%3D+4&amp;message_to_show=La+fila+se+ha+borrado.&amp;goto=sql.php%3Fdb%3DCURSOPHP%26table%3Dblogs%26sql_query%3DSELECT%2B%252A%2BFROM%2B%2560blogs%2560%26message_to_show%3DLa%2Bfila%2Bse%2Bha%2Bborrado.%26goto%3Dtbl_sql.php%26token%3Dc50daf99d024e0d96eda87afba823625&amp;token=c50daf99d024e0d96eda87afba823625" text:style-name="Internet_20_link" text:visited-style-name="Visited_20_Internet_20_Link"> Borrar</text:a> </text:p>
          </table:table-cell>
          <table:table-cell table:style-name="Tabla2.A1" office:value-type="string">
            <text:p text:style-name="Table_20_Contents">4</text:p>
          </table:table-cell>
          <table:table-cell table:style-name="Tabla2.A1" office:value-type="string">
            <text:p text:style-name="Table_20_Contents">title4</text:p>
          </table:table-cell>
          <table:table-cell table:style-name="Tabla2.A1" office:value-type="string">
            <text:p text:style-name="Table_20_Contents">body4</text:p>
          </table:table-cell>
          <table:table-cell table:style-name="Tabla2.A1" office:value-type="string">
            <text:p text:style-name="Table_20_Contents"><text:a xlink:type="simple" xlink:href="http://localhost/phpmyadmin/sql.php?db=CURSOPHP&amp;table=users&amp;pos=0&amp;sql_query=SELECT+%2A+FROM+%60CURSOPHP%60.%60users%60+WHERE+%60id%60+%3D+1&amp;token=c50daf99d024e0d96eda87afba823625" text:style-name="Internet_20_link" text:visited-style-name="Visited_20_Internet_20_Link">1</text:a></text:p>
          </table:table-cell>
          <table:table-cell table:style-name="Tabla2.A1" office:value-type="string">
            <text:p text:style-name="Table_20_Contents">ruby</text:p>
          </table:table-cell>
          <table:table-cell table:style-name="Tabla2.A1" office:value-type="string">
            <text:p text:style-name="Table_20_Contents">2021-07-31 12:18:25</text:p>
          </table:table-cell>
        </table:table-row>
      </table:table>
      <text:p text:style-name="Text_20_body"><draw:frame draw:style-name="fr2" draw:name="Imagen14" text:anchor-type="as-char" svg:width="1.005cm" svg:height="0.582cm" draw:z-index="4"><draw:image xlink:href="Pictures/10000201000000260000001684FD00EFA076984C.png" xlink:type="simple" xlink:show="embed" xlink:actuate="onLoad"/><svg:title>Para los elementos que están marcados:</svg:title></draw:frame></text:p>
      <text:p text:style-name="P303">Como se puede ver en todos los registros del campo created_at guardo por omisión la fecha y hora del momento en que fue creado.</text:p>
      <text:p text:style-name="P303"/>
      <text:p text:style-name="P304">Y si ahora quisieramos borrar esa columna , ejecutaremosla instrucción :</text:p>
      <text:p text:style-name="P304"/>
      <text:p text:style-name="P302">ALTER TABLE blogs <text:span text:style-name="T180">DROP</text:span> COLUMN created_at</text:p>
      <text:p text:style-name="P302"/>
      <text:p text:style-name="P305">Y al revisar nuevamente la estructura veremos que el campo efectivamente ha desaparecido.</text:p>
      <text:p text:style-name="P305"/>
      <text:p text:style-name="P305"/>
      <text:p text:style-name="P305"/>
      <text:p text:style-name="P305"/>
      <text:p text:style-name="P305"/>
      <text:p text:style-name="P305"/>
      <text:p text:style-name="P305"/>
      <text:p text:style-name="P305"/>
      <text:p text:style-name="P294">AL<text:span text:style-name="T181">IASES:</text:span></text:p>
      <text:p text:style-name="P298">Los alias son simplemente falsos nombres o nombres <text:span text:style-name="T182">sustitutos</text:span> que se pueden usar temporalmente para llamar a las columnas o campos según sea necesario.</text:p>
      <text:p text:style-name="P306">Por ejemplo si tiene un largo y complejo nombre y queremos usar un nombre mas corto y/o simple o para mostrarlo en la cabecera de una <text:s/>consulta en una forma mas coloquial o en otro idioma.</text:p>
      <text:p text:style-name="P306"/>
      <text:p text:style-name="P306">Por ejemplo :</text:p>
      <text:p text:style-name="P306"/>
      <text:p text:style-name="P306">SELECT title AS Título FROM blogs</text:p>
      <text:p text:style-name="P306"/>
      <text:p text:style-name="P306">Y a <text:span text:style-name="T183">continuacion listará </text:span>el contenido de la tabla blogs <text:span text:style-name="T183">de la siguiente forma </text:span><text:s/>:</text:p>
      <text:p text:style-name="P306"/>
      <table:table table:name="Tabla3" table:style-name="Tabla3">
        <table:table-column table:style-name="Tabla3.A"/>
        <table:table-column table:style-name="Tabla3.B"/>
        <table:table-header-rows>
          <table:table-row>
            <table:table-cell table:style-name="Tabla3.A1" office:value-type="string">
              <text:p text:style-name="Table_20_Heading"><text:a xlink:type="simple" xlink:href="http://localhost/phpmyadmin/sql.php?db=CURSOPHP&amp;table=blogs&amp;sql_query=SELECT+title+AS+Título+FROM+%60blogs%60++%0AORDER+BY+%60Título%60+ASC&amp;session_max_rows=25&amp;is_browse_distinct=0&amp;token=c50daf99d024e0d96eda87afba823625" text:style-name="Internet_20_link" text:visited-style-name="Visited_20_Internet_20_Link">Título</text:a> </text:p>
            </table:table-cell>
            <table:table-cell table:style-name="Tabla3.A1" office:value-type="string">
              <text:p text:style-name="P314"/>
            </table:table-cell>
          </table:table-row>
        </table:table-header-rows>
        <table:table-row>
          <table:table-cell table:style-name="Tabla3.A1" office:value-type="string">
            <text:p text:style-name="Table_20_Contents">title1</text:p>
          </table:table-cell>
          <table:table-cell table:style-name="Tabla3.B5" office:value-type="string">
            <text:p text:style-name="P314"/>
          </table:table-cell>
        </table:table-row>
        <table:table-row>
          <table:table-cell table:style-name="Tabla3.A1" office:value-type="string">
            <text:p text:style-name="Table_20_Contents">title2</text:p>
          </table:table-cell>
          <table:table-cell table:style-name="Tabla3.B5" office:value-type="string">
            <text:p text:style-name="P314"/>
          </table:table-cell>
        </table:table-row>
        <table:table-row>
          <table:table-cell table:style-name="Tabla3.A1" office:value-type="string">
            <text:p text:style-name="Table_20_Contents">title3</text:p>
          </table:table-cell>
          <table:table-cell table:style-name="Tabla3.B5" office:value-type="string">
            <text:p text:style-name="P314"/>
          </table:table-cell>
        </table:table-row>
        <table:table-row>
          <table:table-cell table:style-name="Tabla3.A1" office:value-type="string">
            <text:p text:style-name="Table_20_Contents">title4</text:p>
          </table:table-cell>
          <table:table-cell table:style-name="Tabla3.B5" office:value-type="string">
            <text:p text:style-name="P314"/>
          </table:table-cell>
        </table:table-row>
      </table:table>
      <text:p text:style-name="P306"/>
      <text:p text:style-name="P307">SELECT id AS N°, title AS Título, users_id AS N°_de_usuario FROM `blogs`</text:p>
      <text:p text:style-name="P307"/>
      <text:p text:style-name="P308">Y el resultado será:</text:p>
      <text:p text:style-name="P307"/>
      <text:p text:style-name="P307"/>
      <table:table table:name="Tabla4" table:style-name="Tabla4">
        <table:table-column table:style-name="Tabla4.A"/>
        <table:table-column table:style-name="Tabla4.B"/>
        <table:table-column table:style-name="Tabla4.C"/>
        <table:table-column table:style-name="Tabla4.D"/>
        <table:table-header-rows>
          <table:table-row>
            <table:table-cell table:style-name="Tabla4.A1" office:value-type="string">
              <text:p text:style-name="Table_20_Heading"><text:a xlink:type="simple" xlink:href="http://localhost/phpmyadmin/sql.php?db=CURSOPHP&amp;table=blogs&amp;sql_query=SELECT+id+AS+N°%2C+title+AS+Título%2C+users_id+AS+N°_de_usuario+FROM+%60blogs%60++%0AORDER+BY+%60N°%60+ASC&amp;session_max_rows=25&amp;is_browse_distinct=0&amp;token=c50daf99d024e0d96eda87afba823625" text:style-name="Internet_20_link" text:visited-style-name="Visited_20_Internet_20_Link">N°</text:a> </text:p>
            </table:table-cell>
            <table:table-cell table:style-name="Tabla4.A1" office:value-type="string">
              <text:p text:style-name="Table_20_Heading"><text:a xlink:type="simple" xlink:href="http://localhost/phpmyadmin/sql.php?db=CURSOPHP&amp;table=blogs&amp;sql_query=SELECT+id+AS+N°%2C+title+AS+Título%2C+users_id+AS+N°_de_usuario+FROM+%60blogs%60++%0AORDER+BY+%60Título%60+ASC&amp;session_max_rows=25&amp;is_browse_distinct=0&amp;token=c50daf99d024e0d96eda87afba823625" text:style-name="Internet_20_link" text:visited-style-name="Visited_20_Internet_20_Link">Título</text:a> </text:p>
            </table:table-cell>
            <table:table-cell table:style-name="Tabla4.A1" office:value-type="string">
              <text:p text:style-name="Table_20_Heading"><text:a xlink:type="simple" xlink:href="http://localhost/phpmyadmin/sql.php?db=CURSOPHP&amp;table=blogs&amp;sql_query=SELECT+id+AS+N°%2C+title+AS+Título%2C+users_id+AS+N°_de_usuario+FROM+%60blogs%60++%0AORDER+BY+%60N°_de_usuario%60+ASC&amp;session_max_rows=25&amp;is_browse_distinct=0&amp;token=c50daf99d024e0d96eda87afba823625" text:style-name="Internet_20_link" text:visited-style-name="Visited_20_Internet_20_Link">N°_de_usuario</text:a> </text:p>
            </table:table-cell>
            <table:table-cell table:style-name="Tabla4.A1" office:value-type="string">
              <text:p text:style-name="P314"/>
            </table:table-cell>
          </table:table-row>
        </table:table-header-rows>
        <table:table-row>
          <table:table-cell table:style-name="Tabla4.A1" office:value-type="string">
            <text:p text:style-name="Table_20_Contents">1</text:p>
          </table:table-cell>
          <table:table-cell table:style-name="Tabla4.A1" office:value-type="string">
            <text:p text:style-name="Table_20_Contents">title1</text:p>
          </table:table-cell>
          <table:table-cell table:style-name="Tabla4.A1" office:value-type="string">
            <text:p text:style-name="Table_20_Contents"><text:a xlink:type="simple" xlink:href="http://localhost/phpmyadmin/sql.php?db=CURSOPHP&amp;table=users&amp;pos=0&amp;sql_query=SELECT+%2A+FROM+%60CURSOPHP%60.%60users%60+WHERE+%60id%60+%3D+1&amp;token=c50daf99d024e0d96eda87afba823625" text:style-name="Internet_20_link" text:visited-style-name="Visited_20_Internet_20_Link">1</text:a></text:p>
          </table:table-cell>
          <table:table-cell table:style-name="Tabla4.D5" office:value-type="string">
            <text:p text:style-name="P314"/>
          </table:table-cell>
        </table:table-row>
        <table:table-row>
          <table:table-cell table:style-name="Tabla4.A1" office:value-type="string">
            <text:p text:style-name="Table_20_Contents">2</text:p>
          </table:table-cell>
          <table:table-cell table:style-name="Tabla4.A1" office:value-type="string">
            <text:p text:style-name="Table_20_Contents">title2</text:p>
          </table:table-cell>
          <table:table-cell table:style-name="Tabla4.A1" office:value-type="string">
            <text:p text:style-name="Table_20_Contents"><text:a xlink:type="simple" xlink:href="http://localhost/phpmyadmin/sql.php?db=CURSOPHP&amp;table=users&amp;pos=0&amp;sql_query=SELECT+%2A+FROM+%60CURSOPHP%60.%60users%60+WHERE+%60id%60+%3D+2&amp;token=c50daf99d024e0d96eda87afba823625" text:style-name="Internet_20_link" text:visited-style-name="Visited_20_Internet_20_Link">2</text:a></text:p>
          </table:table-cell>
          <table:table-cell table:style-name="Tabla4.D5" office:value-type="string">
            <text:p text:style-name="P314"/>
          </table:table-cell>
        </table:table-row>
        <table:table-row>
          <table:table-cell table:style-name="Tabla4.A1" office:value-type="string">
            <text:p text:style-name="Table_20_Contents">3</text:p>
          </table:table-cell>
          <table:table-cell table:style-name="Tabla4.A1" office:value-type="string">
            <text:p text:style-name="Table_20_Contents">title3</text:p>
          </table:table-cell>
          <table:table-cell table:style-name="Tabla4.A1" office:value-type="string">
            <text:p text:style-name="Table_20_Contents"><text:a xlink:type="simple" xlink:href="http://localhost/phpmyadmin/sql.php?db=CURSOPHP&amp;table=users&amp;pos=0&amp;sql_query=SELECT+%2A+FROM+%60CURSOPHP%60.%60users%60+WHERE+%60id%60+%3D+2&amp;token=c50daf99d024e0d96eda87afba823625" text:style-name="Internet_20_link" text:visited-style-name="Visited_20_Internet_20_Link">2</text:a></text:p>
          </table:table-cell>
          <table:table-cell table:style-name="Tabla4.D5" office:value-type="string">
            <text:p text:style-name="P314"/>
          </table:table-cell>
        </table:table-row>
        <table:table-row>
          <table:table-cell table:style-name="Tabla4.A1" office:value-type="string">
            <text:p text:style-name="Table_20_Contents">4</text:p>
          </table:table-cell>
          <table:table-cell table:style-name="Tabla4.A1" office:value-type="string">
            <text:p text:style-name="Table_20_Contents">title4</text:p>
          </table:table-cell>
          <table:table-cell table:style-name="Tabla4.A1" office:value-type="string">
            <text:p text:style-name="Table_20_Contents"><text:a xlink:type="simple" xlink:href="http://localhost/phpmyadmin/sql.php?db=CURSOPHP&amp;table=users&amp;pos=0&amp;sql_query=SELECT+%2A+FROM+%60CURSOPHP%60.%60users%60+WHERE+%60id%60+%3D+1&amp;token=c50daf99d024e0d96eda87afba823625" text:style-name="Internet_20_link" text:visited-style-name="Visited_20_Internet_20_Link">1</text:a></text:p>
          </table:table-cell>
          <table:table-cell table:style-name="Tabla4.D5" office:value-type="string">
            <text:p text:style-name="P314"/>
          </table:table-cell>
        </table:table-row>
      </table:table>
      <text:p text:style-name="P3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704cm" fo:margin-right="1.97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1T19:27:23.043547048</meta:creation-date>
    <dc:date>2021-07-31T13:12:54.377304746</dc:date>
    <meta:editing-duration>P1DT2H25M10S</meta:editing-duration>
    <meta:editing-cycles>154</meta:editing-cycles>
    <meta:generator>LibreOffice/5.1.6.2$Linux_x86 LibreOffice_project/10m0$Build-2</meta:generator>
    <meta:document-statistic meta:table-count="4" meta:image-count="14" meta:object-count="0" meta:page-count="29" meta:paragraph-count="601" meta:word-count="6054" meta:character-count="36048" meta:non-whitespace-character-count="29684"/>
  </office:meta>
</office:document-meta>
</file>